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73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5.29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24.09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3.76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33.16mm"/>
    </style:style>
    <style:style style:name="co19" style:family="table-column">
      <style:table-column-properties fo:break-before="auto" style:column-width="57.04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69.87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4.18mm" fo:break-before="auto" style:use-optimal-row-height="false"/>
    </style:style>
    <style:style style:name="ro8" style:family="table-row">
      <style:table-row-properties style:row-height="5.72mm" fo:break-before="auto" style:use-optimal-row-height="true"/>
    </style:style>
    <style:style style:name="ro9" style:family="table-row">
      <style:table-row-properties style:row-height="3.97mm" fo:break-before="auto" style:use-optimal-row-height="false"/>
    </style:style>
    <style:style style:name="ro10" style:family="table-row">
      <style:table-row-properties style:row-height="2.65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一般_5f_WESRB00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4" table:default-cell-style-name="ce16"/>
        <table:table-column table:style-name="co5" table:number-columns-repeated="8" table:default-cell-style-name="ce16"/>
        <table:table-column table:style-name="co6" table:default-cell-style-name="ce15"/>
        <table:table-column table:style-name="co7" table:default-cell-style-name="ce16"/>
        <table:table-column table:style-name="co8" table:default-cell-style-name="ce16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7年(西元2018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/>
            <table:table-cell table:style-name="ce43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" calcext:value-type="float">
              <text:p>1</text:p>
            </table:table-cell>
            <table:table-cell table:style-name="ce44" office:value-type="float" office:value="2" calcext:value-type="float">
              <text:p>2</text:p>
            </table:table-cell>
            <table:table-cell table:style-name="ce44" office:value-type="float" office:value="3" calcext:value-type="float">
              <text:p>3</text:p>
            </table:table-cell>
            <table:table-cell table:style-name="ce44" office:value-type="float" office:value="4" calcext:value-type="float">
              <text:p>4</text:p>
            </table:table-cell>
            <table:table-cell table:style-name="ce44" office:value-type="float" office:value="5" calcext:value-type="float">
              <text:p>5</text:p>
            </table:table-cell>
            <table:table-cell table:style-name="ce44" office:value-type="float" office:value="6" calcext:value-type="float">
              <text:p>6</text:p>
            </table:table-cell>
            <table:table-cell table:style-name="ce44" office:value-type="float" office:value="7" calcext:value-type="float">
              <text:p>7</text:p>
            </table:table-cell>
            <table:table-cell table:style-name="ce44" office:value-type="float" office:value="8" calcext:value-type="float">
              <text:p>8</text:p>
            </table:table-cell>
            <table:table-cell table:style-name="ce44" office:value-type="float" office:value="9" calcext:value-type="float">
              <text:p>9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煤及煤產品</text:p>
            </table:table-cell>
            <table:table-cell table:style-name="ce45" office:value-type="string" calcext:value-type="string">
              <text:p>煙煤-煉焦煤</text:p>
            </table:table-cell>
            <table:table-cell table:style-name="ce45" office:value-type="string" calcext:value-type="string">
              <text:p>煙煤-燃料煤</text:p>
            </table:table-cell>
            <table:table-cell table:style-name="ce45" office:value-type="string" calcext:value-type="string">
              <text:p>無煙煤</text:p>
            </table:table-cell>
            <table:table-cell table:style-name="ce45" office:value-type="string" calcext:value-type="string">
              <text:p>亞煙煤</text:p>
            </table:table-cell>
            <table:table-cell table:style-name="ce45" office:value-type="string" calcext:value-type="string">
              <text:p>褐煤</text:p>
            </table:table-cell>
            <table:table-cell table:style-name="ce45" office:value-type="string" calcext:value-type="string">
              <text:p>泥煤</text:p>
            </table:table-cell>
            <table:table-cell table:style-name="ce45" office:value-type="string" calcext:value-type="string">
              <text:p>焦炭</text:p>
            </table:table-cell>
            <table:table-cell table:style-name="ce45" office:value-type="string" calcext:value-type="string">
              <text:p>煤球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al and Coal</text:p>
            </table:table-cell>
            <table:table-cell table:number-columns-repeated="2" table:style-name="ce46" office:value-type="string" calcext:value-type="string">
              <text:p>Bituminous Coal-</text:p>
            </table:table-cell>
            <table:table-cell table:style-name="ce46" office:value-type="string" calcext:value-type="string">
              <text:p>Anthracite</text:p>
            </table:table-cell>
            <table:table-cell table:style-name="ce46" office:value-type="string" calcext:value-type="string">
              <text:p>Sub-bituminous</text:p>
            </table:table-cell>
            <table:table-cell table:style-name="ce46" office:value-type="string" calcext:value-type="string">
              <text:p>Lignite</text:p>
            </table:table-cell>
            <table:table-cell table:style-name="ce46" office:value-type="string" calcext:value-type="string">
              <text:p>Peat</text:p>
            </table:table-cell>
            <table:table-cell table:style-name="ce46" office:value-type="string" calcext:value-type="string">
              <text:p>Coke Oven Coke</text:p>
            </table:table-cell>
            <table:table-cell table:style-name="ce46" office:value-type="string" calcext:value-type="string">
              <text:p>Patent Fuel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Products Total</text:p>
            </table:table-cell>
            <table:table-cell table:style-name="ce46" office:value-type="string" calcext:value-type="string">
              <text:p>Coking Coal</text:p>
            </table:table-cell>
            <table:table-cell table:style-name="ce46" office:value-type="string" calcext:value-type="string">
              <text:p>Steam Coal</text:p>
            </table:table-cell>
            <table:table-cell table:style-name="ce46"/>
            <table:table-cell table:style-name="ce46" office:value-type="string" calcext:value-type="string">
              <text:p>Coal</text:p>
            </table:table-cell>
            <table:table-cell table:style-name="ce46" table:number-columns-repeated="4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秉油當量)</text:p>
            </table:table-cell>
            <table:table-cell table:number-columns-repeated="8" table:style-name="ce45" office:value-type="string" calcext:value-type="string">
              <text:p>(公噸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number-columns-repeated="3"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MT) </text:p>
            </table:table-cell>
            <table:table-cell table:number-columns-repeated="4" table:style-name="ce47" office:value-type="string" calcext:value-type="string">
              <text:p>(MT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2-C12</text:p>
            </table:table-cell>
            <table:table-cell table:style-name="ce48" table:number-columns-repeated="8"/>
            <table:table-cell table:style-name="ce27"/>
            <table:table-cell table:style-name="ce59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/>
          <table:table-cell table:style-name="ce43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43755211.5555111" calcext:value-type="float">
            <text:p><text:s/>43,755,212 <text:s/></text:p>
          </table:table-cell>
          <table:table-cell table:style-name="ce50" office:value-type="float" office:value="7069475" calcext:value-type="float">
            <text:p><text:s/>7,069,475 <text:s/></text:p>
          </table:table-cell>
          <table:table-cell table:style-name="ce50" office:value-type="float" office:value="47616502.37" calcext:value-type="float">
            <text:p><text:s/>47,616,502 <text:s/></text:p>
          </table:table-cell>
          <table:table-cell table:style-name="ce50" office:value-type="float" office:value="261098" calcext:value-type="float">
            <text:p><text:s/>261,098 <text:s/></text:p>
          </table:table-cell>
          <table:table-cell table:style-name="ce50" office:value-type="float" office:value="11566108" calcext:value-type="float">
            <text:p><text:s/>11,566,10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00476" calcext:value-type="float">
            <text:p><text:s/>300,47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19741.4" calcext:value-type="float">
            <text:p><text:s/>19,74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386" calcext:value-type="float">
            <text:p><text:s/>1,38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976" calcext:value-type="float">
            <text:p><text:s/>23,97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-557992.643333333" calcext:value-type="float">
            <text:p><text:s/>-557,993 <text:s/></text:p>
          </table:table-cell>
          <table:table-cell table:style-name="ce50" office:value-type="float" office:value="2372" calcext:value-type="float">
            <text:p><text:s/>2,372 <text:s/></text:p>
          </table:table-cell>
          <table:table-cell table:style-name="ce50" office:value-type="float" office:value="-589122" calcext:value-type="float">
            <text:p><text:s/>-589,122 <text:s/></text:p>
          </table:table-cell>
          <table:table-cell table:style-name="ce50" office:value-type="float" office:value="-5594" calcext:value-type="float">
            <text:p><text:s/>-5,594 <text:s/></text:p>
          </table:table-cell>
          <table:table-cell table:style-name="ce50" office:value-type="float" office:value="-313083" calcext:value-type="float">
            <text:p><text:s/>-313,08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02" calcext:value-type="float">
            <text:p><text:s/>70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44293462.7988444" calcext:value-type="float">
            <text:p><text:s/>44,293,463 <text:s/></text:p>
          </table:table-cell>
          <table:table-cell table:style-name="ce51" office:value-type="float" office:value="7067103" calcext:value-type="float">
            <text:p><text:s/>7,067,103 <text:s/></text:p>
          </table:table-cell>
          <table:table-cell table:style-name="ce51" office:value-type="float" office:value="48205624.37" calcext:value-type="float">
            <text:p><text:s/>48,205,624 <text:s/></text:p>
          </table:table-cell>
          <table:table-cell table:style-name="ce51" office:value-type="float" office:value="265306" calcext:value-type="float">
            <text:p><text:s/>265,306 <text:s/></text:p>
          </table:table-cell>
          <table:table-cell table:style-name="ce51" office:value-type="float" office:value="11879191" calcext:value-type="float">
            <text:p><text:s/>11,879,191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275798" calcext:value-type="float">
            <text:p><text:s/>275,798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188413.199538889" calcext:value-type="float">
            <text:p><text:s/>188,413 <text:s/></text:p>
          </table:table-cell>
          <table:table-cell table:style-name="ce51" office:value-type="float" office:value="282332" calcext:value-type="float">
            <text:p><text:s/>282,332 <text:s/></text:p>
          </table:table-cell>
          <table:table-cell table:style-name="ce51" office:value-type="float" office:value="-814682.155" calcext:value-type="float">
            <text:p><text:s/>-814,682 <text:s/></text:p>
          </table:table-cell>
          <table:table-cell table:style-name="ce51" office:value-type="float" office:value="-21185" calcext:value-type="float">
            <text:p><text:s/>-21,185 <text:s/></text:p>
          </table:table-cell>
          <table:table-cell table:style-name="ce51" office:value-type="float" office:value="961142" calcext:value-type="float">
            <text:p><text:s/>961,142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94908" calcext:value-type="float">
            <text:p><text:s/>-94,908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45357473.8539291" calcext:value-type="float">
            <text:p><text:s/>45,357,474 <text:s/></text:p>
          </table:table-cell>
          <table:table-cell table:style-name="ce50" office:value-type="float" office:value="6784771" calcext:value-type="float">
            <text:p><text:s/>6,784,771 <text:s/></text:p>
          </table:table-cell>
          <table:table-cell table:style-name="ce50" office:value-type="float" office:value="43580921.2750479" calcext:value-type="float">
            <text:p><text:s/>43,580,92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918049" calcext:value-type="float">
            <text:p><text:s/>10,918,04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470534" calcext:value-type="float">
            <text:p><text:s/>5,470,53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6788450.26378556" calcext:value-type="float">
            <text:p><text:s/>6,788,450 <text:s/></text:p>
          </table:table-cell>
          <table:table-cell table:style-name="ce50" office:value-type="float" office:value="6784771" calcext:value-type="float">
            <text:p><text:s/>6,784,771 <text:s/></text:p>
          </table:table-cell>
          <table:table-cell table:style-name="ce50" office:value-type="float" office:value="1981670.229" calcext:value-type="float">
            <text:p><text:s/>1,981,67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style-name="ce50" office:value-type="float" office:value="5674315.91111111" calcext:value-type="float">
            <text:p><text:s/>5,674,31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870440" calcext:value-type="float">
            <text:p><text:s/>1,870,44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470534" calcext:value-type="float">
            <text:p><text:s/>5,470,53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22239866.6" calcext:value-type="float">
            <text:p><text:s/>22,239,86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5963707" calcext:value-type="float">
            <text:p><text:s/>25,963,70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646055" calcext:value-type="float">
            <text:p><text:s/>10,646,05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style-name="ce50" office:value-type="float" office:value="382230.026453333" calcext:value-type="float">
            <text:p><text:s/>382,23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65801.026" calcext:value-type="float">
            <text:p><text:s/>565,80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508352.781724445" calcext:value-type="float">
            <text:p><text:s/>508,35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52495.894" calcext:value-type="float">
            <text:p><text:s/>752,49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9764258.27085467" calcext:value-type="float">
            <text:p><text:s/>9,764,258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2446807.1260479" calcext:value-type="float">
            <text:p><text:s/>12,446,807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71994" calcext:value-type="float">
            <text:p><text:s/>271,994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8602101.67911111" calcext:value-type="float">
            <text:p><text:s/>8,602,10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6344608" calcext:value-type="float">
            <text:p><text:s/>6,344,60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8602101.67911111" calcext:value-type="float">
            <text:p><text:s/>8,602,10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6344608" calcext:value-type="float">
            <text:p><text:s/>6,344,60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1276702.35" calcext:value-type="float">
            <text:p><text:s/>1,276,702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618947.844666667" calcext:value-type="float">
            <text:p><text:s/>618,948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657754.505333333" calcext:value-type="float">
            <text:p><text:s/>657,755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109037.294333333" calcext:value-type="float">
            <text:p><text:s/>109,037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120471" calcext:value-type="float">
            <text:p><text:s/>120,471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5963937.78015422" calcext:value-type="float">
            <text:p><text:s/>5,963,938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5439385.24995212" calcext:value-type="float">
            <text:p><text:s/>5,439,385 <text:s/></text:p>
          </table:table-cell>
          <table:table-cell table:style-name="ce52" office:value-type="float" office:value="286491" calcext:value-type="float">
            <text:p><text:s/>286,491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1124309" calcext:value-type="float">
            <text:p><text:s/>1,124,309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5544307.91348755" calcext:value-type="float">
            <text:p><text:s/>5,544,308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5439385.24995212" calcext:value-type="float">
            <text:p><text:s/>5,439,385 <text:s/></text:p>
          </table:table-cell>
          <table:table-cell table:style-name="ce52" office:value-type="float" office:value="220963" calcext:value-type="float">
            <text:p><text:s/>220,963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651249" calcext:value-type="float">
            <text:p><text:s/>651,249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5544307.91348755" calcext:value-type="float">
            <text:p><text:s/>5,544,30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439385.24995212" calcext:value-type="float">
            <text:p><text:s/>5,439,385 <text:s/></text:p>
          </table:table-cell>
          <table:table-cell table:style-name="ce50" office:value-type="float" office:value="220963" calcext:value-type="float">
            <text:p><text:s/>220,96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51249" calcext:value-type="float">
            <text:p><text:s/>651,24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44161.7422222222" calcext:value-type="float">
            <text:p><text:s/>44,16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5371" calcext:value-type="float">
            <text:p><text:s/>65,37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349250.27093126" calcext:value-type="float">
            <text:p><text:s/>349,25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16982.3089443" calcext:value-type="float">
            <text:p><text:s/>516,98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533908.335892273" calcext:value-type="float">
            <text:p><text:s/>533,90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90324.83931422" calcext:value-type="float">
            <text:p><text:s/>790,32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1685019.84533968" calcext:value-type="float">
            <text:p><text:s/>1,685,02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84592.0736936" calcext:value-type="float">
            <text:p><text:s/>2,484,59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1297294.39734449" calcext:value-type="float">
            <text:p><text:s/>1,297,29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20337.10133231" calcext:value-type="float">
            <text:p><text:s/>1,920,33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37414.6236603008" calcext:value-type="float">
            <text:p>( 37,415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55383.48897084" calcext:value-type="float">
            <text:p>( 55,383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1259879.77368419" calcext:value-type="float">
            <text:p>( 1,259,880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864953.61236147" calcext:value-type="float">
            <text:p>( 1,864,954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297347.588383572" calcext:value-type="float">
            <text:p><text:s/>297,34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40152.68017305" calcext:value-type="float">
            <text:p><text:s/>440,15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83837.9929449444" calcext:value-type="float">
            <text:p><text:s/>83,83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4102.29218824" calcext:value-type="float">
            <text:p><text:s/>124,10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6539.86666666667" calcext:value-type="float">
            <text:p><text:s/>6,540 <text:s/></text:p>
          </table:table-cell>
          <table:table-cell table:number-columns-repeated="8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12948.3733333333" calcext:value-type="float">
            <text:p><text:s/>12,94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167" calcext:value-type="float">
            <text:p><text:s/>19,16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4082.38222222222" calcext:value-type="float">
            <text:p><text:s/>4,08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043" calcext:value-type="float">
            <text:p><text:s/>6,04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14316.3733333333" calcext:value-type="float">
            <text:p><text:s/>14,316 <text:s/>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21192" calcext:value-type="float">
            <text:p><text:s/>21,192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021377.17333333" calcext:value-type="float">
            <text:p><text:s/>1,021,37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11907" calcext:value-type="float">
            <text:p><text:s/>1,511,90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986064.533333333" calcext:value-type="float">
            <text:p><text:s/>986,06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59635" calcext:value-type="float">
            <text:p><text:s/>1,459,63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35312.64" calcext:value-type="float">
            <text:p><text:s/>35,31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2272" calcext:value-type="float">
            <text:p><text:s/>52,27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863161.12240878" calcext:value-type="float">
            <text:p><text:s/>1,863,16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20963" calcext:value-type="float">
            <text:p><text:s/>220,96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51249" calcext:value-type="float">
            <text:p><text:s/>651,24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863161.12240878" calcext:value-type="float">
            <text:p><text:s/>1,863,16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20963" calcext:value-type="float">
            <text:p><text:s/>220,96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51249" calcext:value-type="float">
            <text:p><text:s/>651,24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16082.2944711111" calcext:value-type="float">
            <text:p><text:s/>16,08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806.028" calcext:value-type="float">
            <text:p><text:s/>23,80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419629.866666667" calcext:value-type="float">
            <text:p><text:s/>419,63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65528" calcext:value-type="float">
            <text:p><text:s/>65,52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73060" calcext:value-type="float">
            <text:p><text:s/>473,06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419629.866666667" calcext:value-type="float">
            <text:p><text:s/>419,63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65528" calcext:value-type="float">
            <text:p><text:s/>65,52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73060" calcext:value-type="float">
            <text:p><text:s/>473,06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131261978.770837" calcext:value-type="float">
            <text:p><text:s/>131,261,979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01251321.508053" calcext:value-type="float">
            <text:p><text:s/>101,251,322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5463176.645126" calcext:value-type="float">
            <text:p><text:s/>25,463,177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95972186.387" calcext:value-type="float">
            <text:p><text:s/>95,972,186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70939066.736747" calcext:value-type="float">
            <text:p><text:s/>70,939,067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5033119.650253" calcext:value-type="float">
            <text:p><text:s/>25,033,120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style-name="ce57" office:value-type="float" office:value="1984678.784787" calcext:value-type="float">
            <text:p><text:s/>1,984,679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984678.784787" calcext:value-type="float">
            <text:p><text:s/>1,984,679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1692282.536993" calcext:value-type="float">
            <text:p><text:s/>1,692,283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692282.536993" calcext:value-type="float">
            <text:p><text:s/>1,692,283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31612831.062057" calcext:value-type="float">
            <text:p><text:s/>31,612,831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6635293.449526" calcext:value-type="float">
            <text:p><text:s/>26,635,293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430056.994873" calcext:value-type="float">
            <text:p><text:s/>430,057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27983311.823192" calcext:value-type="float">
            <text:p><text:s/>27,983,312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6316354.303343" calcext:value-type="float">
            <text:p><text:s/>26,316,354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63651.240625" calcext:value-type="float">
            <text:p><text:s/>263,651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27983311.823192" calcext:value-type="float">
            <text:p><text:s/>27,983,312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6316354.303343" calcext:value-type="float">
            <text:p><text:s/>26,316,354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63651.240625" calcext:value-type="float">
            <text:p><text:s/>263,651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 table:number-rows-repeated="4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>
          <table:table-cell table:style-name="ce14"/>
          <table:table-cell table:style-name="ce27"/>
          <table:table-cell table:style-name="ce14" table:number-columns-repeated="1022"/>
        </table:table-row>
        <table:table-row table:style-name="ro7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3">
          <table:table-cell table:style-name="ce15"/>
          <table:table-cell table:style-name="ce28"/>
          <table:table-cell table:style-name="ce15" table:number-columns-repeated="10"/>
          <table:table-cell/>
          <table:table-cell table:style-name="ce15" table:number-columns-repeated="1011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1.$A$1:.$AMJ$10" table:range-usable-as="repeat-column repeat-row"/>
        </table:named-expressions>
      </table:table>
      <table:table table:name="Page2" table:style-name="ta2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3" table:default-cell-style-name="ce16"/>
        <table:table-column table:style-name="co4" table:default-cell-style-name="ce16"/>
        <table:table-column table:style-name="co5" table:number-columns-repeated="5" table:default-cell-style-name="ce16"/>
        <table:table-column table:style-name="co6" table:default-cell-style-name="ce16"/>
        <table:table-column table:style-name="co10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7年(西元2018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0" calcext:value-type="float">
              <text:p>10</text:p>
            </table:table-cell>
            <table:table-cell table:style-name="ce44" office:value-type="float" office:value="11" calcext:value-type="float">
              <text:p>11</text:p>
            </table:table-cell>
            <table:table-cell table:style-name="ce44" office:value-type="float" office:value="12" calcext:value-type="float">
              <text:p>12</text:p>
            </table:table-cell>
            <table:table-cell table:style-name="ce44" office:value-type="float" office:value="13" calcext:value-type="float">
              <text:p>13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44" office:value-type="float" office:value="16" calcext:value-type="float">
              <text:p>16</text:p>
            </table:table-cell>
            <table:table-cell table:style-name="ce44" office:value-type="float" office:value="17" calcext:value-type="float">
              <text:p>17</text:p>
            </table:table-cell>
            <table:table-cell table:style-name="ce44" office:value-type="float" office:value="18" calcext:value-type="float">
              <text:p>18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焦爐氣</text:p>
            </table:table-cell>
            <table:table-cell table:style-name="ce45" office:value-type="string" calcext:value-type="string">
              <text:p>高爐氣</text:p>
            </table:table-cell>
            <table:table-cell table:style-name="ce45" office:value-type="string" calcext:value-type="string">
              <text:p>轉爐氣</text:p>
            </table:table-cell>
            <table:table-cell table:style-name="ce45" office:value-type="string" calcext:value-type="string">
              <text:p>原油及石油</text:p>
            </table:table-cell>
            <table:table-cell table:style-name="ce45" office:value-type="string" calcext:value-type="string">
              <text:p>原油</text:p>
            </table:table-cell>
            <table:table-cell table:style-name="ce45" office:value-type="string" calcext:value-type="string">
              <text:p>煉油廠進料</text:p>
            </table:table-cell>
            <table:table-cell table:style-name="ce45" office:value-type="string" calcext:value-type="string">
              <text:p>添加劑/</text:p>
            </table:table-cell>
            <table:table-cell table:style-name="ce45" office:value-type="string" calcext:value-type="string">
              <text:p>煉油氣</text:p>
            </table:table-cell>
            <table:table-cell table:style-name="ce45" office:value-type="string" calcext:value-type="string">
              <text:p>液化石油氣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61" table:number-columns-repeated="2"/>
            <table:table-cell table:style-name="ce45" office:value-type="string" calcext:value-type="string">
              <text:p>產品合計</text:p>
            </table:table-cell>
            <table:table-cell table:style-name="ce61" table:number-columns-repeated="2"/>
            <table:table-cell table:style-name="ce61" office:value-type="string" calcext:value-type="string">
              <text:p>含氧化合物</text:p>
            </table:table-cell>
            <table:table-cell table:style-name="ce61"/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ke Oven Gas</text:p>
            </table:table-cell>
            <table:table-cell table:style-name="ce62" office:value-type="string" calcext:value-type="string">
              <text:p>Blast Furnace Gas</text:p>
            </table:table-cell>
            <table:table-cell table:style-name="ce62" office:value-type="string" calcext:value-type="string">
              <text:p>Oxygen Steel</text:p>
            </table:table-cell>
            <table:table-cell table:style-name="ce62" office:value-type="string" calcext:value-type="string">
              <text:p>Crude Oil and Petroleum</text:p>
            </table:table-cell>
            <table:table-cell table:style-name="ce62" office:value-type="string" calcext:value-type="string">
              <text:p>Crude Oil</text:p>
            </table:table-cell>
            <table:table-cell table:style-name="ce62" office:value-type="string" calcext:value-type="string">
              <text:p>Refinery</text:p>
            </table:table-cell>
            <table:table-cell table:style-name="ce62" office:value-type="string" calcext:value-type="string">
              <text:p>Additives/</text:p>
            </table:table-cell>
            <table:table-cell table:style-name="ce62" office:value-type="string" calcext:value-type="string">
              <text:p>Refinery Gas</text:p>
            </table:table-cell>
            <table:table-cell table:style-name="ce62" office:value-type="string" calcext:value-type="string">
              <text:p>LPG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/>
            <table:table-cell table:style-name="ce62" office:value-type="string" calcext:value-type="string">
              <text:p>Furnace Gas</text:p>
            </table:table-cell>
            <table:table-cell table:style-name="ce46" office:value-type="string" calcext:value-type="string">
              <text:p>Products Total</text:p>
            </table:table-cell>
            <table:table-cell table:style-name="ce62"/>
            <table:table-cell table:style-name="ce62" office:value-type="string" calcext:value-type="string">
              <text:p>Feedstocks</text:p>
            </table:table-cell>
            <table:table-cell table:style-name="ce62" office:value-type="string" calcext:value-type="string">
              <text:p>Oxygenates</text:p>
            </table:table-cell>
            <table:table-cell table:style-name="ce62"/>
            <table:table-cell table:style-name="ce46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3"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3"/>
            <table:table-cell table:style-name="ce48" office:value-type="string" calcext:value-type="string">
              <text:p>C14-C36</text:p>
            </table:table-cell>
            <table:table-cell table:style-name="ce48" table:number-columns-repeated="5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9" office:value-type="float" office:value="78960.4003377445" calcext:value-type="float">
            <text:p><text:s/>78,960 <text:s/></text:p>
          </table:table-cell>
          <table:table-cell table:style-name="ce49" office:value-type="float" office:value="4677" calcext:value-type="float">
            <text:p><text:s/>4,677 <text:s/></text:p>
          </table:table-cell>
          <table:table-cell table:style-name="ce49" office:value-type="float" office:value="74283.4003377445" calcext:value-type="float">
            <text:p><text:s/>74,283 <text:s/>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1526078.0462912" calcext:value-type="float">
            <text:p><text:s/>71,526,078 <text:s/></text:p>
          </table:table-cell>
          <table:table-cell table:style-name="ce50" office:value-type="float" office:value="51075091.273" calcext:value-type="float">
            <text:p><text:s/>51,075,09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53139.844" calcext:value-type="float">
            <text:p><text:s/>353,14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63164.673716" calcext:value-type="float">
            <text:p><text:s/>3,163,16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503843.6607225" calcext:value-type="float">
            <text:p><text:s/>20,503,84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80437.067" calcext:value-type="float">
            <text:p><text:s/>480,43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5467.453618" calcext:value-type="float">
            <text:p><text:s/>145,46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06871.27951111" calcext:value-type="float">
            <text:p><text:s/>1,306,87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33952.76888889" calcext:value-type="float">
            <text:p><text:s/>3,233,95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-538102.880333583" calcext:value-type="float">
            <text:p><text:s/>-538,103 <text:s/></text:p>
          </table:table-cell>
          <table:table-cell table:style-name="ce50" office:value-type="float" office:value="-534098.563" calcext:value-type="float">
            <text:p><text:s/>-534,099 <text:s/></text:p>
          </table:table-cell>
          <table:table-cell table:style-name="ce50" office:value-type="float" office:value="-1154.1888336996" calcext:value-type="float">
            <text:p><text:s/>-1,154 <text:s/></text:p>
          </table:table-cell>
          <table:table-cell table:style-name="ce50" office:value-type="float" office:value="-303142.104" calcext:value-type="float">
            <text:p><text:s/>-303,14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1440.55503" calcext:value-type="float">
            <text:p><text:s/>91,441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7098473.61784" calcext:value-type="float">
            <text:p><text:s/>47,098,474 <text:s/></text:p>
          </table:table-cell>
          <table:table-cell table:style-name="ce51" office:value-type="float" office:value="51613866.836" calcext:value-type="float">
            <text:p><text:s/>51,613,867 <text:s/></text:p>
          </table:table-cell>
          <table:table-cell table:style-name="ce51" office:value-type="float" office:value="75437.5891714441" calcext:value-type="float">
            <text:p><text:s/>75,438 <text:s/></text:p>
          </table:table-cell>
          <table:table-cell table:style-name="ce51" office:value-type="float" office:value="175844.881" calcext:value-type="float">
            <text:p><text:s/>175,845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926256.665068" calcext:value-type="float">
            <text:p><text:s/>2,926,25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744515.29086333" calcext:value-type="float">
            <text:p><text:s/>3,744,51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39537.862" calcext:value-type="float">
            <text:p><text:s/>239,538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-70651.2442323891" calcext:value-type="float">
            <text:p><text:s/>-70,651 <text:s/></text:p>
          </table:table-cell>
          <table:table-cell table:style-name="ce51" office:value-type="float" office:value="-2732.998" calcext:value-type="float">
            <text:p><text:s/>-2,733 <text:s/></text:p>
          </table:table-cell>
          <table:table-cell table:style-name="ce51" office:value-type="float" office:value="113.8078182621" calcext:value-type="float">
            <text:p><text:s/>114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222.95483709579" calcext:value-type="float">
            <text:p><text:s/>22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719409.75383509" calcext:value-type="float">
            <text:p><text:s/>719,410 <text:s/></text:p>
          </table:table-cell>
          <table:table-cell table:style-name="ce50" office:value-type="float" office:value="8073890.24683756" calcext:value-type="float">
            <text:p><text:s/>8,073,890 <text:s/></text:p>
          </table:table-cell>
          <table:table-cell table:style-name="ce50" office:value-type="float" office:value="740308.73377249" calcext:value-type="float">
            <text:p><text:s/>740,309 <text:s/></text:p>
          </table:table-cell>
          <table:table-cell table:style-name="ce50" office:value-type="float" office:value="54355931.5762372" calcext:value-type="float">
            <text:p><text:s/>54,355,932 <text:s/></text:p>
          </table:table-cell>
          <table:table-cell table:style-name="ce50" office:value-type="float" office:value="51616599.834" calcext:value-type="float">
            <text:p><text:s/>51,616,600 <text:s/></text:p>
          </table:table-cell>
          <table:table-cell table:style-name="ce50" office:value-type="float" office:value="75323.781353182" calcext:value-type="float">
            <text:p><text:s/>75,324 <text:s/></text:p>
          </table:table-cell>
          <table:table-cell table:style-name="ce50" office:value-type="float" office:value="353139.844" calcext:value-type="float">
            <text:p><text:s/>353,140 <text:s/></text:p>
          </table:table-cell>
          <table:table-cell table:style-name="ce50" office:value-type="float" office:value="285255.48354455" calcext:value-type="float">
            <text:p><text:s/>285,255 <text:s/></text:p>
          </table:table-cell>
          <table:table-cell table:style-name="ce50" office:value-type="float" office:value="2309.46484784" calcext:value-type="float">
            <text:p><text:s/>2,30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2045063.4593532" calcext:value-type="float">
            <text:p><text:s/>52,045,063 <text:s/></text:p>
          </table:table-cell>
          <table:table-cell table:style-name="ce50" office:value-type="float" office:value="51616599.834" calcext:value-type="float">
            <text:p><text:s/>51,616,600 <text:s/></text:p>
          </table:table-cell>
          <table:table-cell table:style-name="ce50" office:value-type="float" office:value="75323.781353182" calcext:value-type="float">
            <text:p><text:s/>75,324 <text:s/></text:p>
          </table:table-cell>
          <table:table-cell table:style-name="ce50" office:value-type="float" office:value="353139.844" calcext:value-type="float">
            <text:p><text:s/>353,14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00213.2" calcext:value-type="float">
            <text:p><text:s/>1,800,21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65.36026666667" calcext:value-type="float">
            <text:p><text:s/>2,16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272.3904" calcext:value-type="float">
            <text:p><text:s/>13,27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719409.75383509" calcext:value-type="float">
            <text:p><text:s/>719,410 <text:s/></text:p>
          </table:table-cell>
          <table:table-cell table:style-name="ce51" office:value-type="float" office:value="8073890.24683756" calcext:value-type="float">
            <text:p><text:s/>8,073,890 <text:s/></text:p>
          </table:table-cell>
          <table:table-cell table:style-name="ce51" office:value-type="float" office:value="740308.73377249" calcext:value-type="float">
            <text:p><text:s/>740,309 <text:s/></text:p>
          </table:table-cell>
          <table:table-cell table:style-name="ce51" office:value-type="float" office:value="495217.166217391" calcext:value-type="float">
            <text:p><text:s/>495,217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85255.48354455" calcext:value-type="float">
            <text:p><text:s/>285,255 <text:s/></text:p>
          </table:table-cell>
          <table:table-cell table:style-name="ce51" office:value-type="float" office:value="2309.46484784" calcext:value-type="float">
            <text:p><text:s/>2,30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3094920" calcext:value-type="float">
            <text:p><text:s/>3,094,920 <text:s/></text:p>
          </table:table-cell>
          <table:table-cell table:style-name="ce50" office:value-type="float" office:value="22379058" calcext:value-type="float">
            <text:p><text:s/>22,379,058 <text:s/></text:p>
          </table:table-cell>
          <table:table-cell table:style-name="ce50" office:value-type="float" office:value="1401534" calcext:value-type="float">
            <text:p><text:s/>1,401,534 <text:s/></text:p>
          </table:table-cell>
          <table:table-cell table:style-name="ce50" office:value-type="float" office:value="57967823.9600537" calcext:value-type="float">
            <text:p><text:s/>57,967,82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36091.963" calcext:value-type="float">
            <text:p><text:s/>236,092 <text:s/></text:p>
          </table:table-cell>
          <table:table-cell table:style-name="ce50" office:value-type="float" office:value="3681595.484" calcext:value-type="float">
            <text:p><text:s/>3,681,595 <text:s/></text:p>
          </table:table-cell>
          <table:table-cell table:style-name="ce50" office:value-type="float" office:value="2163162.818448" calcext:value-type="float">
            <text:p><text:s/>2,163,16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3094920" calcext:value-type="float">
            <text:p><text:s/>3,094,920 <text:s/></text:p>
          </table:table-cell>
          <table:table-cell table:style-name="ce50" office:value-type="float" office:value="22379058" calcext:value-type="float">
            <text:p><text:s/>22,379,058 <text:s/></text:p>
          </table:table-cell>
          <table:table-cell table:style-name="ce50" office:value-type="float" office:value="1401534" calcext:value-type="float">
            <text:p><text:s/>1,401,534 <text:s/></text:p>
          </table:table-cell>
          <table:table-cell table:style-name="ce50" office:value-type="float" office:value="54537242.7208349" calcext:value-type="float">
            <text:p><text:s/>54,537,24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36091.963" calcext:value-type="float">
            <text:p><text:s/>236,092 <text:s/></text:p>
          </table:table-cell>
          <table:table-cell table:style-name="ce50" office:value-type="float" office:value="3681595.484" calcext:value-type="float">
            <text:p><text:s/>3,681,595 <text:s/></text:p>
          </table:table-cell>
          <table:table-cell table:style-name="ce50" office:value-type="float" office:value="2054163.85396849" calcext:value-type="float">
            <text:p><text:s/>2,054,164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430581.23921884" calcext:value-type="float">
            <text:p><text:s/>3,430,581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108998.964479508" calcext:value-type="float">
            <text:p><text:s/>108,99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545614" calcext:value-type="float">
            <text:p><text:s/>545,614 <text:s/></text:p>
          </table:table-cell>
          <table:table-cell table:style-name="ce50" office:value-type="float" office:value="11008760" calcext:value-type="float">
            <text:p><text:s/>11,008,760 <text:s/></text:p>
          </table:table-cell>
          <table:table-cell table:style-name="ce50" office:value-type="float" office:value="345070" calcext:value-type="float">
            <text:p><text:s/>345,070 <text:s/></text:p>
          </table:table-cell>
          <table:table-cell table:style-name="ce50" office:value-type="float" office:value="3296539.38901462" calcext:value-type="float">
            <text:p><text:s/>3,296,53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82883.42105233" calcext:value-type="float">
            <text:p><text:s/>2,482,883 <text:s/></text:p>
          </table:table-cell>
          <table:table-cell table:style-name="ce50" office:value-type="float" office:value="193792.444272" calcext:value-type="float">
            <text:p><text:s/>193,79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483222" calcext:value-type="float">
            <text:p><text:s/>483,222 <text:s/></text:p>
          </table:table-cell>
          <table:table-cell table:style-name="ce50" office:value-type="float" office:value="3727236" calcext:value-type="float">
            <text:p><text:s/>3,727,236 <text:s/></text:p>
          </table:table-cell>
          <table:table-cell table:style-name="ce50" office:value-type="float" office:value="345070" calcext:value-type="float">
            <text:p><text:s/>345,07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62392" calcext:value-type="float">
            <text:p><text:s/>62,392 <text:s/></text:p>
          </table:table-cell>
          <table:table-cell table:style-name="ce50" office:value-type="float" office:value="7281524" calcext:value-type="float">
            <text:p><text:s/>7,281,52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92433.10814795" calcext:value-type="float">
            <text:p><text:s/>3,292,43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82883.42105233" calcext:value-type="float">
            <text:p><text:s/>2,482,883 <text:s/></text:p>
          </table:table-cell>
          <table:table-cell table:style-name="ce50" office:value-type="float" office:value="193792.444272" calcext:value-type="float">
            <text:p><text:s/>193,79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22.50226666667" calcext:value-type="float">
            <text:p><text:s/>1,62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66.66666666667" calcext:value-type="float">
            <text:p><text:s/>1,06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417.11193333333" calcext:value-type="float">
            <text:p><text:s/>1,417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14" calcext:value-type="float">
            <text:p><text:s/>14 <text:s/></text:p>
          </table:table-cell>
          <table:table-cell table:style-name="ce52" office:value-type="float" office:value="144542" calcext:value-type="float">
            <text:p><text:s/>144,542 <text:s/></text:p>
          </table:table-cell>
          <table:table-cell table:style-name="ce52" office:value-type="float" office:value="13735" calcext:value-type="float">
            <text:p><text:s/>13,735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829882.24616491" calcext:value-type="float">
            <text:p><text:s/>1,829,882 <text:s/></text:p>
          </table:table-cell>
          <table:table-cell table:style-name="ce52" office:value-type="float" office:value="3151865.75316244" calcext:value-type="float">
            <text:p><text:s/>3,151,866 <text:s/></text:p>
          </table:table-cell>
          <table:table-cell table:style-name="ce52" office:value-type="float" office:value="302420.26622751" calcext:value-type="float">
            <text:p><text:s/>302,420 <text:s/></text:p>
          </table:table-cell>
          <table:table-cell table:style-name="ce52" office:value-type="float" office:value="43739962.5660109" calcext:value-type="float">
            <text:p><text:s/>43,739,963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58797" calcext:value-type="float">
            <text:p><text:s/>58,797 <text:s/></text:p>
          </table:table-cell>
          <table:table-cell table:style-name="ce52" office:value-type="float" office:value="913456.57940312" calcext:value-type="float">
            <text:p><text:s/>913,457 <text:s/></text:p>
          </table:table-cell>
          <table:table-cell table:style-name="ce52" office:value-type="float" office:value="4653556.75755906" calcext:value-type="float">
            <text:p><text:s/>4,653,557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829882.24616491" calcext:value-type="float">
            <text:p><text:s/>1,829,882 <text:s/></text:p>
          </table:table-cell>
          <table:table-cell table:style-name="ce52" office:value-type="float" office:value="3151865.75316244" calcext:value-type="float">
            <text:p><text:s/>3,151,866 <text:s/></text:p>
          </table:table-cell>
          <table:table-cell table:style-name="ce52" office:value-type="float" office:value="302420.26622751" calcext:value-type="float">
            <text:p><text:s/>302,420 <text:s/></text:p>
          </table:table-cell>
          <table:table-cell table:style-name="ce52" office:value-type="float" office:value="17774837.2826065" calcext:value-type="float">
            <text:p><text:s/>17,774,837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913456.57940312" calcext:value-type="float">
            <text:p><text:s/>913,457 <text:s/></text:p>
          </table:table-cell>
          <table:table-cell table:style-name="ce52" office:value-type="float" office:value="2229726.02305506" calcext:value-type="float">
            <text:p><text:s/>2,229,72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829882.24616491" calcext:value-type="float">
            <text:p><text:s/>1,829,882 <text:s/></text:p>
          </table:table-cell>
          <table:table-cell table:style-name="ce50" office:value-type="float" office:value="3151865.75316244" calcext:value-type="float">
            <text:p><text:s/>3,151,866 <text:s/></text:p>
          </table:table-cell>
          <table:table-cell table:style-name="ce50" office:value-type="float" office:value="302420.26622751" calcext:value-type="float">
            <text:p><text:s/>302,420 <text:s/></text:p>
          </table:table-cell>
          <table:table-cell table:style-name="ce50" office:value-type="float" office:value="2020552.32028266" calcext:value-type="float">
            <text:p><text:s/>2,020,55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13456.57940312" calcext:value-type="float">
            <text:p><text:s/>913,457 <text:s/></text:p>
          </table:table-cell>
          <table:table-cell table:style-name="ce50" office:value-type="float" office:value="416790.27553216" calcext:value-type="float">
            <text:p><text:s/>416,79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459.97165003334" calcext:value-type="float">
            <text:p><text:s/>8,46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941.90578" calcext:value-type="float">
            <text:p><text:s/>2,94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4123.532921933" calcext:value-type="float">
            <text:p><text:s/>194,12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2612.558518" calcext:value-type="float">
            <text:p><text:s/>22,61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7525.763618033" calcext:value-type="float">
            <text:p><text:s/>157,52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101.51698" calcext:value-type="float">
            <text:p><text:s/>14,10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198.61933433333" calcext:value-type="float">
            <text:p><text:s/>9,19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720.2734" calcext:value-type="float">
            <text:p><text:s/>2,72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08.92520953333" calcext:value-type="float">
            <text:p><text:s/>1,20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78.27308" calcext:value-type="float">
            <text:p><text:s/>17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3785.0000480781" calcext:value-type="float">
            <text:p><text:s/>63,78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949.65046" calcext:value-type="float">
            <text:p><text:s/>2,95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603.93592548667" calcext:value-type="float">
            <text:p><text:s/>3,60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920.273388" calcext:value-type="float">
            <text:p><text:s/>3,92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14014" calcext:value-type="float">
            <text:p><text:s/>14,01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87651.347802034" calcext:value-type="float">
            <text:p><text:s/>787,65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13456.57940312" calcext:value-type="float">
            <text:p><text:s/>913,457 <text:s/></text:p>
          </table:table-cell>
          <table:table-cell table:style-name="ce50" office:value-type="float" office:value="235473.84535216" calcext:value-type="float">
            <text:p><text:s/>235,47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12079.946895771" calcext:value-type="float">
            <text:p><text:s/>512,08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09102.57525688" calcext:value-type="float">
            <text:p><text:s/>909,103 <text:s/></text:p>
          </table:table-cell>
          <table:table-cell table:style-name="ce50" office:value-type="float" office:value="95382.05593216" calcext:value-type="float">
            <text:p><text:s/>95,38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67762.805166492" calcext:value-type="float">
            <text:p>( 67,763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67468.2525" calcext:value-type="float">
            <text:p>( 67,468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440407.808395946" calcext:value-type="float">
            <text:p>( 440,408 <text:s/>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909102.57525688" calcext:value-type="float">
            <text:p>( 909,103 <text:s/>)</text:p>
          </table:table-cell>
          <table:table-cell table:style-name="ce53" office:value-type="float" office:value="27913.80343216" calcext:value-type="float">
            <text:p>( 27,914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3909.33333333333" calcext:value-type="float">
            <text:p>( 3,909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7920.433449267" calcext:value-type="float">
            <text:p><text:s/>107,92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354.00414624" calcext:value-type="float">
            <text:p><text:s/>4,35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4636.313479696" calcext:value-type="float">
            <text:p><text:s/>64,63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62.1156" calcext:value-type="float">
            <text:p><text:s/>662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14014" calcext:value-type="float">
            <text:p><text:s/>14,014 <text:s/>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54" office:value-type="float" office:value="103014.6539773" calcext:value-type="float">
            <text:p><text:s/>103,015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139429.67382" calcext:value-type="float">
            <text:p><text:s/>139,43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9154.4074971189" calcext:value-type="float">
            <text:p><text:s/>59,15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927.078082" calcext:value-type="float">
            <text:p><text:s/>11,92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521.3911984567" calcext:value-type="float">
            <text:p><text:s/>21,52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082.195386" calcext:value-type="float">
            <text:p><text:s/>3,082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55547.9152330767" calcext:value-type="float">
            <text:p><text:s/>55,548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14400.892494" calcext:value-type="float">
            <text:p><text:s/>14,40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72176.154992187" calcext:value-type="float">
            <text:p><text:s/>272,17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761.789168" calcext:value-type="float">
            <text:p><text:s/>10,76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6731.6153333333" calcext:value-type="float">
            <text:p><text:s/>36,73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5444.539658853" calcext:value-type="float">
            <text:p><text:s/>235,44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761.789168" calcext:value-type="float">
            <text:p><text:s/>10,76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9069.77092512" calcext:value-type="float">
            <text:p>( 19,070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7782.959808" calcext:value-type="float">
            <text:p>( 7,783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160801.568733733" calcext:value-type="float">
            <text:p>( 160,802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55" office:value-type="float" office:value="2978.82936" calcext:value-type="float">
            <text:p>( 2,979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815868.24616491" calcext:value-type="float">
            <text:p><text:s/>1,815,868 <text:s/></text:p>
          </table:table-cell>
          <table:table-cell table:style-name="ce50" office:value-type="float" office:value="3151865.75316244" calcext:value-type="float">
            <text:p><text:s/>3,151,866 <text:s/></text:p>
          </table:table-cell>
          <table:table-cell table:style-name="ce50" office:value-type="float" office:value="302420.26622751" calcext:value-type="float">
            <text:p><text:s/>302,420 <text:s/></text:p>
          </table:table-cell>
          <table:table-cell table:style-name="ce50" office:value-type="float" office:value="196082.677653223" calcext:value-type="float">
            <text:p><text:s/>196,08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7541.621926" calcext:value-type="float">
            <text:p><text:s/>27,54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815868.24616491" calcext:value-type="float">
            <text:p><text:s/>1,815,868 <text:s/></text:p>
          </table:table-cell>
          <table:table-cell table:style-name="ce50" office:value-type="float" office:value="3151865.75316244" calcext:value-type="float">
            <text:p><text:s/>3,151,866 <text:s/></text:p>
          </table:table-cell>
          <table:table-cell table:style-name="ce50" office:value-type="float" office:value="302420.26622751" calcext:value-type="float">
            <text:p><text:s/>302,420 <text:s/></text:p>
          </table:table-cell>
          <table:table-cell table:style-name="ce50" office:value-type="float" office:value="156807.875999083" calcext:value-type="float">
            <text:p><text:s/>156,80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965.27605" calcext:value-type="float">
            <text:p><text:s/>14,96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9274.80165414" calcext:value-type="float">
            <text:p><text:s/>39,27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576.345876" calcext:value-type="float">
            <text:p><text:s/>12,57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31745.1285785333" calcext:value-type="float">
            <text:p>( 31,745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1694.75768" calcext:value-type="float">
            <text:p>( 11,695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8002.19563771" calcext:value-type="float">
            <text:p><text:s/>58,00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4191.985914" calcext:value-type="float">
            <text:p><text:s/>34,192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7400.88523573" calcext:value-type="float">
            <text:p><text:s/>7,401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6233.556582" calcext:value-type="float">
            <text:p><text:s/>6,23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461.1753961267" calcext:value-type="float">
            <text:p><text:s/>21,46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132.010364" calcext:value-type="float">
            <text:p><text:s/>7,13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6111.3767894333" calcext:value-type="float">
            <text:p>( 16,111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4585.77774" calcext:value-type="float">
            <text:p>( 4,586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7089.65656975" calcext:value-type="float">
            <text:p><text:s/>27,09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6120.06965" calcext:value-type="float">
            <text:p><text:s/>16,12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1.496345" calcext:value-type="float">
            <text:p><text:s/>3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2.723" calcext:value-type="float">
            <text:p><text:s/>4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021.82713333333" calcext:value-type="float">
            <text:p><text:s/>4,02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334.82072518133" calcext:value-type="float">
            <text:p><text:s/>5,33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0.483588" calcext:value-type="float">
            <text:p><text:s/>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379.4350896333" calcext:value-type="float">
            <text:p><text:s/>20,37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57.57242" calcext:value-type="float">
            <text:p><text:s/>458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6791.1850666667" calcext:value-type="float">
            <text:p><text:s/>46,791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174388.0005961" calcext:value-type="float">
            <text:p><text:s/>13,174,38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3502.769098" calcext:value-type="float">
            <text:p><text:s/>43,50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8521.438222222" calcext:value-type="float">
            <text:p><text:s/>108,52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989690.7010406" calcext:value-type="float">
            <text:p><text:s/>12,989,69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3502.769098" calcext:value-type="float">
            <text:p><text:s/>43,50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870.6666666667" calcext:value-type="float">
            <text:p><text:s/>19,87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6305.1946666667" calcext:value-type="float">
            <text:p><text:s/>56,30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37698.952666667" calcext:value-type="float">
            <text:p><text:s/>537,69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4920.5456" calcext:value-type="float">
            <text:p><text:s/>74,92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62778.407066667" calcext:value-type="float">
            <text:p><text:s/>462,778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53202.030943778" calcext:value-type="float">
            <text:p><text:s/>853,20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56627.582335193" calcext:value-type="float">
            <text:p><text:s/>156,62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8280.797718236" calcext:value-type="float">
            <text:p><text:s/>218,28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783.69324252055" calcext:value-type="float">
            <text:p><text:s/>2,78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7643.252907257" calcext:value-type="float">
            <text:p><text:s/>117,64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7594.812443905" calcext:value-type="float">
            <text:p><text:s/>147,59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469.9715027333" calcext:value-type="float">
            <text:p><text:s/>28,47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96.65396" calcext:value-type="float">
            <text:p><text:s/>1,09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8.940666666667" calcext:value-type="float">
            <text:p><text:s/>24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151.2134" calcext:value-type="float">
            <text:p><text:s/>9,15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92.547422222222" calcext:value-type="float">
            <text:p><text:s/>99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446.89863300548" calcext:value-type="float">
            <text:p><text:s/>5,44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64.726163835616" calcext:value-type="float">
            <text:p><text:s/>36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520.8125490757" calcext:value-type="float">
            <text:p><text:s/>17,52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00.477700328767" calcext:value-type="float">
            <text:p><text:s/>20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64458.481768939" calcext:value-type="float">
            <text:p><text:s/>364,45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6.02567" calcext:value-type="float">
            <text:p><text:s/>16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90989.1143756432" calcext:value-type="float">
            <text:p><text:s/>90,989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4571.19315460274" calcext:value-type="float">
            <text:p><text:s/>4,571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1188995.97811725" calcext:value-type="float">
            <text:p><text:s/>1,188,996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1612805.39608971" calcext:value-type="float">
            <text:p><text:s/>1,612,80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965125.2834044" calcext:value-type="float">
            <text:p><text:s/>25,965,12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8797" calcext:value-type="float">
            <text:p><text:s/>58,79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23830.734504" calcext:value-type="float">
            <text:p><text:s/>2,423,83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965125.2834044" calcext:value-type="float">
            <text:p><text:s/>25,965,12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8797" calcext:value-type="float">
            <text:p><text:s/>58,79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23830.734504" calcext:value-type="float">
            <text:p><text:s/>2,423,83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2055532.9227816" calcext:value-type="float">
            <text:p>( 22,055,533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2423830.734504" calcext:value-type="float">
            <text:p>( 2,423,831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1263901.361625" calcext:value-type="float">
            <text:p><text:s/>1,263,901 <text:s/></text:p>
          </table:table-cell>
          <table:table-cell table:style-name="ce57" office:value-type="float" office:value="2688540.889335" calcext:value-type="float">
            <text:p><text:s/>2,688,541 <text:s/></text:p>
          </table:table-cell>
          <table:table-cell table:style-name="ce57" office:value-type="float" office:value="595038.366698" calcext:value-type="float">
            <text:p><text:s/>595,038 <text:s/></text:p>
          </table:table-cell>
          <table:table-cell table:style-name="ce57" office:value-type="float" office:value="8172433.645753" calcext:value-type="float">
            <text:p><text:s/>8,172,434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748349.523989" calcext:value-type="float">
            <text:p><text:s/>748,350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6750636.925" calcext:value-type="float">
            <text:p><text:s/>6,750,637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43583.215212" calcext:value-type="float">
            <text:p><text:s/>43,583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37277.113662" calcext:value-type="float">
            <text:p><text:s/>37,277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1263901.361625" calcext:value-type="float">
            <text:p><text:s/>1,263,901 <text:s/></text:p>
          </table:table-cell>
          <table:table-cell table:style-name="ce57" office:value-type="float" office:value="2688540.889335" calcext:value-type="float">
            <text:p><text:s/>2,688,541 <text:s/></text:p>
          </table:table-cell>
          <table:table-cell table:style-name="ce57" office:value-type="float" office:value="595038.366698" calcext:value-type="float">
            <text:p><text:s/>595,038 <text:s/></text:p>
          </table:table-cell>
          <table:table-cell table:style-name="ce57" office:value-type="float" office:value="1340936.391879" calcext:value-type="float">
            <text:p><text:s/>1,340,936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748349.523989" calcext:value-type="float">
            <text:p><text:s/>748,350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326209.982304" calcext:value-type="float">
            <text:p><text:s/>326,210 <text:s/></text:p>
          </table:table-cell>
          <table:table-cell table:style-name="ce57" office:value-type="float" office:value="873618.465798" calcext:value-type="float">
            <text:p><text:s/>873,618 <text:s/></text:p>
          </table:table-cell>
          <table:table-cell table:style-name="ce57" office:value-type="float" office:value="203477.831122" calcext:value-type="float">
            <text:p><text:s/>203,478 <text:s/></text:p>
          </table:table-cell>
          <table:table-cell table:style-name="ce57" office:value-type="float" office:value="3005086.352086" calcext:value-type="float">
            <text:p><text:s/>3,005,086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107538.695417" calcext:value-type="float">
            <text:p><text:s/>1,107,539 <text:s/></text:p>
          </table:table-cell>
          <table:table-cell table:style-name="ce57" office:value-type="float" office:value="65276.493" calcext:value-type="float">
            <text:p><text:s/>65,276 <text:s/></text:p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326209.982304" calcext:value-type="float">
            <text:p><text:s/>326,210 <text:s/></text:p>
          </table:table-cell>
          <table:table-cell table:style-name="ce51" office:value-type="float" office:value="873618.465798" calcext:value-type="float">
            <text:p><text:s/>873,618 <text:s/></text:p>
          </table:table-cell>
          <table:table-cell table:style-name="ce51" office:value-type="float" office:value="203477.831122" calcext:value-type="float">
            <text:p><text:s/>203,478 <text:s/></text:p>
          </table:table-cell>
          <table:table-cell table:style-name="ce51" office:value-type="float" office:value="3005086.352086" calcext:value-type="float">
            <text:p><text:s/>3,005,086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107538.695417" calcext:value-type="float">
            <text:p><text:s/>1,107,539 <text:s/></text:p>
          </table:table-cell>
          <table:table-cell table:style-name="ce51" office:value-type="float" office:value="65276.493" calcext:value-type="float">
            <text:p><text:s/>65,276 <text:s/></text:p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2.$A$1:.$AMJ$10" table:range-usable-as="repeat-column repeat-row"/>
        </table:named-expressions>
      </table:table>
      <table:table table:name="Page3" table:style-name="ta3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1" table:default-cell-style-name="ce16"/>
        <table:table-column table:style-name="co12" table:number-columns-repeated="8" table:default-cell-style-name="ce16"/>
        <table:table-column table:style-name="co6" table:default-cell-style-name="ce16"/>
        <table:table-column table:style-name="co2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7年(西元2018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9" calcext:value-type="float">
              <text:p>19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44" office:value-type="float" office:value="21" calcext:value-type="float">
              <text:p>21</text:p>
            </table:table-cell>
            <table:table-cell table:style-name="ce44" office:value-type="float" office:value="22" calcext:value-type="float">
              <text:p>22</text:p>
            </table:table-cell>
            <table:table-cell table:style-name="ce44" office:value-type="float" office:value="23" calcext:value-type="float">
              <text:p>23</text:p>
            </table:table-cell>
            <table:table-cell table:style-name="ce44" office:value-type="float" office:value="24" calcext:value-type="float">
              <text:p>24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44" office:value-type="float" office:value="26" calcext:value-type="float">
              <text:p>26</text:p>
            </table:table-cell>
            <table:table-cell table:style-name="ce44" office:value-type="float" office:value="27" calcext:value-type="float">
              <text:p>27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丙烷混合氣)</text:p>
            </table:table-cell>
            <table:table-cell table:style-name="ce45" office:value-type="string" calcext:value-type="string">
              <text:p>天然汽油</text:p>
            </table:table-cell>
            <table:table-cell table:style-name="ce45" office:value-type="string" calcext:value-type="string">
              <text:p>石油腦</text:p>
            </table:table-cell>
            <table:table-cell table:style-name="ce45" office:value-type="string" calcext:value-type="string">
              <text:p>車用汽油</text:p>
            </table:table-cell>
            <table:table-cell table:style-name="ce45" office:value-type="string" calcext:value-type="string">
              <text:p>(無鉛汽油)</text:p>
            </table:table-cell>
            <table:table-cell table:style-name="ce45" office:value-type="string" calcext:value-type="string">
              <text:p>航空汽油</text:p>
            </table:table-cell>
            <table:table-cell table:number-columns-repeated="2" table:style-name="ce45" office:value-type="string" calcext:value-type="string">
              <text:p>航空燃油-</text:p>
            </table:table-cell>
            <table:table-cell table:style-name="ce45" office:value-type="string" calcext:value-type="string">
              <text:p>煤油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/>
            <table:table-cell table:style-name="ce45" table:number-columns-repeated="4"/>
            <table:table-cell table:style-name="ce61"/>
            <table:table-cell table:style-name="ce61" office:value-type="string" calcext:value-type="string">
              <text:p>汽油型</text:p>
            </table:table-cell>
            <table:table-cell table:style-name="ce61" office:value-type="string" calcext:value-type="string">
              <text:p>煤油型</text:p>
            </table:table-cell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(Propane Air)</text:p>
            </table:table-cell>
            <table:table-cell table:style-name="ce46" office:value-type="string" calcext:value-type="string">
              <text:p>Natural Gasoline</text:p>
            </table:table-cell>
            <table:table-cell table:style-name="ce46" office:value-type="string" calcext:value-type="string">
              <text:p>Naphthas</text:p>
            </table:table-cell>
            <table:table-cell table:style-name="ce46" office:value-type="string" calcext:value-type="string">
              <text:p>Motor Gasoline</text:p>
            </table:table-cell>
            <table:table-cell table:style-name="ce46" office:value-type="string" calcext:value-type="string">
              <text:p>(Unleaded</text:p>
            </table:table-cell>
            <table:table-cell table:style-name="ce62" office:value-type="string" calcext:value-type="string">
              <text:p>Aviation </text:p>
            </table:table-cell>
            <table:table-cell table:number-columns-repeated="2" table:style-name="ce62" office:value-type="string" calcext:value-type="string">
              <text:p>Jet Fuel-</text:p>
            </table:table-cell>
            <table:table-cell table:style-name="ce46" office:value-type="string" calcext:value-type="string">
              <text:p>Kerosene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 table:number-columns-repeated="3"/>
            <table:table-cell table:style-name="ce62" office:value-type="string" calcext:value-type="string">
              <text:p>Gasoline)</text:p>
            </table:table-cell>
            <table:table-cell table:style-name="ce62" office:value-type="string" calcext:value-type="string">
              <text:p>Gasoline</text:p>
            </table:table-cell>
            <table:table-cell table:style-name="ce62" office:value-type="string" calcext:value-type="string">
              <text:p>Gasoline Type</text:p>
            </table:table-cell>
            <table:table-cell table:style-name="ce62" office:value-type="string" calcext:value-type="string">
              <text:p>Kerosene Type</text:p>
            </table:table-cell>
            <table:table-cell table:style-name="ce62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4847495.326" calcext:value-type="float">
            <text:p><text:s/>14,847,495 <text:s/></text:p>
          </table:table-cell>
          <table:table-cell table:number-columns-repeated="2" table:style-name="ce50" office:value-type="float" office:value="133063.761" calcext:value-type="float">
            <text:p><text:s/>133,06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85712.095" calcext:value-type="float">
            <text:p><text:s/>185,71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310503.98" calcext:value-type="float">
            <text:p><text:s/>5,310,50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200339.851" calcext:value-type="float">
            <text:p><text:s/>1,200,34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3638196.865" calcext:value-type="float">
            <text:p><text:s/>3,638,19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44842.345" calcext:value-type="float">
            <text:p><text:s/>144,842 <text:s/></text:p>
          </table:table-cell>
          <table:table-cell table:number-columns-repeated="2" table:style-name="ce50" office:value-type="float" office:value="85247.678" calcext:value-type="float">
            <text:p><text:s/>85,24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349.433" calcext:value-type="float">
            <text:p><text:s/>1,349 <text:s/></text:p>
          </table:table-cell>
          <table:table-cell table:style-name="ce50" office:value-type="float" office:value="999.891" calcext:value-type="float">
            <text:p><text:s/>1,00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14702652.981" calcext:value-type="float">
            <text:p><text:s/>14,702,653 <text:s/></text:p>
          </table:table-cell>
          <table:table-cell table:number-columns-repeated="2" table:style-name="ce51" office:value-type="float" office:value="-5262687.897" calcext:value-type="float">
            <text:p><text:s/>-5,262,688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4654174.054" calcext:value-type="float">
            <text:p><text:s/>-4,654,174 <text:s/></text:p>
          </table:table-cell>
          <table:table-cell table:style-name="ce51" office:value-type="float" office:value="-999.891" calcext:value-type="float">
            <text:p><text:s/>-1,00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521323" calcext:value-type="float">
            <text:p><text:s/>3,521,323 <text:s/></text:p>
          </table:table-cell>
          <table:table-cell table:number-columns-repeated="2" table:style-name="ce50" office:value-type="float" office:value="36841.591" calcext:value-type="float">
            <text:p><text:s/>36,84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0934.623" calcext:value-type="float">
            <text:p><text:s/>50,935 <text:s/></text:p>
          </table:table-cell>
          <table:table-cell table:style-name="ce50" office:value-type="float" office:value="36" calcext:value-type="float">
            <text:p><text:s/>36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85920.766" calcext:value-type="float">
            <text:p><text:s/>85,921 <text:s/></text:p>
          </table:table-cell>
          <table:table-cell table:number-columns-repeated="2" table:style-name="ce51" office:value-type="float" office:value="-121031.163" calcext:value-type="float">
            <text:p><text:s/>-121,031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100833.141" calcext:value-type="float">
            <text:p><text:s/>100,833 <text:s/></text:p>
          </table:table-cell>
          <table:table-cell table:style-name="ce51" office:value-type="float" office:value="12.386" calcext:value-type="float">
            <text:p><text:s/>1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2291472.757" calcext:value-type="float">
            <text:p><text:s/>12,291,473 <text:s/></text:p>
          </table:table-cell>
          <table:table-cell table:number-columns-repeated="2" table:style-name="ce50" office:value-type="float" office:value="15189326.421" calcext:value-type="float">
            <text:p><text:s/>15,189,32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113438.315" calcext:value-type="float">
            <text:p><text:s/>5,113,438 <text:s/></text:p>
          </table:table-cell>
          <table:table-cell table:style-name="ce50" office:value-type="float" office:value="5767.376" calcext:value-type="float">
            <text:p><text:s/>5,76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2291472.757" calcext:value-type="float">
            <text:p><text:s/>12,291,473 <text:s/></text:p>
          </table:table-cell>
          <table:table-cell table:number-columns-repeated="2" table:style-name="ce50" office:value-type="float" office:value="11441434.7604585" calcext:value-type="float">
            <text:p><text:s/>11,441,43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113438.315" calcext:value-type="float">
            <text:p><text:s/>5,113,438 <text:s/></text:p>
          </table:table-cell>
          <table:table-cell table:style-name="ce50" office:value-type="float" office:value="5767.376" calcext:value-type="float">
            <text:p><text:s/>5,767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3747891.66054154" calcext:value-type="float">
            <text:p><text:s/>3,747,892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071.715" calcext:value-type="float">
            <text:p><text:s/>4,07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.684" calcext:value-type="float">
            <text:p><text:s/>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185.182" calcext:value-type="float">
            <text:p><text:s/>2,18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.684" calcext:value-type="float">
            <text:p><text:s/>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872.118" calcext:value-type="float">
            <text:p><text:s/>1,87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14.415" calcext:value-type="float">
            <text:p><text:s/>14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23386881.972" calcext:value-type="float">
            <text:p><text:s/>23,386,882 <text:s/></text:p>
          </table:table-cell>
          <table:table-cell table:number-columns-repeated="2" table:style-name="ce52" office:value-type="float" office:value="10006756.381" calcext:value-type="float">
            <text:p><text:s/>10,006,756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307496.497" calcext:value-type="float">
            <text:p><text:s/>307,496 <text:s/></text:p>
          </table:table-cell>
          <table:table-cell table:style-name="ce52" office:value-type="float" office:value="4717.415" calcext:value-type="float">
            <text:p><text:s/>4,717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number-columns-repeated="2" table:style-name="ce52" office:value-type="float" office:value="10006756.381" calcext:value-type="float">
            <text:p><text:s/>10,006,756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307496.497" calcext:value-type="float">
            <text:p><text:s/>307,496 <text:s/></text:p>
          </table:table-cell>
          <table:table-cell table:style-name="ce52" office:value-type="float" office:value="4717.415" calcext:value-type="float">
            <text:p><text:s/>4,71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917.802" calcext:value-type="float">
            <text:p><text:s/>5,91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934" calcext:value-type="float">
            <text:p><text:s/>93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19.91" calcext:value-type="float">
            <text:p><text:s/>12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.103" calcext:value-type="float">
            <text:p><text:s/>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.945" calcext:value-type="float">
            <text:p><text:s/>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79.746" calcext:value-type="float">
            <text:p><text:s/>8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6.919" calcext:value-type="float">
            <text:p><text:s/>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30" calcext:value-type="float">
            <text:p><text:s/>3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30" calcext:value-type="float">
            <text:p><text:s/>3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52.37" calcext:value-type="float">
            <text:p><text:s/>15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904" calcext:value-type="float">
            <text:p><text:s/>90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.71" calcext:value-type="float">
            <text:p><text:s/>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number-columns-repeated="2" table:style-name="ce54" office:value-type="float" office:value="3.389" calcext:value-type="float">
            <text:p><text:s/>3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5.495" calcext:value-type="float">
            <text:p><text:s/>1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0.352" calcext:value-type="float">
            <text:p><text:s/>1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.143" calcext:value-type="float">
            <text:p><text:s/>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number-columns-repeated="2" table:style-name="ce55" office:value-type="float" office:value="5.143" calcext:value-type="float">
            <text:p>( 5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62.255" calcext:value-type="float">
            <text:p><text:s/>6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62.255" calcext:value-type="float">
            <text:p><text:s/>6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.819" calcext:value-type="float">
            <text:p><text:s/>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number-columns-repeated="2" table:style-name="ce54" office:value-type="float" office:value="224.66" calcext:value-type="float">
            <text:p><text:s/>225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42.743" calcext:value-type="float">
            <text:p><text:s/>14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number-columns-repeated="2" table:style-name="ce53" office:value-type="float" office:value="48.111" calcext:value-type="float">
            <text:p>( 48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456.077" calcext:value-type="float">
            <text:p><text:s/>4,45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5.921" calcext:value-type="float">
            <text:p><text:s/>3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08.326" calcext:value-type="float">
            <text:p><text:s/>50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5.414" calcext:value-type="float">
            <text:p><text:s/>9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950111.2" calcext:value-type="float">
            <text:p><text:s/>9,950,11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22086.618" calcext:value-type="float">
            <text:p><text:s/>122,08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122086.618" calcext:value-type="float">
            <text:p><text:s/>122,08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950111.2" calcext:value-type="float">
            <text:p><text:s/>9,950,11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0319.462" calcext:value-type="float">
            <text:p><text:s/>10,31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0319.462" calcext:value-type="float">
            <text:p><text:s/>10,31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0407.917" calcext:value-type="float">
            <text:p><text:s/>40,40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84475.879" calcext:value-type="float">
            <text:p><text:s/>184,476 <text:s/></text:p>
          </table:table-cell>
          <table:table-cell table:style-name="ce50" office:value-type="float" office:value="4717.415" calcext:value-type="float">
            <text:p><text:s/>4,71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42.738" calcext:value-type="float">
            <text:p><text:s/>14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58.436" calcext:value-type="float">
            <text:p><text:s/>1,25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878.745" calcext:value-type="float">
            <text:p><text:s/>87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458.979" calcext:value-type="float">
            <text:p><text:s/>3,45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8571.117" calcext:value-type="float">
            <text:p><text:s/>8,57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855.42" calcext:value-type="float">
            <text:p><text:s/>85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18.728" calcext:value-type="float">
            <text:p><text:s/>21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546.006" calcext:value-type="float">
            <text:p><text:s/>3,54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53.369" calcext:value-type="float">
            <text:p><text:s/>95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5179.51" calcext:value-type="float">
            <text:p><text:s/>25,18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84252.951" calcext:value-type="float">
            <text:p><text:s/>184,25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281.012" calcext:value-type="float">
            <text:p><text:s/>281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4.2" calcext:value-type="float">
            <text:p><text:s/>4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3386881.972" calcext:value-type="float">
            <text:p><text:s/>23,386,88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3386881.972" calcext:value-type="float">
            <text:p><text:s/>23,386,88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23386881.972" calcext:value-type="float">
            <text:p>( 23,386,882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9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1：車用汽油轉變產出中包含生質酒精(即E100) 120 公秉；消費中包含所有車用汽油，不論是否添加生質酒精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motor gasoline" consisted of 120 kiloliters of biogasoline (E100); the consumption of "motor gasoline" consists of all the motor gasoline, whether or not into which biogasoline are blended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2：我國自民國89年全面禁止含鉛汽油供應，故無鉛汽油統計數值等同車用汽油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unleaded gasoline data is equal to the motor gasoline, since the supply of leaded gasoline was prohibited in 2000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2">
          <table:table-cell table:style-name="ce14"/>
          <table:table-cell table:style-name="ce27"/>
          <table:table-cell table:style-name="ce14" table:number-columns-repeated="1022"/>
        </table:table-row>
        <table:table-row table:style-name="ro6" table:number-rows-repeated="5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4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3.$A$1:.$AMJ$10" table:range-usable-as="repeat-column repeat-row"/>
        </table:named-expressions>
      </table:table>
      <table:table table:name="Page4" table:style-name="ta4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8" table:default-cell-style-name="ce16"/>
        <table:table-column table:style-name="co4" table:default-cell-style-name="ce16"/>
        <table:table-column table:style-name="co2" table:number-columns-repeated="2" table:default-cell-style-name="ce15"/>
        <table:table-column table:style-name="co8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7年(西元2018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28" calcext:value-type="float">
              <text:p>28</text:p>
            </table:table-cell>
            <table:table-cell table:style-name="ce44" office:value-type="float" office:value="29" calcext:value-type="float">
              <text:p>29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4" office:value-type="float" office:value="31" calcext:value-type="float">
              <text:p>31</text:p>
            </table:table-cell>
            <table:table-cell table:style-name="ce44" office:value-type="float" office:value="32" calcext:value-type="float">
              <text:p>32</text:p>
            </table:table-cell>
            <table:table-cell table:style-name="ce44" office:value-type="float" office:value="33" calcext:value-type="float">
              <text:p>33</text:p>
            </table:table-cell>
            <table:table-cell table:style-name="ce44" office:value-type="float" office:value="34" calcext:value-type="float">
              <text:p>34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44" office:value-type="float" office:value="36" calcext:value-type="float">
              <text:p>36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柴油</text:p>
            </table:table-cell>
            <table:table-cell table:style-name="ce45" office:value-type="string" calcext:value-type="string">
              <text:p>燃料油</text:p>
            </table:table-cell>
            <table:table-cell table:style-name="ce45" office:value-type="string" calcext:value-type="string">
              <text:p>白精油</text:p>
            </table:table-cell>
            <table:table-cell table:style-name="ce45" office:value-type="string" calcext:value-type="string">
              <text:p>潤滑油</text:p>
            </table:table-cell>
            <table:table-cell table:style-name="ce45" office:value-type="string" calcext:value-type="string">
              <text:p>柏油</text:p>
            </table:table-cell>
            <table:table-cell table:style-name="ce45" office:value-type="string" calcext:value-type="string">
              <text:p>溶劑油</text:p>
            </table:table-cell>
            <table:table-cell table:style-name="ce45" office:value-type="string" calcext:value-type="string">
              <text:p>石蠟</text:p>
            </table:table-cell>
            <table:table-cell table:style-name="ce45" office:value-type="string" calcext:value-type="string">
              <text:p>石油焦</text:p>
            </table:table-cell>
            <table:table-cell table:style-name="ce45" office:value-type="string" calcext:value-type="string">
              <text:p>其他石油產品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Diesel Oil</text:p>
            </table:table-cell>
            <table:table-cell table:style-name="ce46" office:value-type="string" calcext:value-type="string">
              <text:p>Fuel Oil</text:p>
            </table:table-cell>
            <table:table-cell table:style-name="ce46" office:value-type="string" calcext:value-type="string">
              <text:p>White Spirits</text:p>
            </table:table-cell>
            <table:table-cell table:style-name="ce46" office:value-type="string" calcext:value-type="string">
              <text:p>Lubricants</text:p>
            </table:table-cell>
            <table:table-cell table:style-name="ce46" office:value-type="string" calcext:value-type="string">
              <text:p>Asphalts</text:p>
            </table:table-cell>
            <table:table-cell table:style-name="ce46" office:value-type="string" calcext:value-type="string">
              <text:p>Solvents</text:p>
            </table:table-cell>
            <table:table-cell table:style-name="ce46" office:value-type="string" calcext:value-type="string">
              <text:p>Paraffin Waxes</text:p>
            </table:table-cell>
            <table:table-cell table:style-name="ce46" office:value-type="string" calcext:value-type="string">
              <text:p>Petroleum Coke</text:p>
            </table:table-cell>
            <table:table-cell table:style-name="ce46" office:value-type="string" calcext:value-type="string">
              <text:p>Other Petroleum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8"/>
            <table:table-cell table:style-name="ce62" office:value-type="string" calcext:value-type="string">
              <text:p>Products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噸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44389.808" calcext:value-type="float">
            <text:p><text:s/>2,244,390 <text:s/></text:p>
          </table:table-cell>
          <table:table-cell table:style-name="ce50" office:value-type="float" office:value="1922.745" calcext:value-type="float">
            <text:p><text:s/>1,923 <text:s/></text:p>
          </table:table-cell>
          <table:table-cell table:style-name="ce50" office:value-type="float" office:value="352698" calcext:value-type="float">
            <text:p><text:s/>352,698 <text:s/></text:p>
          </table:table-cell>
          <table:table-cell table:style-name="ce50" office:value-type="float" office:value="107702" calcext:value-type="float">
            <text:p><text:s/>107,702 <text:s/></text:p>
          </table:table-cell>
          <table:table-cell table:style-name="ce50" office:value-type="float" office:value="1636770.18712226" calcext:value-type="float">
            <text:p><text:s/>1,636,770 <text:s/></text:p>
          </table:table-cell>
          <table:table-cell table:style-name="ce50" office:value-type="float" office:value="122198" calcext:value-type="float">
            <text:p><text:s/>122,198 <text:s/></text:p>
          </table:table-cell>
          <table:table-cell table:style-name="ce50" office:value-type="float" office:value="46597" calcext:value-type="float">
            <text:p><text:s/>46,597 <text:s/></text:p>
          </table:table-cell>
          <table:table-cell table:style-name="ce50" office:value-type="float" office:value="51725.5" calcext:value-type="float">
            <text:p><text:s/>51,72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11242497.608" calcext:value-type="float">
            <text:p><text:s/>11,242,498 <text:s/></text:p>
          </table:table-cell>
          <table:table-cell table:style-name="ce50" office:value-type="float" office:value="1960764.294" calcext:value-type="float">
            <text:p><text:s/>1,960,76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66403" calcext:value-type="float">
            <text:p><text:s/>566,403 <text:s/></text:p>
          </table:table-cell>
          <table:table-cell table:style-name="ce50" office:value-type="float" office:value="234008" calcext:value-type="float">
            <text:p><text:s/>234,008 <text:s/></text:p>
          </table:table-cell>
          <table:table-cell table:style-name="ce50" office:value-type="float" office:value="125433.42928667" calcext:value-type="float">
            <text:p><text:s/>125,433 <text:s/></text:p>
          </table:table-cell>
          <table:table-cell table:style-name="ce50" office:value-type="float" office:value="9462" calcext:value-type="float">
            <text:p><text:s/>9,462 <text:s/></text:p>
          </table:table-cell>
          <table:table-cell table:style-name="ce50" office:value-type="float" office:value="626238.17" calcext:value-type="float">
            <text:p><text:s/>626,238 <text:s/></text:p>
          </table:table-cell>
          <table:table-cell table:style-name="ce50" office:value-type="float" office:value="102395.394452" calcext:value-type="float">
            <text:p><text:s/>102,39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style-name="ce50" office:value-type="float" office:value="147188.817" calcext:value-type="float">
            <text:p><text:s/>147,189 <text:s/></text:p>
          </table:table-cell>
          <table:table-cell table:style-name="ce50" office:value-type="float" office:value="1093266.243" calcext:value-type="float">
            <text:p><text:s/>1,093,266 <text:s/></text:p>
          </table:table-cell>
          <table:table-cell table:style-name="ce50" office:value-type="float" office:value="147.6" calcext:value-type="float">
            <text:p><text:s/>14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322.4" calcext:value-type="float">
            <text:p><text:s/>3,32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32.8" calcext:value-type="float">
            <text:p><text:s/>13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132614.782" calcext:value-type="float">
            <text:p><text:s/>132,615 <text:s/></text:p>
          </table:table-cell>
          <table:table-cell table:style-name="ce50" office:value-type="float" office:value="-197154.852" calcext:value-type="float">
            <text:p><text:s/>-197,155 <text:s/></text:p>
          </table:table-cell>
          <table:table-cell table:style-name="ce50" office:value-type="float" office:value="-202.796" calcext:value-type="float">
            <text:p><text:s/>-203 <text:s/></text:p>
          </table:table-cell>
          <table:table-cell table:style-name="ce50" office:value-type="float" office:value="1655.989" calcext:value-type="float">
            <text:p><text:s/>1,656 <text:s/></text:p>
          </table:table-cell>
          <table:table-cell table:style-name="ce50" office:value-type="float" office:value="-8574.735" calcext:value-type="float">
            <text:p><text:s/>-8,575 <text:s/></text:p>
          </table:table-cell>
          <table:table-cell table:style-name="ce50" office:value-type="float" office:value="-6053.23000000004" calcext:value-type="float">
            <text:p><text:s/>-6,05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888.366" calcext:value-type="float">
            <text:p><text:s/>2,888 <text:s/></text:p>
          </table:table-cell>
          <table:table-cell table:style-name="ce50" office:value-type="float" office:value="128764.179753" calcext:value-type="float">
            <text:p><text:s/>128,764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-11522301.207" calcext:value-type="float">
            <text:p><text:s/>-11,522,301 <text:s/></text:p>
          </table:table-cell>
          <table:table-cell table:style-name="ce51" office:value-type="float" office:value="-612485.877" calcext:value-type="float">
            <text:p><text:s/>-612,486 <text:s/></text:p>
          </table:table-cell>
          <table:table-cell table:style-name="ce51" office:value-type="float" office:value="1977.941" calcext:value-type="float">
            <text:p><text:s/>1,978 <text:s/></text:p>
          </table:table-cell>
          <table:table-cell table:style-name="ce51" office:value-type="float" office:value="-215360.989" calcext:value-type="float">
            <text:p><text:s/>-215,361 <text:s/></text:p>
          </table:table-cell>
          <table:table-cell table:style-name="ce51" office:value-type="float" office:value="-117731.265" calcext:value-type="float">
            <text:p><text:s/>-117,731 <text:s/></text:p>
          </table:table-cell>
          <table:table-cell table:style-name="ce51" office:value-type="float" office:value="1514067.58783559" calcext:value-type="float">
            <text:p><text:s/>1,514,068 <text:s/></text:p>
          </table:table-cell>
          <table:table-cell table:style-name="ce51" office:value-type="float" office:value="112736" calcext:value-type="float">
            <text:p><text:s/>112,736 <text:s/></text:p>
          </table:table-cell>
          <table:table-cell table:style-name="ce51" office:value-type="float" office:value="-582529.536" calcext:value-type="float">
            <text:p><text:s/>-582,530 <text:s/></text:p>
          </table:table-cell>
          <table:table-cell table:style-name="ce51" office:value-type="float" office:value="-179566.874205" calcext:value-type="float">
            <text:p><text:s/>-179,56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47666" calcext:value-type="float">
            <text:p><text:s/>47,666 <text:s/></text:p>
          </table:table-cell>
          <table:table-cell table:style-name="ce50" office:value-type="float" office:value="364761.613" calcext:value-type="float">
            <text:p><text:s/>364,762 <text:s/></text:p>
          </table:table-cell>
          <table:table-cell table:style-name="ce50" office:value-type="float" office:value="1357.45" calcext:value-type="float">
            <text:p><text:s/>1,357 <text:s/></text:p>
          </table:table-cell>
          <table:table-cell table:style-name="ce50" office:value-type="float" office:value="464.766" calcext:value-type="float">
            <text:p><text:s/>46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32.114" calcext:value-type="float">
            <text:p><text:s/>1,73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852.875" calcext:value-type="float">
            <text:p><text:s/>1,853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-109901.071" calcext:value-type="float">
            <text:p><text:s/>-109,901 <text:s/></text:p>
          </table:table-cell>
          <table:table-cell table:style-name="ce51" office:value-type="float" office:value="-23282.0945625" calcext:value-type="float">
            <text:p><text:s/>-23,282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97068.84402153" calcext:value-type="float">
            <text:p><text:s/>97,069 <text:s/></text:p>
          </table:table-cell>
          <table:table-cell table:style-name="ce50" office:value-type="float" office:value="1717433.35313776" calcext:value-type="float">
            <text:p><text:s/>1,717,43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4889.528" calcext:value-type="float">
            <text:p><text:s/>104,890 <text:s/></text:p>
          </table:table-cell>
          <table:table-cell table:style-name="ce50" office:value-type="float" office:value="14859.3489500409" calcext:value-type="float">
            <text:p><text:s/>14,85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95337" calcext:value-type="float">
            <text:p><text:s/>95,337 <text:s/></text:p>
          </table:table-cell>
          <table:table-cell table:style-name="ce50" office:value-type="float" office:value="1604280" calcext:value-type="float">
            <text:p><text:s/>1,604,28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style-name="ce50" office:value-type="float" office:value="105.934" calcext:value-type="float">
            <text:p><text:s/>106 <text:s/></text:p>
          </table:table-cell>
          <table:table-cell table:style-name="ce50" office:value-type="float" office:value="1937.333" calcext:value-type="float">
            <text:p><text:s/>1,93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442.866" calcext:value-type="float">
            <text:p><text:s/>12,44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1625.91002153" calcext:value-type="float">
            <text:p><text:s/>1,626 <text:s/></text:p>
          </table:table-cell>
          <table:table-cell table:style-name="ce51" office:value-type="float" office:value="98773.15413776" calcext:value-type="float">
            <text:p><text:s/>98,773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04889.528" calcext:value-type="float">
            <text:p><text:s/>104,890 <text:s/></text:p>
          </table:table-cell>
          <table:table-cell table:style-name="ce51" office:value-type="float" office:value="14859.3489500409" calcext:value-type="float">
            <text:p><text:s/>14,85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17241219.577" calcext:value-type="float">
            <text:p><text:s/>17,241,220 <text:s/></text:p>
          </table:table-cell>
          <table:table-cell table:style-name="ce50" office:value-type="float" office:value="4385333.2084375" calcext:value-type="float">
            <text:p><text:s/>4,385,333 <text:s/></text:p>
          </table:table-cell>
          <table:table-cell table:style-name="ce50" office:value-type="float" office:value="890.509" calcext:value-type="float">
            <text:p><text:s/>891 <text:s/></text:p>
          </table:table-cell>
          <table:table-cell table:style-name="ce50" office:value-type="float" office:value="767149.439" calcext:value-type="float">
            <text:p><text:s/>767,149 <text:s/></text:p>
          </table:table-cell>
          <table:table-cell table:style-name="ce50" office:value-type="float" office:value="587170.705" calcext:value-type="float">
            <text:p><text:s/>587,171 <text:s/></text:p>
          </table:table-cell>
          <table:table-cell table:style-name="ce50" office:value-type="float" office:value="51158.23" calcext:value-type="float">
            <text:p><text:s/>51,15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76303" calcext:value-type="float">
            <text:p><text:s/>1,276,303 <text:s/></text:p>
          </table:table-cell>
          <table:table-cell table:style-name="ce50" office:value-type="float" office:value="1388667.41869056" calcext:value-type="float">
            <text:p><text:s/>1,388,66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17190999.39828" calcext:value-type="float">
            <text:p><text:s/>17,190,999 <text:s/></text:p>
          </table:table-cell>
          <table:table-cell table:style-name="ce50" office:value-type="float" office:value="4385333.2084375" calcext:value-type="float">
            <text:p><text:s/>4,385,333 <text:s/></text:p>
          </table:table-cell>
          <table:table-cell table:style-name="ce50" office:value-type="float" office:value="890.509" calcext:value-type="float">
            <text:p><text:s/>891 <text:s/></text:p>
          </table:table-cell>
          <table:table-cell table:style-name="ce50" office:value-type="float" office:value="767149.439" calcext:value-type="float">
            <text:p><text:s/>767,149 <text:s/></text:p>
          </table:table-cell>
          <table:table-cell table:style-name="ce50" office:value-type="float" office:value="587170.705" calcext:value-type="float">
            <text:p><text:s/>587,171 <text:s/></text:p>
          </table:table-cell>
          <table:table-cell table:style-name="ce50" office:value-type="float" office:value="51158.23" calcext:value-type="float">
            <text:p><text:s/>51,15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76303" calcext:value-type="float">
            <text:p><text:s/>1,276,303 <text:s/></text:p>
          </table:table-cell>
          <table:table-cell table:style-name="ce50" office:value-type="float" office:value="1333487.57755989" calcext:value-type="float">
            <text:p><text:s/>1,333,488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50220.17872" calcext:value-type="float">
            <text:p><text:s/>50,220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51" office:value-type="float" office:value="55179.8411306667" calcext:value-type="float">
            <text:p><text:s/>55,18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32600.434" calcext:value-type="float">
            <text:p><text:s/>32,600 <text:s/></text:p>
          </table:table-cell>
          <table:table-cell table:style-name="ce50" office:value-type="float" office:value="100837.71081491" calcext:value-type="float">
            <text:p><text:s/>100,83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52737.776" calcext:value-type="float">
            <text:p><text:s/>552,738 <text:s/></text:p>
          </table:table-cell>
          <table:table-cell table:style-name="ce50" office:value-type="float" office:value="28292.739938848" calcext:value-type="float">
            <text:p><text:s/>28,29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32592.628" calcext:value-type="float">
            <text:p><text:s/>32,593 <text:s/></text:p>
          </table:table-cell>
          <table:table-cell table:style-name="ce50" office:value-type="float" office:value="98527.71081491" calcext:value-type="float">
            <text:p><text:s/>98,52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52737.776" calcext:value-type="float">
            <text:p><text:s/>552,738 <text:s/></text:p>
          </table:table-cell>
          <table:table-cell table:style-name="ce50" office:value-type="float" office:value="28292.739938848" calcext:value-type="float">
            <text:p><text:s/>28,29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00" calcext:value-type="float">
            <text:p><text:s/>1,00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style-name="ce51" office:value-type="float" office:value="7.806" calcext:value-type="float">
            <text:p><text:s/>8 <text:s/></text:p>
          </table:table-cell>
          <table:table-cell table:style-name="ce51" office:value-type="float" office:value="1310" calcext:value-type="float">
            <text:p><text:s/>1,310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5651484.16297847" calcext:value-type="float">
            <text:p><text:s/>5,651,484 <text:s/></text:p>
          </table:table-cell>
          <table:table-cell table:style-name="ce52" office:value-type="float" office:value="1613096.74904733" calcext:value-type="float">
            <text:p><text:s/>1,613,097 <text:s/></text:p>
          </table:table-cell>
          <table:table-cell table:style-name="ce52" office:value-type="float" office:value="1511" calcext:value-type="float">
            <text:p><text:s/>1,511 <text:s/></text:p>
          </table:table-cell>
          <table:table-cell table:style-name="ce52" office:value-type="float" office:value="551323.684" calcext:value-type="float">
            <text:p><text:s/>551,324 <text:s/></text:p>
          </table:table-cell>
          <table:table-cell table:style-name="ce52" office:value-type="float" office:value="469439.44" calcext:value-type="float">
            <text:p><text:s/>469,439 <text:s/></text:p>
          </table:table-cell>
          <table:table-cell table:style-name="ce52" office:value-type="float" office:value="1563493.70383559" calcext:value-type="float">
            <text:p><text:s/>1,563,494 <text:s/></text:p>
          </table:table-cell>
          <table:table-cell table:style-name="ce52" office:value-type="float" office:value="112736" calcext:value-type="float">
            <text:p><text:s/>112,736 <text:s/></text:p>
          </table:table-cell>
          <table:table-cell table:style-name="ce52" office:value-type="float" office:value="36146.16" calcext:value-type="float">
            <text:p><text:s/>36,146 <text:s/></text:p>
          </table:table-cell>
          <table:table-cell table:style-name="ce52" office:value-type="float" office:value="1164095.58059667" calcext:value-type="float">
            <text:p><text:s/>1,164,096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5651484.16297847" calcext:value-type="float">
            <text:p><text:s/>5,651,484 <text:s/></text:p>
          </table:table-cell>
          <table:table-cell table:style-name="ce52" office:value-type="float" office:value="1613096.74904733" calcext:value-type="float">
            <text:p><text:s/>1,613,097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12047" calcext:value-type="float">
            <text:p><text:s/>12,04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13857.46997847" calcext:value-type="float">
            <text:p><text:s/>113,857 <text:s/></text:p>
          </table:table-cell>
          <table:table-cell table:style-name="ce50" office:value-type="float" office:value="1327207.91204733" calcext:value-type="float">
            <text:p><text:s/>1,327,20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2047" calcext:value-type="float">
            <text:p><text:s/>12,04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2660.5" calcext:value-type="float">
            <text:p><text:s/>2,661 <text:s/></text:p>
          </table:table-cell>
          <table:table-cell table:style-name="ce50" office:value-type="float" office:value="3570" calcext:value-type="float">
            <text:p><text:s/>3,57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16693.903" calcext:value-type="float">
            <text:p><text:s/>16,694 <text:s/></text:p>
          </table:table-cell>
          <table:table-cell table:style-name="ce50" office:value-type="float" office:value="151657.64451359" calcext:value-type="float">
            <text:p><text:s/>151,65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496.5" calcext:value-type="float">
            <text:p><text:s/>497 <text:s/></text:p>
          </table:table-cell>
          <table:table-cell table:style-name="ce50" office:value-type="float" office:value="137497.24" calcext:value-type="float">
            <text:p><text:s/>137,49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743.6" calcext:value-type="float">
            <text:p><text:s/>6,74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67.385" calcext:value-type="float">
            <text:p><text:s/>67 <text:s/></text:p>
          </table:table-cell>
          <table:table-cell table:style-name="ce50" office:value-type="float" office:value="948.8" calcext:value-type="float">
            <text:p><text:s/>94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844.652" calcext:value-type="float">
            <text:p><text:s/>845 <text:s/></text:p>
          </table:table-cell>
          <table:table-cell table:style-name="ce50" office:value-type="float" office:value="56996.79921948" calcext:value-type="float">
            <text:p><text:s/>56,99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125.243" calcext:value-type="float">
            <text:p><text:s/>125 <text:s/></text:p>
          </table:table-cell>
          <table:table-cell table:style-name="ce50" office:value-type="float" office:value="554" calcext:value-type="float">
            <text:p><text:s/>55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59772.56117844" calcext:value-type="float">
            <text:p><text:s/>59,773 <text:s/></text:p>
          </table:table-cell>
          <table:table-cell table:style-name="ce50" office:value-type="float" office:value="360818.38631426" calcext:value-type="float">
            <text:p><text:s/>360,81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56876.4" calcext:value-type="float">
            <text:p><text:s/>56,876 <text:s/></text:p>
          </table:table-cell>
          <table:table-cell table:style-name="ce50" office:value-type="float" office:value="204310.94016975" calcext:value-type="float">
            <text:p><text:s/>204,31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6897.22824593" calcext:value-type="float">
            <text:p>( 16,897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56876.4" calcext:value-type="float">
            <text:p>( 56,876 <text:s/>)</text:p>
          </table:table-cell>
          <table:table-cell table:style-name="ce53" office:value-type="float" office:value="183748.71192382" calcext:value-type="float">
            <text:p>( 183,749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3665" calcext:value-type="float">
            <text:p>( 3,665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62.36117844" calcext:value-type="float">
            <text:p><text:s/>62 <text:s/></text:p>
          </table:table-cell>
          <table:table-cell table:style-name="ce50" office:value-type="float" office:value="98663.09569542" calcext:value-type="float">
            <text:p><text:s/>98,66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2593.8" calcext:value-type="float">
            <text:p><text:s/>2,594 <text:s/></text:p>
          </table:table-cell>
          <table:table-cell table:style-name="ce50" office:value-type="float" office:value="57844.35044909" calcext:value-type="float">
            <text:p><text:s/>57,84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240" calcext:value-type="float">
            <text:p><text:s/>240 <text:s/></text:p>
          </table:table-cell>
          <table:table-cell table:number-columns-repeated="8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458.85" calcext:value-type="float">
            <text:p><text:s/>459 <text:s/></text:p>
          </table:table-cell>
          <table:table-cell table:style-name="ce50" office:value-type="float" office:value="45935.279" calcext:value-type="float">
            <text:p><text:s/>45,93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18.421" calcext:value-type="float">
            <text:p><text:s/>18 <text:s/></text:p>
          </table:table-cell>
          <table:table-cell table:style-name="ce50" office:value-type="float" office:value="18025.3" calcext:value-type="float">
            <text:p><text:s/>18,02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11.543" calcext:value-type="float">
            <text:p><text:s/>12 <text:s/></text:p>
          </table:table-cell>
          <table:table-cell table:style-name="ce54" office:value-type="float" office:value="42110.2" calcext:value-type="float">
            <text:p><text:s/>42,110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4324.537" calcext:value-type="float">
            <text:p><text:s/>14,325 <text:s/></text:p>
          </table:table-cell>
          <table:table-cell table:style-name="ce50" office:value-type="float" office:value="235180.62" calcext:value-type="float">
            <text:p><text:s/>235,18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2682.581" calcext:value-type="float">
            <text:p><text:s/>12,683 <text:s/></text:p>
          </table:table-cell>
          <table:table-cell table:style-name="ce50" office:value-type="float" office:value="23330.22" calcext:value-type="float">
            <text:p><text:s/>23,33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641.956" calcext:value-type="float">
            <text:p><text:s/>1,642 <text:s/></text:p>
          </table:table-cell>
          <table:table-cell table:style-name="ce50" office:value-type="float" office:value="211850.4" calcext:value-type="float">
            <text:p><text:s/>211,85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594" calcext:value-type="float">
            <text:p>( 594 <text:s/>)</text:p>
          </table:table-cell>
          <table:table-cell table:style-name="ce53" office:value-type="float" office:value="11979" calcext:value-type="float">
            <text:p>( 11,979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939.756" calcext:value-type="float">
            <text:p>( 940 <text:s/>)</text:p>
          </table:table-cell>
          <table:table-cell table:style-name="ce55" office:value-type="float" office:value="147866.2" calcext:value-type="float">
            <text:p>( 147,866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6618.493" calcext:value-type="float">
            <text:p><text:s/>6,618 <text:s/></text:p>
          </table:table-cell>
          <table:table-cell table:style-name="ce50" office:value-type="float" office:value="147656.407" calcext:value-type="float">
            <text:p><text:s/>147,65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2047" calcext:value-type="float">
            <text:p><text:s/>12,047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6500.393" calcext:value-type="float">
            <text:p><text:s/>6,500 <text:s/></text:p>
          </table:table-cell>
          <table:table-cell table:style-name="ce50" office:value-type="float" office:value="119631.707" calcext:value-type="float">
            <text:p><text:s/>119,63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2047" calcext:value-type="float">
            <text:p><text:s/>12,047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118.1" calcext:value-type="float">
            <text:p><text:s/>118 <text:s/></text:p>
          </table:table-cell>
          <table:table-cell table:style-name="ce50" office:value-type="float" office:value="28024.7" calcext:value-type="float">
            <text:p><text:s/>28,02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0.2" calcext:value-type="float">
            <text:p>( 0 <text:s/>)</text:p>
          </table:table-cell>
          <table:table-cell table:style-name="ce53" office:value-type="float" office:value="21678.1" calcext:value-type="float">
            <text:p>( 21,678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324.365" calcext:value-type="float">
            <text:p><text:s/>324 <text:s/></text:p>
          </table:table-cell>
          <table:table-cell table:style-name="ce50" office:value-type="float" office:value="30459.3" calcext:value-type="float">
            <text:p><text:s/>30,45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269.368" calcext:value-type="float">
            <text:p><text:s/>269 <text:s/></text:p>
          </table:table-cell>
          <table:table-cell table:style-name="ce54" office:value-type="float" office:value="2211.8" calcext:value-type="float">
            <text:p><text:s/>2,212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6850.576" calcext:value-type="float">
            <text:p><text:s/>6,851 <text:s/></text:p>
          </table:table-cell>
          <table:table-cell table:style-name="ce50" office:value-type="float" office:value="9080.36" calcext:value-type="float">
            <text:p><text:s/>9,08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style-name="ce53" office:value-type="float" office:value="6603.525" calcext:value-type="float">
            <text:p>( 6,604 <text:s/>)</text:p>
          </table:table-cell>
          <table:table-cell table:style-name="ce53" office:value-type="float" office:value="6117.8" calcext:value-type="float">
            <text:p>( 6,118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2322.596" calcext:value-type="float">
            <text:p><text:s/>2,323 <text:s/></text:p>
          </table:table-cell>
          <table:table-cell table:style-name="ce50" office:value-type="float" office:value="8602.4" calcext:value-type="float">
            <text:p><text:s/>8,60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46.831" calcext:value-type="float">
            <text:p><text:s/>47 <text:s/></text:p>
          </table:table-cell>
          <table:table-cell table:style-name="ce50" office:value-type="float" office:value="3700.3" calcext:value-type="float">
            <text:p><text:s/>3,70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style-name="ce50" office:value-type="float" office:value="556.69180003" calcext:value-type="float">
            <text:p><text:s/>557 <text:s/></text:p>
          </table:table-cell>
          <table:table-cell table:style-name="ce50" office:value-type="float" office:value="4100.94" calcext:value-type="float">
            <text:p><text:s/>4,10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style-name="ce50" office:value-type="float" office:value="1394.454" calcext:value-type="float">
            <text:p><text:s/>1,394 <text:s/></text:p>
          </table:table-cell>
          <table:table-cell table:style-name="ce50" office:value-type="float" office:value="17491.8" calcext:value-type="float">
            <text:p><text:s/>17,49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43866.736" calcext:value-type="float">
            <text:p><text:s/>43,867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style-name="ce50" office:value-type="float" office:value="4679453.771" calcext:value-type="float">
            <text:p><text:s/>4,679,454 <text:s/></text:p>
          </table:table-cell>
          <table:table-cell table:style-name="ce50" office:value-type="float" office:value="40195.745" calcext:value-type="float">
            <text:p><text:s/>40,19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style-name="ce50" office:value-type="float" office:value="4643774.771" calcext:value-type="float">
            <text:p><text:s/>4,643,775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style-name="ce50" office:value-type="float" office:value="21290" calcext:value-type="float">
            <text:p><text:s/>21,290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style-name="ce50" office:value-type="float" office:value="14389" calcext:value-type="float">
            <text:p><text:s/>14,389 <text:s/></text:p>
          </table:table-cell>
          <table:table-cell table:style-name="ce50" office:value-type="float" office:value="40195.745" calcext:value-type="float">
            <text:p><text:s/>40,19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538093.046" calcext:value-type="float">
            <text:p><text:s/>538,093 <text:s/></text:p>
          </table:table-cell>
          <table:table-cell table:style-name="ce50" office:value-type="float" office:value="24876.79" calcext:value-type="float">
            <text:p><text:s/>24,87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69002.227" calcext:value-type="float">
            <text:p><text:s/>69,002 <text:s/></text:p>
          </table:table-cell>
          <table:table-cell table:style-name="ce50" office:value-type="float" office:value="1476.5" calcext:value-type="float">
            <text:p><text:s/>1,47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style-name="ce51" office:value-type="float" office:value="469090.819" calcext:value-type="float">
            <text:p><text:s/>469,091 <text:s/></text:p>
          </table:table-cell>
          <table:table-cell table:style-name="ce51" office:value-type="float" office:value="23400.29" calcext:value-type="float">
            <text:p><text:s/>23,400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320079.876" calcext:value-type="float">
            <text:p><text:s/>320,080 <text:s/></text:p>
          </table:table-cell>
          <table:table-cell table:style-name="ce50" office:value-type="float" office:value="220816.302" calcext:value-type="float">
            <text:p><text:s/>220,81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style-name="ce50" office:value-type="float" office:value="48517.897" calcext:value-type="float">
            <text:p><text:s/>48,518 <text:s/></text:p>
          </table:table-cell>
          <table:table-cell table:style-name="ce50" office:value-type="float" office:value="160261.15" calcext:value-type="float">
            <text:p><text:s/>160,26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950.223" calcext:value-type="float">
            <text:p><text:s/>950 <text:s/></text:p>
          </table:table-cell>
          <table:table-cell table:style-name="ce50" office:value-type="float" office:value="6219.35" calcext:value-type="float">
            <text:p><text:s/>6,21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20961.18" calcext:value-type="float">
            <text:p><text:s/>20,961 <text:s/></text:p>
          </table:table-cell>
          <table:table-cell table:style-name="ce50" office:value-type="float" office:value="3815" calcext:value-type="float">
            <text:p><text:s/>3,81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style-name="ce50" office:value-type="float" office:value="170.265" calcext:value-type="float">
            <text:p><text:s/>170 <text:s/></text:p>
          </table:table-cell>
          <table:table-cell table:style-name="ce50" office:value-type="float" office:value="84.4" calcext:value-type="float">
            <text:p><text:s/>8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style-name="ce50" office:value-type="float" office:value="1846" calcext:value-type="float">
            <text:p><text:s/>1,846 <text:s/></text:p>
          </table:table-cell>
          <table:table-cell table:style-name="ce50" office:value-type="float" office:value="-0.02" calcext:value-type="float">
            <text:p><text:s/>-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50.527" calcext:value-type="float">
            <text:p><text:s/>51 <text:s/></text:p>
          </table:table-cell>
          <table:table-cell table:style-name="ce50" office:value-type="float" office:value="9" calcext:value-type="float">
            <text:p><text:s/>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style-name="ce50" office:value-type="float" office:value="1260.867" calcext:value-type="float">
            <text:p><text:s/>1,261 <text:s/></text:p>
          </table:table-cell>
          <table:table-cell table:style-name="ce50" office:value-type="float" office:value="870" calcext:value-type="float">
            <text:p><text:s/>87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style-name="ce50" office:value-type="float" office:value="6993.415" calcext:value-type="float">
            <text:p><text:s/>6,993 <text:s/></text:p>
          </table:table-cell>
          <table:table-cell table:style-name="ce50" office:value-type="float" office:value="9393.352" calcext:value-type="float">
            <text:p><text:s/>9,39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188330.369" calcext:value-type="float">
            <text:p><text:s/>188,330 <text:s/></text:p>
          </table:table-cell>
          <table:table-cell table:style-name="ce50" office:value-type="float" office:value="2877.2" calcext:value-type="float">
            <text:p><text:s/>2,87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50999.133" calcext:value-type="float">
            <text:p><text:s/>50,999 <text:s/></text:p>
          </table:table-cell>
          <table:table-cell table:style-name="ce51" office:value-type="float" office:value="37286.87" calcext:value-type="float">
            <text:p><text:s/>37,287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511" calcext:value-type="float">
            <text:p><text:s/>1,511 <text:s/></text:p>
          </table:table-cell>
          <table:table-cell table:style-name="ce50" office:value-type="float" office:value="551323.684" calcext:value-type="float">
            <text:p><text:s/>551,324 <text:s/></text:p>
          </table:table-cell>
          <table:table-cell table:style-name="ce50" office:value-type="float" office:value="469439.44" calcext:value-type="float">
            <text:p><text:s/>469,439 <text:s/></text:p>
          </table:table-cell>
          <table:table-cell table:style-name="ce50" office:value-type="float" office:value="1563493.70383559" calcext:value-type="float">
            <text:p><text:s/>1,563,494 <text:s/></text:p>
          </table:table-cell>
          <table:table-cell table:style-name="ce50" office:value-type="float" office:value="112736" calcext:value-type="float">
            <text:p><text:s/>112,736 <text:s/></text:p>
          </table:table-cell>
          <table:table-cell table:style-name="ce50" office:value-type="float" office:value="36146.16" calcext:value-type="float">
            <text:p><text:s/>36,146 <text:s/></text:p>
          </table:table-cell>
          <table:table-cell table:style-name="ce50" office:value-type="float" office:value="1152048.58059667" calcext:value-type="float">
            <text:p><text:s/>1,152,049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511" calcext:value-type="float">
            <text:p><text:s/>1,511 <text:s/></text:p>
          </table:table-cell>
          <table:table-cell table:style-name="ce50" office:value-type="float" office:value="551323.684" calcext:value-type="float">
            <text:p><text:s/>551,324 <text:s/></text:p>
          </table:table-cell>
          <table:table-cell table:style-name="ce50" office:value-type="float" office:value="469439.44" calcext:value-type="float">
            <text:p><text:s/>469,439 <text:s/></text:p>
          </table:table-cell>
          <table:table-cell table:style-name="ce50" office:value-type="float" office:value="1563493.70383559" calcext:value-type="float">
            <text:p><text:s/>1,563,494 <text:s/></text:p>
          </table:table-cell>
          <table:table-cell table:style-name="ce50" office:value-type="float" office:value="112736" calcext:value-type="float">
            <text:p><text:s/>112,736 <text:s/></text:p>
          </table:table-cell>
          <table:table-cell table:style-name="ce50" office:value-type="float" office:value="36146.16" calcext:value-type="float">
            <text:p><text:s/>36,146 <text:s/></text:p>
          </table:table-cell>
          <table:table-cell table:style-name="ce50" office:value-type="float" office:value="1152048.58059667" calcext:value-type="float">
            <text:p><text:s/>1,152,049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373646.722737312" calcext:value-type="float">
            <text:p><text:s/>373,647 <text:s/></text:p>
          </table:table-cell>
          <table:table-cell table:style-name="ce57" office:value-type="float" office:value="6724023.64369569" calcext:value-type="float">
            <text:p><text:s/>6,724,024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278565.323782" calcext:value-type="float">
            <text:p><text:s/>278,565 <text:s/></text:p>
          </table:table-cell>
          <table:table-cell table:style-name="ce57" office:value-type="float" office:value="47848.431549" calcext:value-type="float">
            <text:p><text:s/>47,848 <text:s/></text:p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333646.297929312" calcext:value-type="float">
            <text:p><text:s/>333,646 <text:s/></text:p>
          </table:table-cell>
          <table:table-cell table:style-name="ce57" office:value-type="float" office:value="6416990.62707069" calcext:value-type="float">
            <text:p><text:s/>6,416,991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style-name="ce57" office:value-type="float" office:value="35776.899315" calcext:value-type="float">
            <text:p><text:s/>35,777 <text:s/></text:p>
          </table:table-cell>
          <table:table-cell table:style-name="ce57" office:value-type="float" office:value="7806.315897" calcext:value-type="float">
            <text:p><text:s/>7,806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37277.113662" calcext:value-type="float">
            <text:p><text:s/>37,277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4223.525493" calcext:value-type="float">
            <text:p><text:s/>4,224 <text:s/></text:p>
          </table:table-cell>
          <table:table-cell table:style-name="ce57" office:value-type="float" office:value="261949.587066" calcext:value-type="float">
            <text:p><text:s/>261,950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278565.323782" calcext:value-type="float">
            <text:p><text:s/>278,565 <text:s/></text:p>
          </table:table-cell>
          <table:table-cell table:style-name="ce57" office:value-type="float" office:value="47848.431549" calcext:value-type="float">
            <text:p><text:s/>47,848 <text:s/></text:p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1391.831114" calcext:value-type="float">
            <text:p><text:s/>1,392 <text:s/></text:p>
          </table:table-cell>
          <table:table-cell table:style-name="ce57" office:value-type="float" office:value="1478412.575677" calcext:value-type="float">
            <text:p><text:s/>1,478,413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332417.916766" calcext:value-type="float">
            <text:p><text:s/>332,418 <text:s/></text:p>
          </table:table-cell>
          <table:table-cell table:style-name="ce57" office:value-type="float" office:value="20048.840112" calcext:value-type="float">
            <text:p><text:s/>20,049 <text:s/></text:p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1391.831114" calcext:value-type="float">
            <text:p><text:s/>1,392 <text:s/></text:p>
          </table:table-cell>
          <table:table-cell table:style-name="ce51" office:value-type="float" office:value="1478412.575677" calcext:value-type="float">
            <text:p><text:s/>1,478,413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332417.916766" calcext:value-type="float">
            <text:p><text:s/>332,418 <text:s/></text:p>
          </table:table-cell>
          <table:table-cell table:style-name="ce51" office:value-type="float" office:value="20048.840112" calcext:value-type="float">
            <text:p><text:s/>20,049 <text:s/></text:p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63" office:value-type="string" calcext:value-type="string" table:number-columns-spanned="12" table:number-rows-spanned="1">
            <text:p>說明 3：柴油轉變產出中包含生質柴油(即B100) 60 公秉，自103年5月5日起已停止摻配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column "diesel oil" consisted of 60 kiloliters of biodiesels (B100). It has no longer been blended with B100 since May 5, 2014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4：燃料油轉變產出含再生燃料油 46,510 公秉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fuel oil" consisted of 46,510 kiloliters of liquid biofuels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4" table:number-columns-spanned="12" table:number-rows-spanned="1"/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6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4.$A$1:.$AMJ$10" table:range-usable-as="repeat-column repeat-row"/>
        </table:named-expressions>
      </table:table>
      <table:table table:name="Page5" table:style-name="ta5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3" table:default-cell-style-name="ce16"/>
        <table:table-column table:style-name="co14" table:number-columns-repeated="2" table:default-cell-style-name="ce16"/>
        <table:table-column table:style-name="co13" table:number-columns-repeated="2" table:default-cell-style-name="ce16"/>
        <table:table-column table:style-name="co14" table:number-columns-repeated="4" table:default-cell-style-name="ce16"/>
        <table:table-column table:style-name="co6" table:default-cell-style-name="ce15"/>
        <table:table-column table:style-name="co15" table:default-cell-style-name="ce15"/>
        <table:table-column table:style-name="co16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3" table:number-rows-spanned="1">
              <text:p>能源平衡表－OECD能源統計格式（原始單位）</text:p>
            </table:table-cell>
            <table:covered-table-cell table:number-columns-repeated="12" table:style-name="ce17"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7年(西元2018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37" calcext:value-type="float">
              <text:p>37</text:p>
            </table:table-cell>
            <table:table-cell table:style-name="ce44" office:value-type="float" office:value="38" calcext:value-type="float">
              <text:p>38</text:p>
            </table:table-cell>
            <table:table-cell table:style-name="ce44" office:value-type="float" office:value="39" calcext:value-type="float">
              <text:p>39</text:p>
            </table:table-cell>
            <table:table-cell table:style-name="ce44" office:value-type="float" office:value="40" calcext:value-type="float">
              <text:p>40</text:p>
            </table:table-cell>
            <table:table-cell table:style-name="ce44" office:value-type="float" office:value="41" calcext:value-type="float">
              <text:p>41</text:p>
            </table:table-cell>
            <table:table-cell table:style-name="ce44" office:value-type="float" office:value="42" calcext:value-type="float">
              <text:p>42</text:p>
            </table:table-cell>
            <table:table-cell table:style-name="ce44" office:value-type="float" office:value="43" calcext:value-type="float">
              <text:p>43</text:p>
            </table:table-cell>
            <table:table-cell table:style-name="ce44" office:value-type="float" office:value="44" calcext:value-type="float">
              <text:p>44</text:p>
            </table:table-cell>
            <table:table-cell table:style-name="ce44" office:value-type="float" office:value="45" calcext:value-type="float">
              <text:p>45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天然氣合計</text:p>
            </table:table-cell>
            <table:table-cell table:style-name="ce45" office:value-type="string" calcext:value-type="string">
              <text:p>(自產)</text:p>
            </table:table-cell>
            <table:table-cell table:style-name="ce45" office:value-type="string" calcext:value-type="string">
              <text:p>(進口)</text:p>
            </table:table-cell>
            <table:table-cell table:style-name="ce45" office:value-type="string" calcext:value-type="string">
              <text:p>生質能及</text:p>
            </table:table-cell>
            <table:table-cell table:style-name="ce45" office:value-type="string" calcext:value-type="string">
              <text:p>生質能合計</text:p>
            </table:table-cell>
            <table:table-cell table:style-name="ce45" office:value-type="string" calcext:value-type="string">
              <text:p>固態生質能</text:p>
            </table:table-cell>
            <table:table-cell table:style-name="ce45" office:value-type="string" calcext:value-type="string">
              <text:p>液態生質能</text:p>
            </table:table-cell>
            <table:table-cell table:style-name="ce45" office:value-type="string" calcext:value-type="string">
              <text:p>氣態生質能</text:p>
            </table:table-cell>
            <table:table-cell table:style-name="ce45" office:value-type="string" calcext:value-type="string">
              <text:p>廢棄物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45" office:value-type="string" calcext:value-type="string">
              <text:p>天然氣</text:p>
            </table:table-cell>
            <table:table-cell table:style-name="ce45" office:value-type="string" calcext:value-type="string">
              <text:p>液化天然氣</text:p>
            </table:table-cell>
            <table:table-cell table:style-name="ce45" office:value-type="string" calcext:value-type="string">
              <text:p>廢棄物合計</text:p>
            </table:table-cell>
            <table:table-cell table:style-name="ce45" table:number-columns-repeated="3"/>
            <table:table-cell table:style-name="ce61"/>
            <table:table-cell table:style-name="ce45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(Indigenous)</text:p>
            </table:table-cell>
            <table:table-cell table:style-name="ce46" office:value-type="string" calcext:value-type="string">
              <text:p>(Imported)</text:p>
            </table:table-cell>
            <table:table-cell table:style-name="ce46" office:value-type="string" calcext:value-type="string">
              <text:p>Biomass and</text:p>
            </table:table-cell>
            <table:table-cell table:style-name="ce46" office:value-type="string" calcext:value-type="string">
              <text:p>Biomasss Total</text:p>
            </table:table-cell>
            <table:table-cell table:style-name="ce46" office:value-type="string" calcext:value-type="string">
              <text:p>Solid Biomass</text:p>
            </table:table-cell>
            <table:table-cell table:style-name="ce46" office:value-type="string" calcext:value-type="string">
              <text:p>Liguid Biomass</text:p>
            </table:table-cell>
            <table:table-cell table:style-name="ce46" office:value-type="string" calcext:value-type="string">
              <text:p>Biogas</text:p>
            </table:table-cell>
            <table:table-cell table:style-name="ce62" office:value-type="string" calcext:value-type="string">
              <text:p>Waste an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Total</text:p>
            </table:table-cell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LNG</text:p>
            </table:table-cell>
            <table:table-cell table:style-name="ce62" office:value-type="string" calcext:value-type="string">
              <text:p>Waste Total</text:p>
            </table:table-cell>
            <table:table-cell table:style-name="ce62" table:number-columns-repeated="3"/>
            <table:table-cell table:style-name="ce46"/>
            <table:table-cell table:style-name="ce62" office:value-type="string" calcext:value-type="string">
              <text:p>Other Non-Specifie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噸)</text:p>
            </table:table-cell>
            <table:table-cell table:number-columns-repeated="2" table:style-name="ce45" office:value-type="string" calcext:value-type="string">
              <text:p>(千立方公尺)</text:p>
            </table:table-cell>
            <table:table-cell table:number-columns-repeated="6"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MT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number-columns-repeated="6"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38-C39</text:p>
            </table:table-cell>
            <table:table-cell table:style-name="ce48" table:number-columns-repeated="2"/>
            <table:table-cell table:style-name="ce48" office:value-type="string" calcext:value-type="string">
              <text:p>C41+C45</text:p>
            </table:table-cell>
            <table:table-cell table:style-name="ce48" office:value-type="string" calcext:value-type="string">
              <text:p>C42-C44</text:p>
            </table:table-cell>
            <table:table-cell table:style-name="ce48" table:number-columns-repeated="4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133055.098316498" calcext:value-type="float">
            <text:p><text:s/>133,055 <text:s/></text:p>
          </table:table-cell>
          <table:table-cell table:style-name="ce49" office:value-type="float" office:value="197586.821" calcext:value-type="float">
            <text:p><text:s/>197,587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1680542.9895868" calcext:value-type="float">
            <text:p><text:s/>1,680,543 <text:s/></text:p>
          </table:table-cell>
          <table:table-cell table:style-name="ce49" office:value-type="float" office:value="175002.638786023" calcext:value-type="float">
            <text:p><text:s/>175,003 <text:s/></text:p>
          </table:table-cell>
          <table:table-cell table:style-name="ce49" office:value-type="float" office:value="167838.531106667" calcext:value-type="float">
            <text:p><text:s/>167,839 <text:s/></text:p>
          </table:table-cell>
          <table:table-cell table:style-name="ce49" office:value-type="float" office:value="56.1866666666667" calcext:value-type="float">
            <text:p><text:s/>56 <text:s/></text:p>
          </table:table-cell>
          <table:table-cell table:style-name="ce49" office:value-type="float" office:value="7107.92101269" calcext:value-type="float">
            <text:p><text:s/>7,108 <text:s/></text:p>
          </table:table-cell>
          <table:table-cell table:style-name="ce49" office:value-type="float" office:value="1505540.35080078" calcext:value-type="float">
            <text:p><text:s/>1,505,540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16993018.5772542" calcext:value-type="float">
            <text:p><text:s/>16,993,01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430784.5219755" calcext:value-type="float">
            <text:p><text:s/>22,430,785 <text:s/></text:p>
          </table:table-cell>
          <table:table-cell table:number-columns-repeated="2" table:style-name="ce50" office:value-type="float" office:value="8888.81052777778" calcext:value-type="float">
            <text:p><text:s/>8,889 <text:s/></text:p>
          </table:table-cell>
          <table:table-cell table:style-name="ce50" office:value-type="float" office:value="8818.09286111111" calcext:value-type="float">
            <text:p><text:s/>8,818 <text:s/></text:p>
          </table:table-cell>
          <table:table-cell table:style-name="ce50" office:value-type="float" office:value="70.7176666666667" calcext:value-type="float">
            <text:p><text:s/>7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232175.951526098" calcext:value-type="float">
            <text:p><text:s/>232,176 <text:s/></text:p>
          </table:table-cell>
          <table:table-cell table:style-name="ce50" office:value-type="float" office:value="150283.968125" calcext:value-type="float">
            <text:p><text:s/>150,284 <text:s/></text:p>
          </table:table-cell>
          <table:table-cell table:style-name="ce50" office:value-type="float" office:value="172886.506570005" calcext:value-type="float">
            <text:p><text:s/>172,887 <text:s/></text:p>
          </table:table-cell>
          <table:table-cell table:number-columns-repeated="2" table:style-name="ce50" office:value-type="float" office:value="1.67050000000001" calcext:value-type="float">
            <text:p><text:s/>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.67050000000001" calcext:value-type="float">
            <text:p><text:s/>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16893897.7240446" calcext:value-type="float">
            <text:p><text:s/>16,893,898 <text:s/></text:p>
          </table:table-cell>
          <table:table-cell table:style-name="ce51" office:value-type="float" office:value="47302.852875" calcext:value-type="float">
            <text:p><text:s/>47,303 <text:s/></text:p>
          </table:table-cell>
          <table:table-cell table:style-name="ce51" office:value-type="float" office:value="22257898.0154055" calcext:value-type="float">
            <text:p><text:s/>22,257,898 <text:s/></text:p>
          </table:table-cell>
          <table:table-cell table:style-name="ce51" office:value-type="float" office:value="1689430.12961458" calcext:value-type="float">
            <text:p><text:s/>1,689,430 <text:s/></text:p>
          </table:table-cell>
          <table:table-cell table:style-name="ce51" office:value-type="float" office:value="183889.778813801" calcext:value-type="float">
            <text:p><text:s/>183,890 <text:s/></text:p>
          </table:table-cell>
          <table:table-cell table:style-name="ce51" office:value-type="float" office:value="176656.623967778" calcext:value-type="float">
            <text:p><text:s/>176,657 <text:s/></text:p>
          </table:table-cell>
          <table:table-cell table:style-name="ce51" office:value-type="float" office:value="125.233833333333" calcext:value-type="float">
            <text:p><text:s/>125 <text:s/></text:p>
          </table:table-cell>
          <table:table-cell table:style-name="ce51" office:value-type="float" office:value="7107.92101269" calcext:value-type="float">
            <text:p><text:s/>7,108 <text:s/></text:p>
          </table:table-cell>
          <table:table-cell table:style-name="ce51" office:value-type="float" office:value="1505540.35080078" calcext:value-type="float">
            <text:p><text:s/>1,505,54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18042003.0245496" calcext:value-type="float">
            <text:p><text:s/>18,042,00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815443.9924055" calcext:value-type="float">
            <text:p><text:s/>23,815,444 <text:s/></text:p>
          </table:table-cell>
          <table:table-cell table:number-columns-repeated="2" table:style-name="ce50" office:value-type="float" office:value="125.3515" calcext:value-type="float">
            <text:p><text:s/>12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5.3515" calcext:value-type="float">
            <text:p><text:s/>12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-21021.0835016837" calcext:value-type="float">
            <text:p><text:s/>-21,021 <text:s/></text:p>
          </table:table-cell>
          <table:table-cell table:style-name="ce51" office:value-type="float" office:value="707.366" calcext:value-type="float">
            <text:p><text:s/>707 <text:s/></text:p>
          </table:table-cell>
          <table:table-cell table:style-name="ce51" office:value-type="float" office:value="-28376.6000000003" calcext:value-type="float">
            <text:p><text:s/>-28,377 <text:s/></text:p>
          </table:table-cell>
          <table:table-cell table:style-name="ce51" office:value-type="float" office:value="-0.117666666596077" calcext:value-type="float">
            <text:p><text:s/>-0 <text:s/></text:p>
          </table:table-cell>
          <table:table-cell table:style-name="ce51" office:value-type="float" office:value="-0.117666666668077" calcext:value-type="float">
            <text:p><text:s/>-0 <text:s/></text:p>
          </table:table-cell>
          <table:table-cell table:style-name="ce51" office:value-type="float" office:value="-0.0000000000014" calcext:value-type="float">
            <text:p><text:s/>-0 <text:s/></text:p>
          </table:table-cell>
          <table:table-cell table:style-name="ce51" office:value-type="float" office:value="-0.117666666666677" calcext:value-type="float">
            <text:p><text:s/>-0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0.000000000072" calcext:value-type="float">
            <text:p><text:s/>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13495957.9296764" calcext:value-type="float">
            <text:p><text:s/>13,495,958 <text:s/></text:p>
          </table:table-cell>
          <table:table-cell table:style-name="ce50" office:value-type="float" office:value="700.80041434" calcext:value-type="float">
            <text:p><text:s/>701 <text:s/></text:p>
          </table:table-cell>
          <table:table-cell table:style-name="ce50" office:value-type="float" office:value="17814041.5334712" calcext:value-type="float">
            <text:p><text:s/>17,814,042 <text:s/></text:p>
          </table:table-cell>
          <table:table-cell table:style-name="ce50" office:value-type="float" office:value="1252196.92721689" calcext:value-type="float">
            <text:p><text:s/>1,252,197 <text:s/></text:p>
          </table:table-cell>
          <table:table-cell table:style-name="ce50" office:value-type="float" office:value="53045.5397863234" calcext:value-type="float">
            <text:p><text:s/>53,046 <text:s/></text:p>
          </table:table-cell>
          <table:table-cell table:style-name="ce50" office:value-type="float" office:value="46679.5504481068" calcext:value-type="float">
            <text:p><text:s/>46,68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365.98933821657" calcext:value-type="float">
            <text:p><text:s/>6,366 <text:s/></text:p>
          </table:table-cell>
          <table:table-cell table:style-name="ce50" office:value-type="float" office:value="1199151.38743057" calcext:value-type="float">
            <text:p><text:s/>1,199,15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style-name="ce50" office:value-type="float" office:value="56062.5424242424" calcext:value-type="float">
            <text:p><text:s/>56,06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4002.556" calcext:value-type="float">
            <text:p><text:s/>74,00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13369474.2424242" calcext:value-type="float">
            <text:p><text:s/>13,369,47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647706" calcext:value-type="float">
            <text:p><text:s/>17,647,70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6350.06717712" calcext:value-type="float">
            <text:p><text:s/>6,35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6350.06717712" calcext:value-type="float">
            <text:p><text:s/>6,35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7187.715" calcext:value-type="float">
            <text:p><text:s/>37,18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7187.715" calcext:value-type="float">
            <text:p><text:s/>37,188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70421.1448278981" calcext:value-type="float">
            <text:p><text:s/>70,421 <text:s/></text:p>
          </table:table-cell>
          <table:table-cell table:style-name="ce51" office:value-type="float" office:value="700.80041434" calcext:value-type="float">
            <text:p><text:s/>701 <text:s/></text:p>
          </table:table-cell>
          <table:table-cell table:style-name="ce51" office:value-type="float" office:value="92332.97747119" calcext:value-type="float">
            <text:p><text:s/>92,333 <text:s/></text:p>
          </table:table-cell>
          <table:table-cell table:style-name="ce51" office:value-type="float" office:value="1208659.14503977" calcext:value-type="float">
            <text:p><text:s/>1,208,659 <text:s/></text:p>
          </table:table-cell>
          <table:table-cell table:style-name="ce51" office:value-type="float" office:value="46695.4726092034" calcext:value-type="float">
            <text:p><text:s/>46,695 <text:s/></text:p>
          </table:table-cell>
          <table:table-cell table:style-name="ce51" office:value-type="float" office:value="46679.5504481068" calcext:value-type="float">
            <text:p><text:s/>46,680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5.92216109657" calcext:value-type="float">
            <text:p><text:s/>16 <text:s/></text:p>
          </table:table-cell>
          <table:table-cell table:style-name="ce51" office:value-type="float" office:value="1161963.67243057" calcext:value-type="float">
            <text:p><text:s/>1,161,96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18187510.080303" calcext:value-type="float">
            <text:p><text:s/>18,187,510 <text:s/></text:p>
          </table:table-cell>
          <table:table-cell table:style-name="ce50" office:value-type="float" office:value="1752239.224125" calcext:value-type="float">
            <text:p><text:s/>1,752,239 <text:s/></text:p>
          </table:table-cell>
          <table:table-cell table:style-name="ce50" office:value-type="float" office:value="22449967.329" calcext:value-type="float">
            <text:p><text:s/>22,449,96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18187510.080303" calcext:value-type="float">
            <text:p><text:s/>18,187,510 <text:s/></text:p>
          </table:table-cell>
          <table:table-cell table:style-name="ce51" office:value-type="float" office:value="1752239.224125" calcext:value-type="float">
            <text:p><text:s/>1,752,239 <text:s/></text:p>
          </table:table-cell>
          <table:table-cell table:style-name="ce51" office:value-type="float" office:value="22449967.329" calcext:value-type="float">
            <text:p><text:s/>22,449,967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287676.696726987" calcext:value-type="float">
            <text:p><text:s/>287,677 <text:s/></text:p>
          </table:table-cell>
          <table:table-cell table:style-name="ce50" office:value-type="float" office:value="1828.644" calcext:value-type="float">
            <text:p><text:s/>1,829 <text:s/></text:p>
          </table:table-cell>
          <table:table-cell table:style-name="ce50" office:value-type="float" office:value="378107.77834629" calcext:value-type="float">
            <text:p><text:s/>378,108 <text:s/></text:p>
          </table:table-cell>
          <table:table-cell table:number-columns-repeated="3" table:style-name="ce50" office:value-type="float" office:value="-0.000000000001" calcext:value-type="float">
            <text:p><text:s/>-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287151.147147863" calcext:value-type="float">
            <text:p><text:s/>287,151 <text:s/></text:p>
          </table:table-cell>
          <table:table-cell table:style-name="ce50" office:value-type="float" office:value="1048.249" calcext:value-type="float">
            <text:p><text:s/>1,048 <text:s/></text:p>
          </table:table-cell>
          <table:table-cell table:style-name="ce50" office:value-type="float" office:value="378107.73734629" calcext:value-type="float">
            <text:p><text:s/>378,10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style-name="ce50" office:value-type="float" office:value="60.9245791245791" calcext:value-type="float">
            <text:p><text:s/>61 <text:s/></text:p>
          </table:table-cell>
          <table:table-cell table:style-name="ce50" office:value-type="float" office:value="90.473" calcext:value-type="float">
            <text:p><text:s/>9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style-name="ce51" office:value-type="float" office:value="464.625" calcext:value-type="float">
            <text:p><text:s/>465 <text:s/></text:p>
          </table:table-cell>
          <table:table-cell table:style-name="ce51" office:value-type="float" office:value="689.922" calcext:value-type="float">
            <text:p><text:s/>690 <text:s/></text:p>
          </table:table-cell>
          <table:table-cell table:style-name="ce51" office:value-type="float" office:value="0.041" calcext:value-type="float">
            <text:p><text:s/>0 <text:s/></text:p>
          </table:table-cell>
          <table:table-cell table:number-columns-repeated="3" table:style-name="ce51" office:value-type="float" office:value="-0.000000000001" calcext:value-type="float">
            <text:p><text:s/>-0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3276791.23689629" calcext:value-type="float">
            <text:p><text:s/>3,276,791 <text:s/></text:p>
          </table:table-cell>
          <table:table-cell table:style-name="ce52" office:value-type="float" office:value="1796305.26658566" calcext:value-type="float">
            <text:p><text:s/>1,796,305 <text:s/></text:p>
          </table:table-cell>
          <table:table-cell table:style-name="ce52" office:value-type="float" office:value="2728648.64018252" calcext:value-type="float">
            <text:p><text:s/>2,728,649 <text:s/></text:p>
          </table:table-cell>
          <table:table-cell table:style-name="ce52" office:value-type="float" office:value="437107.968564352" calcext:value-type="float">
            <text:p><text:s/>437,108 <text:s/></text:p>
          </table:table-cell>
          <table:table-cell table:style-name="ce52" office:value-type="float" office:value="130719.005194144" calcext:value-type="float">
            <text:p><text:s/>130,719 <text:s/></text:p>
          </table:table-cell>
          <table:table-cell table:style-name="ce52" office:value-type="float" office:value="129977.073519671" calcext:value-type="float">
            <text:p><text:s/>129,977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741.93167447343" calcext:value-type="float">
            <text:p><text:s/>742 <text:s/></text:p>
          </table:table-cell>
          <table:table-cell table:style-name="ce52" office:value-type="float" office:value="306388.963370208" calcext:value-type="float">
            <text:p><text:s/>306,389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3276791.23689629" calcext:value-type="float">
            <text:p><text:s/>3,276,791 <text:s/></text:p>
          </table:table-cell>
          <table:table-cell table:style-name="ce52" office:value-type="float" office:value="1796305.26658566" calcext:value-type="float">
            <text:p><text:s/>1,796,305 <text:s/></text:p>
          </table:table-cell>
          <table:table-cell table:style-name="ce52" office:value-type="float" office:value="2728648.64018252" calcext:value-type="float">
            <text:p><text:s/>2,728,649 <text:s/></text:p>
          </table:table-cell>
          <table:table-cell table:style-name="ce52" office:value-type="float" office:value="437107.968564352" calcext:value-type="float">
            <text:p><text:s/>437,108 <text:s/></text:p>
          </table:table-cell>
          <table:table-cell table:style-name="ce52" office:value-type="float" office:value="130719.005194144" calcext:value-type="float">
            <text:p><text:s/>130,719 <text:s/></text:p>
          </table:table-cell>
          <table:table-cell table:style-name="ce52" office:value-type="float" office:value="129977.073519671" calcext:value-type="float">
            <text:p><text:s/>129,977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741.93167447343" calcext:value-type="float">
            <text:p><text:s/>742 <text:s/></text:p>
          </table:table-cell>
          <table:table-cell table:style-name="ce52" office:value-type="float" office:value="306388.963370208" calcext:value-type="float">
            <text:p><text:s/>306,38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2331143.17990976" calcext:value-type="float">
            <text:p><text:s/>2,331,143 <text:s/></text:p>
          </table:table-cell>
          <table:table-cell table:style-name="ce50" office:value-type="float" office:value="606718.20858566" calcext:value-type="float">
            <text:p><text:s/>606,718 <text:s/></text:p>
          </table:table-cell>
          <table:table-cell table:style-name="ce50" office:value-type="float" office:value="2537803.92318252" calcext:value-type="float">
            <text:p><text:s/>2,537,804 <text:s/></text:p>
          </table:table-cell>
          <table:table-cell table:style-name="ce50" office:value-type="float" office:value="437107.968564352" calcext:value-type="float">
            <text:p><text:s/>437,108 <text:s/></text:p>
          </table:table-cell>
          <table:table-cell table:style-name="ce50" office:value-type="float" office:value="130719.005194144" calcext:value-type="float">
            <text:p><text:s/>130,719 <text:s/></text:p>
          </table:table-cell>
          <table:table-cell table:style-name="ce50" office:value-type="float" office:value="129977.073519671" calcext:value-type="float">
            <text:p><text:s/>129,97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41.93167447343" calcext:value-type="float">
            <text:p><text:s/>742 <text:s/></text:p>
          </table:table-cell>
          <table:table-cell table:style-name="ce50" office:value-type="float" office:value="306388.963370208" calcext:value-type="float">
            <text:p><text:s/>306,38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100712.520428054" calcext:value-type="float">
            <text:p><text:s/>100,713 <text:s/></text:p>
          </table:table-cell>
          <table:table-cell table:style-name="ce50" office:value-type="float" office:value="54739.65258566" calcext:value-type="float">
            <text:p><text:s/>54,740 <text:s/></text:p>
          </table:table-cell>
          <table:table-cell table:style-name="ce50" office:value-type="float" office:value="84283.058" calcext:value-type="float">
            <text:p><text:s/>84,283 <text:s/></text:p>
          </table:table-cell>
          <table:table-cell table:number-columns-repeated="3" table:style-name="ce50" office:value-type="float" office:value="17059.1516282655" calcext:value-type="float">
            <text:p><text:s/>17,05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97483.6887205387" calcext:value-type="float">
            <text:p><text:s/>97,484 <text:s/></text:p>
          </table:table-cell>
          <table:table-cell table:style-name="ce50" office:value-type="float" office:value="36965.024" calcext:value-type="float">
            <text:p><text:s/>36,965 <text:s/></text:p>
          </table:table-cell>
          <table:table-cell table:style-name="ce50" office:value-type="float" office:value="95820.67" calcext:value-type="float">
            <text:p><text:s/>95,82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1090.57744107744" calcext:value-type="float">
            <text:p><text:s/>1,091 <text:s/></text:p>
          </table:table-cell>
          <table:table-cell table:style-name="ce50" office:value-type="float" office:value="665.791" calcext:value-type="float">
            <text:p><text:s/>666 <text:s/></text:p>
          </table:table-cell>
          <table:table-cell table:style-name="ce50" office:value-type="float" office:value="847.748" calcext:value-type="float">
            <text:p><text:s/>84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3322.92912457912" calcext:value-type="float">
            <text:p><text:s/>3,323 <text:s/></text:p>
          </table:table-cell>
          <table:table-cell table:style-name="ce50" office:value-type="float" office:value="2259.779" calcext:value-type="float">
            <text:p><text:s/>2,260 <text:s/></text:p>
          </table:table-cell>
          <table:table-cell table:style-name="ce50" office:value-type="float" office:value="2377.574" calcext:value-type="float">
            <text:p><text:s/>2,37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33527.9003367003" calcext:value-type="float">
            <text:p><text:s/>33,528 <text:s/></text:p>
          </table:table-cell>
          <table:table-cell table:style-name="ce50" office:value-type="float" office:value="11861.447" calcext:value-type="float">
            <text:p><text:s/>11,861 <text:s/></text:p>
          </table:table-cell>
          <table:table-cell table:style-name="ce50" office:value-type="float" office:value="33713.32" calcext:value-type="float">
            <text:p><text:s/>33,713 <text:s/></text:p>
          </table:table-cell>
          <table:table-cell table:style-name="ce50" office:value-type="float" office:value="132334.693572943" calcext:value-type="float">
            <text:p><text:s/>132,335 <text:s/></text:p>
          </table:table-cell>
          <table:table-cell table:number-columns-repeated="2" table:style-name="ce50" office:value-type="float" office:value="112899.877854727" calcext:value-type="float">
            <text:p><text:s/>112,90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9434.815718216" calcext:value-type="float">
            <text:p><text:s/>19,43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3884.16515151515" calcext:value-type="float">
            <text:p><text:s/>3,884 <text:s/></text:p>
          </table:table-cell>
          <table:table-cell table:style-name="ce50" office:value-type="float" office:value="1953.927" calcext:value-type="float">
            <text:p><text:s/>1,954 <text:s/></text:p>
          </table:table-cell>
          <table:table-cell table:style-name="ce50" office:value-type="float" office:value="3390.274" calcext:value-type="float">
            <text:p><text:s/>3,39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656718.808899715" calcext:value-type="float">
            <text:p><text:s/>656,719 <text:s/></text:p>
          </table:table-cell>
          <table:table-cell table:style-name="ce50" office:value-type="float" office:value="61488.096" calcext:value-type="float">
            <text:p><text:s/>61,488 <text:s/></text:p>
          </table:table-cell>
          <table:table-cell table:style-name="ce50" office:value-type="float" office:value="812212.74241429" calcext:value-type="float">
            <text:p><text:s/>812,213 <text:s/></text:p>
          </table:table-cell>
          <table:table-cell table:style-name="ce50" office:value-type="float" office:value="773.113417592758" calcext:value-type="float">
            <text:p><text:s/>773 <text:s/></text:p>
          </table:table-cell>
          <table:table-cell table:style-name="ce50" office:value-type="float" office:value="759.97571115215" calcext:value-type="float">
            <text:p><text:s/>760 <text:s/></text:p>
          </table:table-cell>
          <table:table-cell table:style-name="ce50" office:value-type="float" office:value="18.04403667872" calcext:value-type="float">
            <text:p><text:s/>1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41.93167447343" calcext:value-type="float">
            <text:p><text:s/>742 <text:s/></text:p>
          </table:table-cell>
          <table:table-cell table:style-name="ce50" office:value-type="float" office:value="13.1377064406078" calcext:value-type="float">
            <text:p><text:s/>1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469401.178431194" calcext:value-type="float">
            <text:p><text:s/>469,401 <text:s/></text:p>
          </table:table-cell>
          <table:table-cell table:style-name="ce50" office:value-type="float" office:value="11960.859" calcext:value-type="float">
            <text:p><text:s/>11,961 <text:s/></text:p>
          </table:table-cell>
          <table:table-cell table:style-name="ce50" office:value-type="float" office:value="608977.68086251" calcext:value-type="float">
            <text:p><text:s/>608,978 <text:s/></text:p>
          </table:table-cell>
          <table:table-cell table:number-columns-repeated="2" table:style-name="ce50" office:value-type="float" office:value="741.93167447343" calcext:value-type="float">
            <text:p><text:s/>74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41.93167447343" calcext:value-type="float">
            <text:p><text:s/>74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87658.9451292003" calcext:value-type="float">
            <text:p>( 87,659 <text:s/>)</text:p>
          </table:table-cell>
          <table:table-cell table:style-name="ce53" office:value-type="float" office:value="8837.717" calcext:value-type="float">
            <text:p>( 8,838 <text:s/>)</text:p>
          </table:table-cell>
          <table:table-cell table:style-name="ce53" office:value-type="float" office:value="107854.0591261" calcext:value-type="float">
            <text:p>( 107,854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381535.980524216" calcext:value-type="float">
            <text:p>( 381,536 <text:s/>)</text:p>
          </table:table-cell>
          <table:table-cell table:style-name="ce53" office:value-type="float" office:value="3093.628" calcext:value-type="float">
            <text:p>( 3,094 <text:s/>)</text:p>
          </table:table-cell>
          <table:table-cell table:style-name="ce53" office:value-type="float" office:value="500877.60273641" calcext:value-type="float">
            <text:p>( 500,878 <text:s/>)</text:p>
          </table:table-cell>
          <table:table-cell table:number-columns-repeated="2" table:style-name="ce53" office:value-type="float" office:value="741.93167447343" calcext:value-type="float">
            <text:p>( 742 <text:s/>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741.93167447343" calcext:value-type="float">
            <text:p>( 742 <text:s/>)</text:p>
          </table:table-cell>
          <table:table-cell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style-name="ce53" office:value-type="float" office:value="206.252777777778" calcext:value-type="float">
            <text:p>( 206 <text:s/>)</text:p>
          </table:table-cell>
          <table:table-cell table:style-name="ce53" office:value-type="float" office:value="29.514" calcext:value-type="float">
            <text:p>( 30 <text:s/>)</text:p>
          </table:table-cell>
          <table:table-cell table:style-name="ce53" office:value-type="float" office:value="246.019" calcext:value-type="float">
            <text:p>( 246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45584.3436868687" calcext:value-type="float">
            <text:p><text:s/>45,584 <text:s/></text:p>
          </table:table-cell>
          <table:table-cell table:style-name="ce50" office:value-type="float" office:value="29435.826" calcext:value-type="float">
            <text:p><text:s/>29,436 <text:s/></text:p>
          </table:table-cell>
          <table:table-cell table:style-name="ce50" office:value-type="float" office:value="34006.155" calcext:value-type="float">
            <text:p><text:s/>34,006 <text:s/></text:p>
          </table:table-cell>
          <table:table-cell table:number-columns-repeated="3" table:style-name="ce50" office:value-type="float" office:value="18.04403667872" calcext:value-type="float">
            <text:p><text:s/>1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138929.149660439" calcext:value-type="float">
            <text:p><text:s/>138,929 <text:s/></text:p>
          </table:table-cell>
          <table:table-cell table:style-name="ce50" office:value-type="float" office:value="20091.411" calcext:value-type="float">
            <text:p><text:s/>20,091 <text:s/></text:p>
          </table:table-cell>
          <table:table-cell table:style-name="ce50" office:value-type="float" office:value="165527.44555178" calcext:value-type="float">
            <text:p><text:s/>165,527 <text:s/></text:p>
          </table:table-cell>
          <table:table-cell table:style-name="ce50" office:value-type="float" office:value="13.1377064406078" calcext:value-type="float">
            <text:p><text:s/>1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.1377064406078" calcext:value-type="float">
            <text:p><text:s/>13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2804.13712121212" calcext:value-type="float">
            <text:p><text:s/>2,804 <text:s/>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3701.461" calcext:value-type="float">
            <text:p><text:s/>3,701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41260.6748316498" calcext:value-type="float">
            <text:p><text:s/>41,261 <text:s/></text:p>
          </table:table-cell>
          <table:table-cell table:style-name="ce50" office:value-type="float" office:value="24840.434" calcext:value-type="float">
            <text:p><text:s/>24,840 <text:s/></text:p>
          </table:table-cell>
          <table:table-cell table:style-name="ce50" office:value-type="float" office:value="32383.705" calcext:value-type="float">
            <text:p><text:s/>32,38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58868.4482323232" calcext:value-type="float">
            <text:p><text:s/>58,868 <text:s/></text:p>
          </table:table-cell>
          <table:table-cell table:style-name="ce50" office:value-type="float" office:value="6353.751" calcext:value-type="float">
            <text:p><text:s/>6,354 <text:s/></text:p>
          </table:table-cell>
          <table:table-cell table:style-name="ce50" office:value-type="float" office:value="72058.573" calcext:value-type="float">
            <text:p><text:s/>72,05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139756.087457912" calcext:value-type="float">
            <text:p><text:s/>139,756 <text:s/></text:p>
          </table:table-cell>
          <table:table-cell table:style-name="ce54" office:value-type="float" office:value="16515.599" calcext:value-type="float">
            <text:p><text:s/>16,516 <text:s/></text:p>
          </table:table-cell>
          <table:table-cell table:style-name="ce54" office:value-type="float" office:value="169797.503" calcext:value-type="float">
            <text:p><text:s/>169,798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91487.409090909" calcext:value-type="float">
            <text:p><text:s/>191,487 <text:s/></text:p>
          </table:table-cell>
          <table:table-cell table:style-name="ce50" office:value-type="float" office:value="168713.658" calcext:value-type="float">
            <text:p><text:s/>168,714 <text:s/></text:p>
          </table:table-cell>
          <table:table-cell table:style-name="ce50" office:value-type="float" office:value="102795.684" calcext:value-type="float">
            <text:p><text:s/>102,79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573.77584175084" calcext:value-type="float">
            <text:p><text:s/>1,574 <text:s/></text:p>
          </table:table-cell>
          <table:table-cell table:style-name="ce50" office:value-type="float" office:value="511.748" calcext:value-type="float">
            <text:p><text:s/>512 <text:s/></text:p>
          </table:table-cell>
          <table:table-cell table:style-name="ce50" office:value-type="float" office:value="1622.497" calcext:value-type="float">
            <text:p><text:s/>1,62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89913.633249158" calcext:value-type="float">
            <text:p><text:s/>189,914 <text:s/></text:p>
          </table:table-cell>
          <table:table-cell table:style-name="ce50" office:value-type="float" office:value="168201.91" calcext:value-type="float">
            <text:p><text:s/>168,202 <text:s/></text:p>
          </table:table-cell>
          <table:table-cell table:style-name="ce50" office:value-type="float" office:value="101173.187" calcext:value-type="float">
            <text:p><text:s/>101,17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103212.374326599" calcext:value-type="float">
            <text:p>( 103,212 <text:s/>)</text:p>
          </table:table-cell>
          <table:table-cell table:style-name="ce53" office:value-type="float" office:value="126543.788" calcext:value-type="float">
            <text:p>( 126,544 <text:s/>)</text:p>
          </table:table-cell>
          <table:table-cell table:style-name="ce53" office:value-type="float" office:value="23756.967" calcext:value-type="float">
            <text:p>( 23,757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69213.2843434343" calcext:value-type="float">
            <text:p>( 69,213 <text:s/>)</text:p>
          </table:table-cell>
          <table:table-cell table:style-name="ce55" office:value-type="float" office:value="38326.722" calcext:value-type="float">
            <text:p>( 38,327 <text:s/>)</text:p>
          </table:table-cell>
          <table:table-cell table:style-name="ce55" office:value-type="float" office:value="57293.338" calcext:value-type="float">
            <text:p>( 57,293 <text:s/>)</text:p>
          </table:table-cell>
          <table:table-cell table:number-columns-repeated="6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432472.015565157" calcext:value-type="float">
            <text:p><text:s/>432,472 <text:s/></text:p>
          </table:table-cell>
          <table:table-cell table:style-name="ce50" office:value-type="float" office:value="35171.183" calcext:value-type="float">
            <text:p><text:s/>35,171 <text:s/></text:p>
          </table:table-cell>
          <table:table-cell table:style-name="ce50" office:value-type="float" office:value="539599.78676823" calcext:value-type="float">
            <text:p><text:s/>539,60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367775.282484349" calcext:value-type="float">
            <text:p><text:s/>367,775 <text:s/></text:p>
          </table:table-cell>
          <table:table-cell table:style-name="ce50" office:value-type="float" office:value="21287.141" calcext:value-type="float">
            <text:p><text:s/>21,287 <text:s/></text:p>
          </table:table-cell>
          <table:table-cell table:style-name="ce50" office:value-type="float" office:value="466541.46976823" calcext:value-type="float">
            <text:p><text:s/>466,54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64696.7330808081" calcext:value-type="float">
            <text:p><text:s/>64,697 <text:s/></text:p>
          </table:table-cell>
          <table:table-cell table:style-name="ce50" office:value-type="float" office:value="13884.042" calcext:value-type="float">
            <text:p><text:s/>13,884 <text:s/></text:p>
          </table:table-cell>
          <table:table-cell table:style-name="ce50" office:value-type="float" office:value="73058.317" calcext:value-type="float">
            <text:p><text:s/>73,05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44373.3813973064" calcext:value-type="float">
            <text:p>( 44,373 <text:s/>)</text:p>
          </table:table-cell>
          <table:table-cell table:style-name="ce53" office:value-type="float" office:value="4269.92" calcext:value-type="float">
            <text:p>( 4,270 <text:s/>)</text:p>
          </table:table-cell>
          <table:table-cell table:style-name="ce53" office:value-type="float" office:value="54777.379" calcext:value-type="float">
            <text:p>( 54,777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143559.842171717" calcext:value-type="float">
            <text:p><text:s/>143,560 <text:s/></text:p>
          </table:table-cell>
          <table:table-cell table:style-name="ce50" office:value-type="float" office:value="23550.15" calcext:value-type="float">
            <text:p><text:s/>23,550 <text:s/></text:p>
          </table:table-cell>
          <table:table-cell table:style-name="ce50" office:value-type="float" office:value="168565.525" calcext:value-type="float">
            <text:p><text:s/>168,56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4946.42239057239" calcext:value-type="float">
            <text:p><text:s/>4,946 <text:s/></text:p>
          </table:table-cell>
          <table:table-cell table:style-name="ce54" office:value-type="float" office:value="4325.638" calcext:value-type="float">
            <text:p><text:s/>4,326 <text:s/></text:p>
          </table:table-cell>
          <table:table-cell table:style-name="ce54" office:value-type="float" office:value="2684.266" calcext:value-type="float">
            <text:p><text:s/>2,684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238903.07996633" calcext:value-type="float">
            <text:p><text:s/>238,903 <text:s/></text:p>
          </table:table-cell>
          <table:table-cell table:style-name="ce50" office:value-type="float" office:value="129965.368" calcext:value-type="float">
            <text:p><text:s/>129,965 <text:s/></text:p>
          </table:table-cell>
          <table:table-cell table:style-name="ce50" office:value-type="float" office:value="199827.294" calcext:value-type="float">
            <text:p><text:s/>199,82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style-name="ce53" office:value-type="float" office:value="160404.274326599" calcext:value-type="float">
            <text:p>( 160,404 <text:s/>)</text:p>
          </table:table-cell>
          <table:table-cell table:style-name="ce53" office:value-type="float" office:value="118072.718" calcext:value-type="float">
            <text:p>( 118,073 <text:s/>)</text:p>
          </table:table-cell>
          <table:table-cell table:style-name="ce53" office:value-type="float" office:value="106780.115" calcext:value-type="float">
            <text:p>( 106,780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31669.3341750842" calcext:value-type="float">
            <text:p><text:s/>31,669 <text:s/></text:p>
          </table:table-cell>
          <table:table-cell table:style-name="ce50" office:value-type="float" office:value="21110.282" calcext:value-type="float">
            <text:p><text:s/>21,110 <text:s/></text:p>
          </table:table-cell>
          <table:table-cell table:style-name="ce50" office:value-type="float" office:value="23038.826" calcext:value-type="float">
            <text:p><text:s/>23,03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style-name="ce50" office:value-type="float" office:value="37.0498316498316" calcext:value-type="float">
            <text:p><text:s/>37 <text:s/></text:p>
          </table:table-cell>
          <table:table-cell table:style-name="ce50" office:value-type="float" office:value="55.019" calcext:value-type="float">
            <text:p><text:s/>5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142759.741329966" calcext:value-type="float">
            <text:p><text:s/>142,760 <text:s/></text:p>
          </table:table-cell>
          <table:table-cell table:style-name="ce50" office:value-type="float" office:value="5005.516" calcext:value-type="float">
            <text:p><text:s/>5,006 <text:s/></text:p>
          </table:table-cell>
          <table:table-cell table:style-name="ce50" office:value-type="float" office:value="183993.511" calcext:value-type="float">
            <text:p><text:s/>183,99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style-name="ce50" office:value-type="float" office:value="6423.77954545455" calcext:value-type="float">
            <text:p><text:s/>6,42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479.389" calcext:value-type="float">
            <text:p><text:s/>8,479 <text:s/></text:p>
          </table:table-cell>
          <table:table-cell table:style-name="ce50" office:value-type="float" office:value="286941.009945551" calcext:value-type="float">
            <text:p><text:s/>286,94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86941.009945551" calcext:value-type="float">
            <text:p><text:s/>286,94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style-name="ce50" office:value-type="float" office:value="45.1084175084175" calcext:value-type="float">
            <text:p><text:s/>45 <text:s/></text:p>
          </table:table-cell>
          <table:table-cell table:style-name="ce50" office:value-type="float" office:value="66.986" calcext:value-type="float">
            <text:p><text:s/>6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style-name="ce51" office:value-type="float" office:value="2213.5968013468" calcext:value-type="float">
            <text:p><text:s/>2,214 <text:s/></text:p>
          </table:table-cell>
          <table:table-cell table:style-name="ce51" office:value-type="float" office:value="1110.908" calcext:value-type="float">
            <text:p><text:s/>1,111 <text:s/></text:p>
          </table:table-cell>
          <table:table-cell table:style-name="ce51" office:value-type="float" office:value="1934.474" calcext:value-type="float">
            <text:p><text:s/>1,934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3299.89015151515" calcext:value-type="float">
            <text:p><text:s/>3,30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355.855" calcext:value-type="float">
            <text:p><text:s/>4,35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3299.89015151515" calcext:value-type="float">
            <text:p><text:s/>3,30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355.855" calcext:value-type="float">
            <text:p><text:s/>4,35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349972.474410774" calcext:value-type="float">
            <text:p><text:s/>349,972 <text:s/></text:p>
          </table:table-cell>
          <table:table-cell table:style-name="ce50" office:value-type="float" office:value="378927.925" calcext:value-type="float">
            <text:p><text:s/>378,928 <text:s/></text:p>
          </table:table-cell>
          <table:table-cell table:style-name="ce50" office:value-type="float" office:value="125138.844" calcext:value-type="float">
            <text:p><text:s/>125,13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style-name="ce50" office:value-type="float" office:value="24447.8535353535" calcext:value-type="float">
            <text:p><text:s/>24,448 <text:s/></text:p>
          </table:table-cell>
          <table:table-cell table:style-name="ce50" office:value-type="float" office:value="31588.041" calcext:value-type="float">
            <text:p><text:s/>31,588 <text:s/></text:p>
          </table:table-cell>
          <table:table-cell table:style-name="ce50" office:value-type="float" office:value="4192.908" calcext:value-type="float">
            <text:p><text:s/>4,19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219021.327609428" calcext:value-type="float">
            <text:p><text:s/>219,021 <text:s/></text:p>
          </table:table-cell>
          <table:table-cell table:style-name="ce50" office:value-type="float" office:value="230606.654" calcext:value-type="float">
            <text:p><text:s/>230,607 <text:s/></text:p>
          </table:table-cell>
          <table:table-cell table:style-name="ce50" office:value-type="float" office:value="84124.46" calcext:value-type="float">
            <text:p><text:s/>84,12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561.410185185185" calcext:value-type="float">
            <text:p><text:s/>561 <text:s/></text:p>
          </table:table-cell>
          <table:table-cell table:style-name="ce50" office:value-type="float" office:value="729.248" calcext:value-type="float">
            <text:p><text:s/>729 <text:s/></text:p>
          </table:table-cell>
          <table:table-cell table:style-name="ce50" office:value-type="float" office:value="92.841" calcext:value-type="float">
            <text:p><text:s/>9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style-name="ce50" office:value-type="float" office:value="52.8444444444444" calcext:value-type="float">
            <text:p><text:s/>53 <text:s/></text:p>
          </table:table-cell>
          <table:table-cell table:style-name="ce50" office:value-type="float" office:value="78.474" calcext:value-type="float">
            <text:p><text:s/>7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style-name="ce50" office:value-type="float" office:value="120.723905723906" calcext:value-type="float">
            <text:p><text:s/>121 <text:s/></text:p>
          </table:table-cell>
          <table:table-cell table:style-name="ce50" office:value-type="float" office:value="179.275" calcext:value-type="float">
            <text:p><text:s/>17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1644.65025252525" calcext:value-type="float">
            <text:p><text:s/>1,645 <text:s/></text:p>
          </table:table-cell>
          <table:table-cell table:style-name="ce50" office:value-type="float" office:value="2422.599" calcext:value-type="float">
            <text:p><text:s/>2,423 <text:s/></text:p>
          </table:table-cell>
          <table:table-cell table:style-name="ce50" office:value-type="float" office:value="17.517" calcext:value-type="float">
            <text:p><text:s/>1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style-name="ce50" office:value-type="float" office:value="7186.38611111111" calcext:value-type="float">
            <text:p><text:s/>7,186 <text:s/></text:p>
          </table:table-cell>
          <table:table-cell table:style-name="ce50" office:value-type="float" office:value="10604.343" calcext:value-type="float">
            <text:p><text:s/>10,604 <text:s/></text:p>
          </table:table-cell>
          <table:table-cell table:style-name="ce50" office:value-type="float" office:value="59.947" calcext:value-type="float">
            <text:p><text:s/>6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style-name="ce50" office:value-type="float" office:value="49166.8077441077" calcext:value-type="float">
            <text:p><text:s/>49,167 <text:s/></text:p>
          </table:table-cell>
          <table:table-cell table:style-name="ce50" office:value-type="float" office:value="57957.073" calcext:value-type="float">
            <text:p><text:s/>57,957 <text:s/></text:p>
          </table:table-cell>
          <table:table-cell table:style-name="ce50" office:value-type="float" office:value="13382.788" calcext:value-type="float">
            <text:p><text:s/>13,38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9065.89545454546" calcext:value-type="float">
            <text:p><text:s/>9,066 <text:s/></text:p>
          </table:table-cell>
          <table:table-cell table:style-name="ce50" office:value-type="float" office:value="9294.093" calcext:value-type="float">
            <text:p><text:s/>9,294 <text:s/></text:p>
          </table:table-cell>
          <table:table-cell table:style-name="ce50" office:value-type="float" office:value="3705.566" calcext:value-type="float">
            <text:p><text:s/>3,70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38704.5751683502" calcext:value-type="float">
            <text:p><text:s/>38,705 <text:s/></text:p>
          </table:table-cell>
          <table:table-cell table:style-name="ce51" office:value-type="float" office:value="35468.125" calcext:value-type="float">
            <text:p><text:s/>35,468 <text:s/></text:p>
          </table:table-cell>
          <table:table-cell table:style-name="ce51" office:value-type="float" office:value="19562.817" calcext:value-type="float">
            <text:p><text:s/>19,563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592375.692424242" calcext:value-type="float">
            <text:p><text:s/>592,376 <text:s/></text:p>
          </table:table-cell>
          <table:table-cell table:style-name="ce52" office:value-type="float" office:value="810659.133" calcext:value-type="float">
            <text:p><text:s/>810,659 <text:s/></text:p>
          </table:table-cell>
          <table:table-cell table:style-name="ce52" office:value-type="float" office:value="61350.018" calcext:value-type="float">
            <text:p><text:s/>61,350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92408976.746619" calcext:value-type="float">
            <text:p><text:s/>92,408,977 <text:s/></text:p>
          </table:table-cell>
          <table:table-cell table:style-name="ce57" office:value-type="float" office:value="13344" calcext:value-type="float">
            <text:p><text:s/>13,344 <text:s/></text:p>
          </table:table-cell>
          <table:table-cell table:style-name="ce57" office:value-type="float" office:value="92395632.746619" calcext:value-type="float">
            <text:p><text:s/>92,395,633 <text:s/></text:p>
          </table:table-cell>
          <table:table-cell table:style-name="ce57" office:value-type="float" office:value="3751883.792717" calcext:value-type="float">
            <text:p><text:s/>3,751,884 <text:s/></text:p>
          </table:table-cell>
          <table:table-cell table:style-name="ce57" office:value-type="float" office:value="185280.461741" calcext:value-type="float">
            <text:p><text:s/>185,280 <text:s/></text:p>
          </table:table-cell>
          <table:table-cell table:style-name="ce57" office:value-type="float" office:value="166442.631651" calcext:value-type="float">
            <text:p><text:s/>166,443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8837.83009" calcext:value-type="float">
            <text:p><text:s/>18,838 <text:s/></text:p>
          </table:table-cell>
          <table:table-cell table:style-name="ce57" office:value-type="float" office:value="3566603.330976" calcext:value-type="float">
            <text:p><text:s/>3,566,603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91928722.321" calcext:value-type="float">
            <text:p><text:s/>91,928,722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91928722.321" calcext:value-type="float">
            <text:p><text:s/>91,928,722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44005.323" calcext:value-type="float">
            <text:p><text:s/>44,005 <text:s/></text:p>
          </table:table-cell>
          <table:table-cell table:style-name="ce57" office:value-type="float" office:value="17566.323" calcext:value-type="float">
            <text:p><text:s/>17,566 <text:s/>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57" office:value-type="float" office:value="17566.323" calcext:value-type="float">
            <text:p><text:s/>17,566 <text:s/></text:p>
          </table:table-cell>
          <table:table-cell table:style-name="ce57" office:value-type="float" office:value="26439" calcext:value-type="float">
            <text:p><text:s/>26,439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06026.349341" calcext:value-type="float">
            <text:p><text:s/>106,026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7" office:value-type="float" office:value="106026.349341" calcext:value-type="float">
            <text:p><text:s/>106,026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480254.425619" calcext:value-type="float">
            <text:p><text:s/>480,254 <text:s/></text:p>
          </table:table-cell>
          <table:table-cell table:style-name="ce57" office:value-type="float" office:value="13344" calcext:value-type="float">
            <text:p><text:s/>13,344 <text:s/></text:p>
          </table:table-cell>
          <table:table-cell table:style-name="ce57" office:value-type="float" office:value="466910.425619" calcext:value-type="float">
            <text:p><text:s/>466,910 <text:s/></text:p>
          </table:table-cell>
          <table:table-cell table:style-name="ce57" office:value-type="float" office:value="3601852.120376" calcext:value-type="float">
            <text:p><text:s/>3,601,852 <text:s/></text:p>
          </table:table-cell>
          <table:table-cell table:style-name="ce57" office:value-type="float" office:value="167714.138741" calcext:value-type="float">
            <text:p><text:s/>167,714 <text:s/></text:p>
          </table:table-cell>
          <table:table-cell table:style-name="ce57" office:value-type="float" office:value="166442.631651" calcext:value-type="float">
            <text:p><text:s/>166,443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271.50709" calcext:value-type="float">
            <text:p><text:s/>1,272 <text:s/></text:p>
          </table:table-cell>
          <table:table-cell table:style-name="ce57" office:value-type="float" office:value="3434137.981635" calcext:value-type="float">
            <text:p><text:s/>3,434,138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77543.192219" calcext:value-type="float">
            <text:p><text:s/>77,543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77543.192219" calcext:value-type="float">
            <text:p><text:s/>77,543 <text:s/></text:p>
          </table:table-cell>
          <table:table-cell table:style-name="ce57" office:value-type="float" office:value="790728.962441" calcext:value-type="float">
            <text:p><text:s/>790,729 <text:s/></text:p>
          </table:table-cell>
          <table:table-cell table:number-columns-repeated="2" table:style-name="ce57" office:value-type="float" office:value="136000.845438" calcext:value-type="float">
            <text:p><text:s/>136,001 <text:s/>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57" office:value-type="float" office:value="654728.117003" calcext:value-type="float">
            <text:p><text:s/>654,728 <text:s/></text:p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77543.192219" calcext:value-type="float">
            <text:p><text:s/>77,543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77543.192219" calcext:value-type="float">
            <text:p><text:s/>77,543 <text:s/></text:p>
          </table:table-cell>
          <table:table-cell table:style-name="ce51" office:value-type="float" office:value="790728.962441" calcext:value-type="float">
            <text:p><text:s/>790,729 <text:s/></text:p>
          </table:table-cell>
          <table:table-cell table:number-columns-repeated="2" table:style-name="ce51" office:value-type="float" office:value="136000.845438" calcext:value-type="float">
            <text:p><text:s/>136,001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654728.117003" calcext:value-type="float">
            <text:p><text:s/>654,728 <text:s/></text:p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5：在消費端之自產天然氣即天然氣(1), 進口液化天然氣即天然氣(2)。</text:p>
          </table:table-cell>
          <table:covered-table-cell table:number-columns-repeated="11" table:style-name="ce63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Consumption data of domestic NG is the data of NG (1), that of imported LNG is the data of NG (2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5" office:value-type="string" calcext:value-type="string" table:number-columns-spanned="12" table:number-rows-spanned="1">
            <text:p>　　 6：天然氣合計(公噸)=自產天然氣(立方公尺)*8,000/9,000(熱值換算為液化天然氣當量)/1.32(換算為公噸)+液化天然氣(立方公尺)/1.32(換算為公噸)。</text:p>
          </table:table-cell>
          <table:covered-table-cell table:number-columns-repeated="11" table:style-name="ce65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Natural Gas Total(MT)=NG(10M3) *8,000/9,000( converted to the equivalent heat content of LNG ) /1.32(converted to MT)+LNG(10M3)/1.32( converted to MT 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 table:number-rows-repeated="7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5.$A$1:.$AMJ$10" table:range-usable-as="repeat-column repeat-row"/>
        </table:named-expressions>
      </table:table>
      <table:table table:name="Page6" table:style-name="ta6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7" table:number-columns-repeated="6" table:default-cell-style-name="ce16"/>
        <table:table-column table:style-name="co2" table:default-cell-style-name="ce16"/>
        <table:table-column table:style-name="co9" table:number-columns-repeated="1014" table:default-cell-style-name="ce16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原始單位）</text:p>
            </table:table-cell>
            <table:covered-table-cell table:number-columns-repeated="8" table:style-name="ce17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7年(西元2018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46" calcext:value-type="float">
              <text:p>46</text:p>
            </table:table-cell>
            <table:table-cell table:style-name="ce44" office:value-type="float" office:value="47" calcext:value-type="float">
              <text:p>47</text:p>
            </table:table-cell>
            <table:table-cell table:style-name="ce44" office:value-type="float" office:value="48" calcext:value-type="float">
              <text:p>48</text:p>
            </table:table-cell>
            <table:table-cell table:style-name="ce44" office:value-type="float" office:value="49" calcext:value-type="float">
              <text:p>49</text:p>
            </table:table-cell>
            <table:table-cell table:style-name="ce44" office:value-type="float" office:value="50" calcext:value-type="float">
              <text:p>50</text:p>
            </table:table-cell>
            <table:table-cell table:style-name="ce44" office:value-type="float" office:value="51" calcext:value-type="float">
              <text:p>51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核能</text:p>
            </table:table-cell>
            <table:table-cell table:style-name="ce45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45" office:value-type="string" calcext:value-type="string">
              <text:p>風力</text:p>
            </table:table-cell>
            <table:table-cell table:style-name="ce45" office:value-type="string" calcext:value-type="string">
              <text:p>電力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2"/>
            <table:table-cell table:style-name="ce59" table:number-columns-repeated="2"/>
            <table:table-cell table:style-name="ce45" table:number-columns-repeated="2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uclear</text:p>
            </table:table-cell>
            <table:table-cell table:style-name="ce46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46" office:value-type="string" calcext:value-type="string">
              <text:p>Wind</text:p>
            </table:table-cell>
            <table:table-cell table:style-name="ce46" office:value-type="string" calcext:value-type="string">
              <text:p>Electricity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/>
            <table:table-cell table:style-name="ce59"/>
            <table:table-cell table:style-name="ce62" table:number-columns-repeated="4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2" table:style-name="ce45" office:value-type="string" calcext:value-type="string">
              <text:p>(千度)</text:p>
            </table:table-cell>
            <table:table-cell table:number-columns-repeated="4" table:style-name="ce61" office:value-type="string" calcext:value-type="string">
              <text:p>(千度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6" table:style-name="ce47" office:value-type="string" calcext:value-type="string">
              <text:p>(MWh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6"/>
            <table:table-cell table:style-name="ce59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4481584.152" calcext:value-type="float">
            <text:p><text:s/>4,481,584 <text:s/></text:p>
          </table:table-cell>
          <table:table-cell table:style-name="ce49" office:value-type="float" office:value="1.473" calcext:value-type="float">
            <text:p><text:s/>1 <text:s/></text:p>
          </table:table-cell>
          <table:table-cell table:style-name="ce49" office:value-type="float" office:value="2712035.669" calcext:value-type="float">
            <text:p><text:s/>2,712,036 <text:s/></text:p>
          </table:table-cell>
          <table:table-cell table:style-name="ce49" office:value-type="float" office:value="1707184.081" calcext:value-type="float">
            <text:p><text:s/>1,707,184 <text:s/></text:p>
          </table:table-cell>
          <table:table-cell table:style-name="ce49" office:value-type="float" office:value="0" calcext:value-type="float">
            <text:p/>
          </table:table-cell>
          <table:table-cell table:style-name="ce43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27682406.88" calcext:value-type="float">
            <text:p><text:s/>27,682,40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27682406.88" calcext:value-type="float">
            <text:p><text:s/>27,682,407 <text:s/></text:p>
          </table:table-cell>
          <table:table-cell table:style-name="ce51" office:value-type="float" office:value="4481584.152" calcext:value-type="float">
            <text:p><text:s/>4,481,584 <text:s/></text:p>
          </table:table-cell>
          <table:table-cell table:style-name="ce51" office:value-type="float" office:value="1.473" calcext:value-type="float">
            <text:p><text:s/>1 <text:s/></text:p>
          </table:table-cell>
          <table:table-cell table:style-name="ce51" office:value-type="float" office:value="2712035.669" calcext:value-type="float">
            <text:p><text:s/>2,712,036 <text:s/></text:p>
          </table:table-cell>
          <table:table-cell table:style-name="ce51" office:value-type="float" office:value="1707184.081" calcext:value-type="float">
            <text:p><text:s/>1,707,184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-219346.44" calcext:value-type="float">
            <text:p><text:s/>-219,346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27682406.88" calcext:value-type="float">
            <text:p><text:s/>27,682,407 <text:s/></text:p>
          </table:table-cell>
          <table:table-cell table:style-name="ce50" office:value-type="float" office:value="7852358.152" calcext:value-type="float">
            <text:p><text:s/>7,852,358 <text:s/></text:p>
          </table:table-cell>
          <table:table-cell table:style-name="ce50" office:value-type="float" office:value="1.473" calcext:value-type="float">
            <text:p><text:s/>1 <text:s/></text:p>
          </table:table-cell>
          <table:table-cell table:style-name="ce50" office:value-type="float" office:value="2712035.669" calcext:value-type="float">
            <text:p><text:s/>2,712,036 <text:s/></text:p>
          </table:table-cell>
          <table:table-cell table:style-name="ce50" office:value-type="float" office:value="1707184.081" calcext:value-type="float">
            <text:p><text:s/>1,707,18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27682406.88" calcext:value-type="float">
            <text:p><text:s/>27,682,407 <text:s/></text:p>
          </table:table-cell>
          <table:table-cell table:style-name="ce50" office:value-type="float" office:value="7852358.152" calcext:value-type="float">
            <text:p><text:s/>7,852,35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5954.204" calcext:value-type="float">
            <text:p><text:s/>115,954 <text:s/></text:p>
          </table:table-cell>
          <table:table-cell table:style-name="ce50" office:value-type="float" office:value="1677229.577" calcext:value-type="float">
            <text:p><text:s/>1,677,23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.473" calcext:value-type="float">
            <text:p><text:s/>1 <text:s/></text:p>
          </table:table-cell>
          <table:table-cell table:style-name="ce50" office:value-type="float" office:value="2596081.465" calcext:value-type="float">
            <text:p><text:s/>2,596,081 <text:s/></text:p>
          </table:table-cell>
          <table:table-cell table:style-name="ce50" office:value-type="float" office:value="29954.504" calcext:value-type="float">
            <text:p><text:s/>29,95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370774" calcext:value-type="float">
            <text:p><text:s/>3,370,77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75549267.378" calcext:value-type="float">
            <text:p><text:s/>275,549,267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370774" calcext:value-type="float">
            <text:p><text:s/>3,370,77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75549267.378" calcext:value-type="float">
            <text:p><text:s/>275,549,267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177968.226" calcext:value-type="float">
            <text:p><text:s/>19,177,968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5658.251" calcext:value-type="float">
            <text:p><text:s/>15,658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436718.094" calcext:value-type="float">
            <text:p><text:s/>2,436,718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773710.354" calcext:value-type="float">
            <text:p><text:s/>9,773,710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155309" calcext:value-type="float">
            <text:p><text:s/>4,155,309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444099.994" calcext:value-type="float">
            <text:p><text:s/>2,444,100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352472.533" calcext:value-type="float">
            <text:p><text:s/>352,473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9200442.651" calcext:value-type="float">
            <text:p><text:s/>9,200,443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247390202.941" calcext:value-type="float">
            <text:p><text:s/>247,390,203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247390202.941" calcext:value-type="float">
            <text:p><text:s/>247,390,20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8961269.831" calcext:value-type="float">
            <text:p><text:s/>148,961,27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65042.432" calcext:value-type="float">
            <text:p><text:s/>165,04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016399.878" calcext:value-type="float">
            <text:p><text:s/>4,016,40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164496.874" calcext:value-type="float">
            <text:p><text:s/>6,164,49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85939.437" calcext:value-type="float">
            <text:p><text:s/>185,93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94362.213" calcext:value-type="float">
            <text:p><text:s/>394,36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614622.836" calcext:value-type="float">
            <text:p><text:s/>3,614,62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61934.037" calcext:value-type="float">
            <text:p><text:s/>561,93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2201088.384" calcext:value-type="float">
            <text:p><text:s/>32,201,08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714056.805" calcext:value-type="float">
            <text:p><text:s/>23,714,05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5341314.741" calcext:value-type="float">
            <text:p>( 5,341,315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8217452.53" calcext:value-type="float">
            <text:p>( 18,217,453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55289.534" calcext:value-type="float">
            <text:p>( 155,290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883918.009" calcext:value-type="float">
            <text:p><text:s/>3,883,91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426962.694" calcext:value-type="float">
            <text:p><text:s/>3,426,963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1176150.876" calcext:value-type="float">
            <text:p><text:s/>1,176,15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82947.71" calcext:value-type="float">
            <text:p><text:s/>1,282,94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13356.323" calcext:value-type="float">
            <text:p><text:s/>1,013,356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5376494.26" calcext:value-type="float">
            <text:p><text:s/>5,376,49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763295.539" calcext:value-type="float">
            <text:p><text:s/>5,763,29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762034.041" calcext:value-type="float">
            <text:p><text:s/>1,762,03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001261.498" calcext:value-type="float">
            <text:p><text:s/>4,001,26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404969.781" calcext:value-type="float">
            <text:p>( 404,970 <text:s/>)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5" table:style-name="ce55" office:value-type="float" office:value="0" calcext:value-type="float">
            <text:p/>
          </table:table-cell>
          <table:table-cell table:style-name="ce55" office:value-type="float" office:value="3007030.606" calcext:value-type="float">
            <text:p>( 3,007,031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404227.669" calcext:value-type="float">
            <text:p><text:s/>19,404,22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7026208.198" calcext:value-type="float">
            <text:p><text:s/>17,026,20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78019.471" calcext:value-type="float">
            <text:p><text:s/>2,378,01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841645.822" calcext:value-type="float">
            <text:p>( 841,646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925910.635" calcext:value-type="float">
            <text:p><text:s/>6,925,911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2950414.351" calcext:value-type="float">
            <text:p><text:s/>2,950,41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1117316.038" calcext:value-type="float">
            <text:p><text:s/>51,117,31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46584703.052" calcext:value-type="float">
            <text:p>( 46,584,703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861938.624" calcext:value-type="float">
            <text:p><text:s/>2,861,93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82791.826" calcext:value-type="float">
            <text:p><text:s/>682,79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43712.007" calcext:value-type="float">
            <text:p><text:s/>1,243,71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129647.836" calcext:value-type="float">
            <text:p><text:s/>2,129,64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05330.922" calcext:value-type="float">
            <text:p><text:s/>905,331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69167.222" calcext:value-type="float">
            <text:p><text:s/>1,469,16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31605.045" calcext:value-type="float">
            <text:p><text:s/>1,431,60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7562.177" calcext:value-type="float">
            <text:p><text:s/>37,56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960827.481" calcext:value-type="float">
            <text:p><text:s/>2,960,82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72655.527" calcext:value-type="float">
            <text:p><text:s/>1,972,656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988171.954" calcext:value-type="float">
            <text:p><text:s/>988,17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7119630.6732" calcext:value-type="float">
            <text:p><text:s/>47,119,63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411156.457" calcext:value-type="float">
            <text:p><text:s/>12,411,15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156494.869" calcext:value-type="float">
            <text:p><text:s/>7,156,49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016555.554" calcext:value-type="float">
            <text:p><text:s/>2,016,55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53118.807" calcext:value-type="float">
            <text:p><text:s/>753,11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91949.488" calcext:value-type="float">
            <text:p><text:s/>2,391,94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399290.005" calcext:value-type="float">
            <text:p><text:s/>3,399,29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151837.195" calcext:value-type="float">
            <text:p><text:s/>2,151,83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029044.607" calcext:value-type="float">
            <text:p><text:s/>9,029,04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945923.5082" calcext:value-type="float">
            <text:p><text:s/>3,945,924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3864260.183" calcext:value-type="float">
            <text:p><text:s/>3,864,260 <text:s/></text:p>
          </table:table-cell>
          <table:table-cell table:style-name="ce14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46879307.7338" calcext:value-type="float">
            <text:p><text:s/>46,879,30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6"/>
          <table:table-cell table:style-name="ce58" table:number-columns-repeated="1015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27682406.88" calcext:value-type="float">
            <text:p><text:s/>27,682,407 <text:s/></text:p>
          </table:table-cell>
          <table:table-cell table:style-name="ce57" office:value-type="float" office:value="7852358.152" calcext:value-type="float">
            <text:p><text:s/>7,852,358 <text:s/></text:p>
          </table:table-cell>
          <table:table-cell table:style-name="ce57" office:value-type="float" office:value="1.473" calcext:value-type="float">
            <text:p><text:s/>1 <text:s/></text:p>
          </table:table-cell>
          <table:table-cell table:style-name="ce57" office:value-type="float" office:value="2712486.089" calcext:value-type="float">
            <text:p><text:s/>2,712,486 <text:s/></text:p>
          </table:table-cell>
          <table:table-cell table:style-name="ce57" office:value-type="float" office:value="1707184.081" calcext:value-type="float">
            <text:p><text:s/>1,707,184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27682406.88" calcext:value-type="float">
            <text:p><text:s/>27,682,407 <text:s/></text:p>
          </table:table-cell>
          <table:table-cell table:style-name="ce57" office:value-type="float" office:value="7852358.152" calcext:value-type="float">
            <text:p><text:s/>7,852,358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15954.204" calcext:value-type="float">
            <text:p><text:s/>115,954 <text:s/></text:p>
          </table:table-cell>
          <table:table-cell table:style-name="ce57" office:value-type="float" office:value="1677229.577" calcext:value-type="float">
            <text:p><text:s/>1,677,230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57" office:value-type="float" office:value="1.473" calcext:value-type="float">
            <text:p><text:s/>1 <text:s/></text:p>
          </table:table-cell>
          <table:table-cell table:style-name="ce57" office:value-type="float" office:value="2596531.885" calcext:value-type="float">
            <text:p><text:s/>2,596,532 <text:s/></text:p>
          </table:table-cell>
          <table:table-cell table:style-name="ce57" office:value-type="float" office:value="29954.504" calcext:value-type="float">
            <text:p><text:s/>29,955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63" table:number-columns-spanned="9" table:number-rows-spanned="1"/>
          <table:covered-table-cell table:number-columns-repeated="8" table:style-name="ce63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10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45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6.$A$1:.$AMJ$10" table:range-usable-as="repeat-column repeat-row"/>
        </table:named-expressions>
      </table:table>
      <table:table table:name="Page7" table:style-name="ta7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8" table:number-columns-repeated="2" table:default-cell-style-name="ce16"/>
        <table:table-column table:style-name="co19" table:default-cell-style-name="ce16"/>
        <table:table-column table:style-name="co2" table:default-cell-style-name="ce16"/>
        <table:table-column table:style-name="co20" table:default-cell-style-name="ce91"/>
        <table:table-column table:style-name="co2" table:default-cell-style-name="ce15"/>
        <table:table-column table:style-name="co21" table:default-cell-style-name="ce15"/>
        <table:table-column table:style-name="co6" table:default-cell-style-name="ce16"/>
        <table:table-column table:style-name="co2" table:default-cell-style-name="ce16"/>
        <table:table-column table:style-name="co9" table:number-columns-repeated="1012" table:default-cell-style-name="ce16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能源平衡表－OECD能源統計格式（原始單位）</text:p>
            </table:table-cell>
            <table:covered-table-cell table:number-columns-repeated="9" table:style-name="ce17"/>
            <table:table-cell table:number-columns-repeated="1014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7年(西元2018年)</text:p>
            </table:table-cell>
            <table:covered-table-cell table:number-columns-repeated="2" table:style-name="ce2"/>
            <table:table-cell table:style-name="ce43" table:number-columns-repeated="4"/>
            <table:table-cell table:style-name="ce79"/>
            <table:table-cell table:style-name="ce61"/>
            <table:table-cell table:style-name="ce97"/>
            <table:table-cell table:style-name="ce43" table:number-columns-repeated="1014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52" calcext:value-type="float">
              <text:p>52</text:p>
            </table:table-cell>
            <table:table-cell table:style-name="ce44" office:value-type="float" office:value="53" calcext:value-type="float">
              <text:p>53</text:p>
            </table:table-cell>
            <table:table-cell table:style-name="ce44" table:number-columns-repeated="2"/>
            <table:table-cell table:style-name="ce80" office:value-type="string" calcext:value-type="string" table:number-columns-spanned="3" table:number-rows-spanned="8">
              <text:p>Item</text:p>
            </table:table-cell>
            <table:covered-table-cell table:number-columns-repeated="2" table:style-name="ce92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太陽熱能</text:p>
            </table:table-cell>
            <table:table-cell table:style-name="ce45" office:value-type="string" calcext:value-type="string">
              <text:p>熱能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Solar Thermal</text:p>
            </table:table-cell>
            <table:table-cell table:style-name="ce62" office:value-type="string" calcext:value-type="string">
              <text:p>Heat</text:p>
            </table:table-cell>
            <table:table-cell table:style-name="ce62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office:value-type="string" calcext:value-type="string">
              <text:p>(公秉油當量)</text:p>
            </table:table-cell>
            <table:table-cell table:style-name="ce45" office:value-type="string" calcext:value-type="string">
              <text:p>(公噸)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MT)</text:p>
            </table:table-cell>
            <table:table-cell table:style-name="ce47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4"/>
            <table:covered-table-cell table:style-name="ce82"/>
            <table:covered-table-cell table:number-columns-repeated="2" table:style-name="ce94"/>
            <table:table-cell table:style-name="ce59" table:number-columns-repeated="1014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104694" calcext:value-type="float">
            <text:p><text:s/>104,694 <text:s/></text:p>
          </table:table-cell>
          <table:table-cell table:style-name="ce49" office:value-type="float" office:value="0" calcext:value-type="float">
            <text:p/>
          </table:table-cell>
          <table:table-cell table:style-name="ce67" table:number-columns-repeated="2"/>
          <table:table-cell table:style-name="ce83" office:value-type="float" office:value="1" calcext:value-type="float">
            <text:p>1</text:p>
          </table:table-cell>
          <table:table-cell table:style-name="ce44"/>
          <table:table-cell table:style-name="ce98" office:value-type="string" calcext:value-type="string">
            <text:p>Indigenous Production</text:p>
          </table:table-cell>
          <table:table-cell table:style-name="ce43" table:number-columns-repeated="1014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" calcext:value-type="float">
            <text:p>2</text:p>
          </table:table-cell>
          <table:table-cell table:style-name="ce47" office:value-type="string" calcext:value-type="string">
            <text:p>+</text:p>
          </table:table-cell>
          <table:table-cell table:style-name="ce99" office:value-type="string" calcext:value-type="string">
            <text:p>Impor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" calcext:value-type="float">
            <text:p>3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xpor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" calcext:value-type="float">
            <text:p>4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Marine Bunker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" calcext:value-type="float">
            <text:p>5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Civil Avia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" calcext:value-type="float">
            <text:p>6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Stock Change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104694" calcext:value-type="float">
            <text:p><text:s/>104,694 <text:s/></text:p>
          </table:table-cell>
          <table:table-cell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" calcext:value-type="float">
            <text:p>7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Primary Energy Suppl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" calcext:value-type="float">
            <text:p>8</text:p>
          </table:table-cell>
          <table:table-cell table:style-name="ce44" office:value-type="string" calcext:value-type="string">
            <text:p>-</text:p>
          </table:table-cell>
          <table:table-cell table:style-name="ce98" office:value-type="string" calcext:value-type="string">
            <text:p>Transfers(Intput)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" calcext:value-type="float">
            <text:p>9</text:p>
          </table:table-cell>
          <table:table-cell table:style-name="ce48" office:value-type="string" calcext:value-type="string">
            <text:p>-</text:p>
          </table:table-cell>
          <table:table-cell table:style-name="ce100" office:value-type="string" calcext:value-type="string">
            <text:p>Statistical Differen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0" calcext:value-type="float">
            <text:p>10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Transformation Inpu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1" calcext:value-type="float">
            <text:p>11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2" calcext:value-type="float">
            <text:p>12</text:p>
          </table:table-cell>
          <table:table-cell table:style-name="ce47"/>
          <table:table-cell table:style-name="ce99" office:value-type="string" calcext:value-type="string">
            <text:p><text:s text:c="4"/>Blast Furna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3" calcext:value-type="float">
            <text:p>13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4" calcext:value-type="float">
            <text:p>14</text:p>
          </table:table-cell>
          <table:table-cell table:style-name="ce47"/>
          <table:table-cell table:style-name="ce99" office:value-type="string" calcext:value-type="string">
            <text:p><text:s text:c="4"/>Petrochemical Industr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5" calcext:value-type="float">
            <text:p>15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6" calcext:value-type="float">
            <text:p>16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7" calcext:value-type="float">
            <text:p>17</text:p>
          </table:table-cell>
          <table:table-cell table:style-name="ce47"/>
          <table:table-cell table:style-name="ce99" office:value-type="string" calcext:value-type="string">
            <text:p><text:s text:c="4"/>Public Cogeneration Plants <text:s/>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/>
          <table:table-cell table:style-name="ce77"/>
          <table:table-cell table:style-name="ce84" office:value-type="float" office:value="18" calcext:value-type="float">
            <text:p>18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856670.316" calcext:value-type="float">
            <text:p><text:s/>31,856,670 <text:s/></text:p>
          </table:table-cell>
          <table:table-cell table:style-name="ce68" table:number-columns-repeated="2"/>
          <table:table-cell table:style-name="ce83" office:value-type="float" office:value="19" calcext:value-type="float">
            <text:p>19</text:p>
          </table:table-cell>
          <table:table-cell table:style-name="ce44" office:value-type="string" calcext:value-type="string">
            <text:p>+</text:p>
          </table:table-cell>
          <table:table-cell table:style-name="ce98" office:value-type="string" calcext:value-type="string">
            <text:p>Transformation Output Total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856670.316" calcext:value-type="float">
            <text:p><text:s/>31,856,670 <text:s/></text:p>
          </table:table-cell>
          <table:table-cell table:style-name="ce68" table:number-columns-repeated="2"/>
          <table:table-cell table:style-name="ce84" office:value-type="float" office:value="20" calcext:value-type="float">
            <text:p>20</text:p>
          </table:table-cell>
          <table:table-cell table:style-name="ce47"/>
          <table:table-cell table:style-name="ce99" office:value-type="string" calcext:value-type="string">
            <text:p>Transformation Output 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21" calcext:value-type="float">
            <text:p>21</text:p>
          </table:table-cell>
          <table:table-cell table:style-name="ce48"/>
          <table:table-cell table:style-name="ce100" office:value-type="string" calcext:value-type="string">
            <text:p>Transfers(Output)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007180.902" calcext:value-type="float">
            <text:p><text:s/>7,007,181 <text:s/></text:p>
          </table:table-cell>
          <table:table-cell table:style-name="ce68" table:number-columns-repeated="2"/>
          <table:table-cell table:style-name="ce84" office:value-type="float" office:value="22" calcext:value-type="float">
            <text:p>22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nergy Sector Own Use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3" calcext:value-type="float">
            <text:p>23</text:p>
          </table:table-cell>
          <table:table-cell table:style-name="ce47"/>
          <table:table-cell table:style-name="ce99" office:value-type="string" calcext:value-type="string">
            <text:p><text:s text:c="4"/>Coal Min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4" calcext:value-type="float">
            <text:p>24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5" calcext:value-type="float">
            <text:p>25</text:p>
          </table:table-cell>
          <table:table-cell table:style-name="ce47"/>
          <table:table-cell table:style-name="ce99" office:value-type="string" calcext:value-type="string">
            <text:p><text:s text:c="4"/>Blast Furnaces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6" calcext:value-type="float">
            <text:p>26</text:p>
          </table:table-cell>
          <table:table-cell table:style-name="ce47"/>
          <table:table-cell table:style-name="ce99" office:value-type="string" calcext:value-type="string">
            <text:p><text:s text:c="4"/>Oil and Gas Extrac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110260.902" calcext:value-type="float">
            <text:p><text:s/>6,110,261 <text:s/></text:p>
          </table:table-cell>
          <table:table-cell table:style-name="ce68" table:number-columns-repeated="2"/>
          <table:table-cell table:style-name="ce84" office:value-type="float" office:value="27" calcext:value-type="float">
            <text:p>27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8" calcext:value-type="float">
            <text:p>28</text:p>
          </table:table-cell>
          <table:table-cell table:style-name="ce47"/>
          <table:table-cell table:style-name="ce99" office:value-type="string" calcext:value-type="string">
            <text:p><text:s text:c="4"/>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9" calcext:value-type="float">
            <text:p>29</text:p>
          </table:table-cell>
          <table:table-cell table:style-name="ce47"/>
          <table:table-cell table:style-name="ce99" office:value-type="string" calcext:value-type="string">
            <text:p><text:s text:c="4"/>Electricity to Pump Up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96920" calcext:value-type="float">
            <text:p><text:s/>896,920 <text:s/></text:p>
          </table:table-cell>
          <table:table-cell table:style-name="ce68" table:number-columns-repeated="2"/>
          <table:table-cell table:style-name="ce84" office:value-type="float" office:value="30" calcext:value-type="float">
            <text:p>30</text:p>
          </table:table-cell>
          <table:table-cell table:style-name="ce47"/>
          <table:table-cell table:style-name="ce99" office:value-type="string" calcext:value-type="string">
            <text:p><text:s text:c="4"/>Cogeneration Plant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1" calcext:value-type="float">
            <text:p>31</text:p>
          </table:table-cell>
          <table:table-cell table:style-name="ce48"/>
          <table:table-cell table:style-name="ce100" office:value-type="string" calcext:value-type="string">
            <text:p><text:s text:c="4"/>Gas Compani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2" calcext:value-type="float">
            <text:p>32</text:p>
          </table:table-cell>
          <table:table-cell table:style-name="ce95" office:value-type="string" calcext:value-type="string">
            <text:p>-</text:p>
          </table:table-cell>
          <table:table-cell table:style-name="ce101" office:value-type="string" calcext:value-type="string">
            <text:p><text:s/>Loss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04694" calcext:value-type="float">
            <text:p><text:s/>104,694 <text:s/></text:p>
          </table:table-cell>
          <table:table-cell table:style-name="ce52" office:value-type="float" office:value="24849489.414" calcext:value-type="float">
            <text:p><text:s/>24,849,489 <text:s/></text:p>
          </table:table-cell>
          <table:table-cell table:style-name="ce69" table:number-columns-repeated="2"/>
          <table:table-cell table:style-name="ce85" office:value-type="float" office:value="33" calcext:value-type="float">
            <text:p>33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Final Consumption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04694" calcext:value-type="float">
            <text:p><text:s/>104,694 <text:s/></text:p>
          </table:table-cell>
          <table:table-cell table:style-name="ce52" office:value-type="float" office:value="24849489.414" calcext:value-type="float">
            <text:p><text:s/>24,849,489 <text:s/></text:p>
          </table:table-cell>
          <table:table-cell table:style-name="ce70" table:number-columns-repeated="2"/>
          <table:table-cell table:style-name="ce86" office:value-type="float" office:value="34" calcext:value-type="float">
            <text:p>34</text:p>
          </table:table-cell>
          <table:table-cell table:style-name="ce95"/>
          <table:table-cell table:style-name="ce101" office:value-type="string" calcext:value-type="string">
            <text:p>Energy Consump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836005.812" calcext:value-type="float">
            <text:p><text:s/>24,836,006 <text:s/></text:p>
          </table:table-cell>
          <table:table-cell table:style-name="ce68" table:number-columns-repeated="2"/>
          <table:table-cell table:style-name="ce84" office:value-type="float" office:value="35" calcext:value-type="float">
            <text:p>35</text:p>
          </table:table-cell>
          <table:table-cell table:style-name="ce47"/>
          <table:table-cell table:style-name="ce99" office:value-type="string" calcext:value-type="string">
            <text:p><text:s text:c="4"/>Industrial Sector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6" calcext:value-type="float">
            <text:p>36</text:p>
          </table:table-cell>
          <table:table-cell table:style-name="ce47"/>
          <table:table-cell table:style-name="ce99" office:value-type="string" calcext:value-type="string">
            <text:p><text:s text:c="8"/>Mining and Quarrying(excluding coal,oil and ga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03422.58" calcext:value-type="float">
            <text:p><text:s/>303,423 <text:s/></text:p>
          </table:table-cell>
          <table:table-cell table:style-name="ce68" table:number-columns-repeated="2"/>
          <table:table-cell table:style-name="ce84" office:value-type="float" office:value="37" calcext:value-type="float">
            <text:p>37</text:p>
          </table:table-cell>
          <table:table-cell table:style-name="ce47"/>
          <table:table-cell table:style-name="ce99" office:value-type="string" calcext:value-type="string">
            <text:p><text:s text:c="8"/>Food, Beverage and Tobacco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53081.554" calcext:value-type="float">
            <text:p><text:s/>553,082 <text:s/></text:p>
          </table:table-cell>
          <table:table-cell table:style-name="ce68" table:number-columns-repeated="2"/>
          <table:table-cell table:style-name="ce84" office:value-type="float" office:value="38" calcext:value-type="float">
            <text:p>38</text:p>
          </table:table-cell>
          <table:table-cell table:style-name="ce47"/>
          <table:table-cell table:style-name="ce99" office:value-type="string" calcext:value-type="string">
            <text:p><text:s text:c="8"/>Textile,Wearing Apparel and Accesso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656.53" calcext:value-type="float">
            <text:p><text:s/>14,657 <text:s/></text:p>
          </table:table-cell>
          <table:table-cell table:style-name="ce68" table:number-columns-repeated="2"/>
          <table:table-cell table:style-name="ce84" office:value-type="float" office:value="39" calcext:value-type="float">
            <text:p>39</text:p>
          </table:table-cell>
          <table:table-cell table:style-name="ce47"/>
          <table:table-cell table:style-name="ce99" office:value-type="string" calcext:value-type="string">
            <text:p><text:s text:c="8"/>Leather and Fu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0" calcext:value-type="float">
            <text:p>40</text:p>
          </table:table-cell>
          <table:table-cell table:style-name="ce47"/>
          <table:table-cell table:style-name="ce99" office:value-type="string" calcext:value-type="string">
            <text:p><text:s text:c="8"/>Wood, Bamboo and Furni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3488.53" calcext:value-type="float">
            <text:p><text:s/>63,489 <text:s/></text:p>
          </table:table-cell>
          <table:table-cell table:style-name="ce68" table:number-columns-repeated="2"/>
          <table:table-cell table:style-name="ce84" office:value-type="float" office:value="41" calcext:value-type="float">
            <text:p>41</text:p>
          </table:table-cell>
          <table:table-cell table:style-name="ce47"/>
          <table:table-cell table:style-name="ce99" office:value-type="string" calcext:value-type="string">
            <text:p><text:s text:c="8"/>Pulp, Paper and Paper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2" calcext:value-type="float">
            <text:p>42</text:p>
          </table:table-cell>
          <table:table-cell table:style-name="ce47"/>
          <table:table-cell table:style-name="ce99" office:value-type="string" calcext:value-type="string">
            <text:p><text:s text:c="8"/>Print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273301.928" calcext:value-type="float">
            <text:p><text:s/>22,273,302 <text:s/></text:p>
          </table:table-cell>
          <table:table-cell table:style-name="ce68" table:number-columns-repeated="2"/>
          <table:table-cell table:style-name="ce84" office:value-type="float" office:value="43" calcext:value-type="float">
            <text:p>43</text:p>
          </table:table-cell>
          <table:table-cell table:style-name="ce47"/>
          <table:table-cell table:style-name="ce99" office:value-type="string" calcext:value-type="string">
            <text:p><text:s text:c="8"/>Chemical Material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861661.008" calcext:value-type="float">
            <text:p><text:s/>20,861,661 <text:s/></text:p>
          </table:table-cell>
          <table:table-cell table:style-name="ce68" table:number-columns-repeated="2"/>
          <table:table-cell table:style-name="ce84" office:value-type="float" office:value="44" calcext:value-type="float">
            <text:p>44</text:p>
          </table:table-cell>
          <table:table-cell table:style-name="ce47"/>
          <table:table-cell table:style-name="ce99" office:value-type="string" calcext:value-type="string">
            <text:p><text:s text:c="12"/>Basic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5658998.57" calcext:value-type="float">
            <text:p>( 5,658,999 <text:s/>)</text:p>
          </table:table-cell>
          <table:table-cell table:style-name="ce71"/>
          <table:table-cell table:style-name="ce68"/>
          <table:table-cell table:style-name="ce84" office:value-type="float" office:value="45" calcext:value-type="float">
            <text:p>45</text:p>
          </table:table-cell>
          <table:table-cell table:style-name="ce47"/>
          <table:table-cell table:style-name="ce99" office:value-type="string" calcext:value-type="string">
            <text:p><text:s text:c="16"/>(Basic Industrial Chemic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5202662.438" calcext:value-type="float">
            <text:p>( 15,202,662 <text:s/>)</text:p>
          </table:table-cell>
          <table:table-cell table:style-name="ce71"/>
          <table:table-cell table:style-name="ce68"/>
          <table:table-cell table:style-name="ce84" office:value-type="float" office:value="46" calcext:value-type="float">
            <text:p>46</text:p>
          </table:table-cell>
          <table:table-cell table:style-name="ce47"/>
          <table:table-cell table:style-name="ce99" office:value-type="string" calcext:value-type="string">
            <text:p><text:s text:c="16"/>(Petrochemical Materi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7" calcext:value-type="float">
            <text:p>47</text:p>
          </table:table-cell>
          <table:table-cell table:style-name="ce47"/>
          <table:table-cell table:style-name="ce99" office:value-type="string" calcext:value-type="string">
            <text:p><text:s text:c="16"/>(Chemical Fertilizer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84520" calcext:value-type="float">
            <text:p><text:s/>1,084,520 <text:s/></text:p>
          </table:table-cell>
          <table:table-cell table:style-name="ce68" table:number-columns-repeated="2"/>
          <table:table-cell table:style-name="ce84" office:value-type="float" office:value="48" calcext:value-type="float">
            <text:p>48</text:p>
          </table:table-cell>
          <table:table-cell table:style-name="ce47"/>
          <table:table-cell table:style-name="ce99" office:value-type="string" calcext:value-type="string">
            <text:p><text:s text:c="12"/>Artificial Fib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681.11" calcext:value-type="float">
            <text:p><text:s/>21,681 <text:s/></text:p>
          </table:table-cell>
          <table:table-cell table:style-name="ce68" table:number-columns-repeated="2"/>
          <table:table-cell table:style-name="ce84" office:value-type="float" office:value="49" calcext:value-type="float">
            <text:p>49</text:p>
          </table:table-cell>
          <table:table-cell table:style-name="ce47"/>
          <table:table-cell table:style-name="ce99" office:value-type="string" calcext:value-type="string">
            <text:p><text:s text:c="12"/>Resin, Plastics and Rubber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305439.81" calcext:value-type="float">
            <text:p><text:s/>305,440 <text:s/></text:p>
          </table:table-cell>
          <table:table-cell table:style-name="ce72" table:number-columns-repeated="2"/>
          <table:table-cell table:style-name="ce87" office:value-type="float" office:value="50" calcext:value-type="float">
            <text:p>50</text:p>
          </table:table-cell>
          <table:table-cell table:style-name="ce96"/>
          <table:table-cell table:style-name="ce102" office:value-type="string" calcext:value-type="string">
            <text:p><text:s text:c="12"/>Other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5309.97" calcext:value-type="float">
            <text:p><text:s/>215,310 <text:s/></text:p>
          </table:table-cell>
          <table:table-cell table:style-name="ce68" table:number-columns-repeated="2"/>
          <table:table-cell table:style-name="ce84" office:value-type="float" office:value="51" calcext:value-type="float">
            <text:p>51</text:p>
          </table:table-cell>
          <table:table-cell table:style-name="ce47"/>
          <table:table-cell table:style-name="ce99" office:value-type="string" calcext:value-type="string">
            <text:p><text:s text:c="8"/>Chemical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2" calcext:value-type="float">
            <text:p>52</text:p>
          </table:table-cell>
          <table:table-cell table:style-name="ce47"/>
          <table:table-cell table:style-name="ce99" office:value-type="string" calcext:value-type="string">
            <text:p><text:s text:c="8"/>Rubber Products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792402.59" calcext:value-type="float">
            <text:p><text:s/>792,403 <text:s/></text:p>
          </table:table-cell>
          <table:table-cell table:style-name="ce72" table:number-columns-repeated="2"/>
          <table:table-cell table:style-name="ce87" office:value-type="float" office:value="53" calcext:value-type="float">
            <text:p>53</text:p>
          </table:table-cell>
          <table:table-cell table:style-name="ce96"/>
          <table:table-cell table:style-name="ce102" office:value-type="string" calcext:value-type="string">
            <text:p><text:s text:c="8"/>Plastic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" calcext:value-type="float">
            <text:p><text:s/>9 <text:s/></text:p>
          </table:table-cell>
          <table:table-cell table:style-name="ce68" table:number-columns-repeated="2"/>
          <table:table-cell table:style-name="ce84" office:value-type="float" office:value="54" calcext:value-type="float">
            <text:p>54</text:p>
          </table:table-cell>
          <table:table-cell table:style-name="ce47"/>
          <table:table-cell table:style-name="ce99" office:value-type="string" calcext:value-type="string">
            <text:p><text:s text:c="8"/>Non-metallic Mineral Produc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5" calcext:value-type="float">
            <text:p>55</text:p>
          </table:table-cell>
          <table:table-cell table:style-name="ce47"/>
          <table:table-cell table:style-name="ce99" office:value-type="string" calcext:value-type="string">
            <text:p><text:s text:c="12"/>Cement and Cement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" calcext:value-type="float">
            <text:p><text:s/>9 <text:s/></text:p>
          </table:table-cell>
          <table:table-cell table:style-name="ce68" table:number-columns-repeated="2"/>
          <table:table-cell table:style-name="ce84" office:value-type="float" office:value="56" calcext:value-type="float">
            <text:p>56</text:p>
          </table:table-cell>
          <table:table-cell table:style-name="ce47"/>
          <table:table-cell table:style-name="ce99" office:value-type="string" calcext:value-type="string">
            <text:p><text:s text:c="12"/>Oth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9" calcext:value-type="float">
            <text:p>( 9 <text:s/>)</text:p>
          </table:table-cell>
          <table:table-cell table:style-name="ce71"/>
          <table:table-cell table:style-name="ce68"/>
          <table:table-cell table:style-name="ce84" office:value-type="float" office:value="57" calcext:value-type="float">
            <text:p>57</text:p>
          </table:table-cell>
          <table:table-cell table:style-name="ce47"/>
          <table:table-cell table:style-name="ce99" office:value-type="string" calcext:value-type="string">
            <text:p><text:s text:c="16"/>(Pottery, China and Earthware)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2" table:style-name="ce55" office:value-type="float" office:value="0" calcext:value-type="float">
            <text:p/>
          </table:table-cell>
          <table:table-cell table:style-name="ce73"/>
          <table:table-cell table:style-name="ce72"/>
          <table:table-cell table:style-name="ce87" office:value-type="float" office:value="58" calcext:value-type="float">
            <text:p>58</text:p>
          </table:table-cell>
          <table:table-cell table:style-name="ce96"/>
          <table:table-cell table:style-name="ce102" office:value-type="string" calcext:value-type="string">
            <text:p><text:s text:c="16"/>(Glass and Glass Produc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1957" calcext:value-type="float">
            <text:p><text:s/>151,957 <text:s/></text:p>
          </table:table-cell>
          <table:table-cell table:style-name="ce68" table:number-columns-repeated="2"/>
          <table:table-cell table:style-name="ce84" office:value-type="float" office:value="59" calcext:value-type="float">
            <text:p>59</text:p>
          </table:table-cell>
          <table:table-cell table:style-name="ce47"/>
          <table:table-cell table:style-name="ce99" office:value-type="string" calcext:value-type="string">
            <text:p><text:s text:c="8"/>Basic Metal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6270" calcext:value-type="float">
            <text:p><text:s/>76,270 <text:s/></text:p>
          </table:table-cell>
          <table:table-cell table:style-name="ce68" table:number-columns-repeated="2"/>
          <table:table-cell table:style-name="ce84" office:value-type="float" office:value="60" calcext:value-type="float">
            <text:p>60</text:p>
          </table:table-cell>
          <table:table-cell table:style-name="ce47"/>
          <table:table-cell table:style-name="ce99" office:value-type="string" calcext:value-type="string">
            <text:p><text:s text:c="12"/>Iron and Steel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5687" calcext:value-type="float">
            <text:p><text:s/>75,687 <text:s/></text:p>
          </table:table-cell>
          <table:table-cell table:style-name="ce68" table:number-columns-repeated="2"/>
          <table:table-cell table:style-name="ce84" office:value-type="float" office:value="61" calcext:value-type="float">
            <text:p>61</text:p>
          </table:table-cell>
          <table:table-cell table:style-name="ce47"/>
          <table:table-cell table:style-name="ce99" office:value-type="string" calcext:value-type="string">
            <text:p><text:s text:c="12"/>Other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75687" calcext:value-type="float">
            <text:p>( 75,687 <text:s/>)</text:p>
          </table:table-cell>
          <table:table-cell table:style-name="ce71"/>
          <table:table-cell table:style-name="ce68"/>
          <table:table-cell table:style-name="ce84" office:value-type="float" office:value="62" calcext:value-type="float">
            <text:p>62</text:p>
          </table:table-cell>
          <table:table-cell table:style-name="ce47"/>
          <table:table-cell table:style-name="ce99" office:value-type="string" calcext:value-type="string">
            <text:p><text:s text:c="16"/>(Aluminum)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135.13" calcext:value-type="float">
            <text:p><text:s/>12,135 <text:s/></text:p>
          </table:table-cell>
          <table:table-cell table:style-name="ce68" table:number-columns-repeated="2"/>
          <table:table-cell table:style-name="ce84" office:value-type="float" office:value="63" calcext:value-type="float">
            <text:p>63</text:p>
          </table:table-cell>
          <table:table-cell table:style-name="ce47"/>
          <table:table-cell table:style-name="ce99" office:value-type="string" calcext:value-type="string">
            <text:p><text:s text:c="8"/>Fabricated Metal Products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64" calcext:value-type="float">
            <text:p>64</text:p>
          </table:table-cell>
          <table:table-cell table:style-name="ce96"/>
          <table:table-cell table:style-name="ce102" office:value-type="string" calcext:value-type="string">
            <text:p><text:s text:c="8"/>Machinery and Equipmen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53953" calcext:value-type="float">
            <text:p><text:s/>453,953 <text:s/></text:p>
          </table:table-cell>
          <table:table-cell table:style-name="ce68" table:number-columns-repeated="2"/>
          <table:table-cell table:style-name="ce84" office:value-type="float" office:value="65" calcext:value-type="float">
            <text:p>65</text:p>
          </table:table-cell>
          <table:table-cell table:style-name="ce47"/>
          <table:table-cell table:style-name="ce99" office:value-type="string" calcext:value-type="string">
            <text:p><text:s text:c="8"/>Electrical and Electronic Machiner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453953" calcext:value-type="float">
            <text:p>( 453,953 <text:s/>)</text:p>
          </table:table-cell>
          <table:table-cell table:style-name="ce71"/>
          <table:table-cell table:style-name="ce68"/>
          <table:table-cell table:style-name="ce84" office:value-type="float" office:value="66" calcext:value-type="float">
            <text:p>66</text:p>
          </table:table-cell>
          <table:table-cell table:style-name="ce47"/>
          <table:table-cell table:style-name="ce99" office:value-type="string" calcext:value-type="string">
            <text:p><text:s text:c="8"/>(Electronic Par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8" calcext:value-type="float">
            <text:p><text:s/>248 <text:s/></text:p>
          </table:table-cell>
          <table:table-cell table:style-name="ce68" table:number-columns-repeated="2"/>
          <table:table-cell table:style-name="ce84" office:value-type="float" office:value="67" calcext:value-type="float">
            <text:p>67</text:p>
          </table:table-cell>
          <table:table-cell table:style-name="ce47"/>
          <table:table-cell table:style-name="ce99" office:value-type="string" calcext:value-type="string">
            <text:p><text:s text:c="8"/>Transport Equip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8" calcext:value-type="float">
            <text:p>68</text:p>
          </table:table-cell>
          <table:table-cell table:style-name="ce47"/>
          <table:table-cell table:style-name="ce99" office:value-type="string" calcext:value-type="string">
            <text:p><text:s text:c="8"/>Precision Instru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40" calcext:value-type="float">
            <text:p><text:s/>2,040 <text:s/></text:p>
          </table:table-cell>
          <table:table-cell table:style-name="ce68" table:number-columns-repeated="2"/>
          <table:table-cell table:style-name="ce84" office:value-type="float" office:value="69" calcext:value-type="float">
            <text:p>69</text:p>
          </table:table-cell>
          <table:table-cell table:style-name="ce47"/>
          <table:table-cell table:style-name="ce99" office:value-type="string" calcext:value-type="string">
            <text:p><text:s text:c="8"/>Miscellaneous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0" calcext:value-type="float">
            <text:p>70</text:p>
          </table:table-cell>
          <table:table-cell table:style-name="ce47"/>
          <table:table-cell table:style-name="ce99" office:value-type="string" calcext:value-type="string">
            <text:p><text:s text:c="8"/>Water Supply and Remediation Activit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1" calcext:value-type="float">
            <text:p>71</text:p>
          </table:table-cell>
          <table:table-cell table:style-name="ce47"/>
          <table:table-cell table:style-name="ce99" office:value-type="string" calcext:value-type="string">
            <text:p><text:s text:c="8"/>Construc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2" calcext:value-type="float">
            <text:p>72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73" calcext:value-type="float">
            <text:p>73</text:p>
          </table:table-cell>
          <table:table-cell table:style-name="ce44"/>
          <table:table-cell table:style-name="ce98" office:value-type="string" calcext:value-type="string">
            <text:p><text:s text:c="4"/>Transport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4" calcext:value-type="float">
            <text:p>74</text:p>
          </table:table-cell>
          <table:table-cell table:style-name="ce47"/>
          <table:table-cell table:style-name="ce99" office:value-type="string" calcext:value-type="string">
            <text:p><text:s text:c="8"/>Domestic Ai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5" calcext:value-type="float">
            <text:p>75</text:p>
          </table:table-cell>
          <table:table-cell table:style-name="ce47"/>
          <table:table-cell table:style-name="ce99" office:value-type="string" calcext:value-type="string">
            <text:p><text:s text:c="8"/>Roa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6" calcext:value-type="float">
            <text:p>76</text:p>
          </table:table-cell>
          <table:table-cell table:style-name="ce47"/>
          <table:table-cell table:style-name="ce99" office:value-type="string" calcext:value-type="string">
            <text:p><text:s text:c="8"/>R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7" calcext:value-type="float">
            <text:p>77</text:p>
          </table:table-cell>
          <table:table-cell table:style-name="ce47"/>
          <table:table-cell table:style-name="ce99" office:value-type="string" calcext:value-type="string">
            <text:p><text:s text:c="8"/>Pipeline Transport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8" calcext:value-type="float">
            <text:p>78</text:p>
          </table:table-cell>
          <table:table-cell table:style-name="ce47"/>
          <table:table-cell table:style-name="ce99" office:value-type="string" calcext:value-type="string">
            <text:p><text:s text:c="8"/>Internal Navig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9" calcext:value-type="float">
            <text:p>79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0" calcext:value-type="float">
            <text:p>80</text:p>
          </table:table-cell>
          <table:table-cell table:style-name="ce44"/>
          <table:table-cell table:style-name="ce98" office:value-type="string" calcext:value-type="string">
            <text:p><text:s text:c="4"/>Agricultur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1" calcext:value-type="float">
            <text:p>81</text:p>
          </table:table-cell>
          <table:table-cell table:style-name="ce47"/>
          <table:table-cell table:style-name="ce99" office:value-type="string" calcext:value-type="string">
            <text:p><text:s text:c="8"/>Agriculture, Animal Husbandry and Forestry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82" calcext:value-type="float">
            <text:p>82</text:p>
          </table:table-cell>
          <table:table-cell table:style-name="ce48"/>
          <table:table-cell table:style-name="ce100" office:value-type="string" calcext:value-type="string">
            <text:p><text:s text:c="8"/>Fishing and Aquacul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3140.82" calcext:value-type="float">
            <text:p><text:s/>3,141 <text:s/></text:p>
          </table:table-cell>
          <table:table-cell table:style-name="ce50" office:value-type="float" office:value="13483.602" calcext:value-type="float">
            <text:p><text:s/>13,484 <text:s/></text:p>
          </table:table-cell>
          <table:table-cell table:style-name="ce68" table:number-columns-repeated="2"/>
          <table:table-cell table:style-name="ce84" office:value-type="float" office:value="83" calcext:value-type="float">
            <text:p>83</text:p>
          </table:table-cell>
          <table:table-cell table:style-name="ce47"/>
          <table:table-cell table:style-name="ce99" office:value-type="string" calcext:value-type="string">
            <text:p><text:s text:c="4"/>Servic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4" calcext:value-type="float">
            <text:p>84</text:p>
          </table:table-cell>
          <table:table-cell table:style-name="ce47"/>
          <table:table-cell table:style-name="ce99" office:value-type="string" calcext:value-type="string">
            <text:p><text:s text:c="8"/>Wholesale and Ret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5" calcext:value-type="float">
            <text:p>85</text:p>
          </table:table-cell>
          <table:table-cell table:style-name="ce47"/>
          <table:table-cell table:style-name="ce99" office:value-type="string" calcext:value-type="string">
            <text:p><text:s text:c="8"/>Hotels and Restaura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6" calcext:value-type="float">
            <text:p>86</text:p>
          </table:table-cell>
          <table:table-cell table:style-name="ce47"/>
          <table:table-cell table:style-name="ce99" office:value-type="string" calcext:value-type="string">
            <text:p><text:s text:c="8"/>Transport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7" calcext:value-type="float">
            <text:p>87</text:p>
          </table:table-cell>
          <table:table-cell table:style-name="ce47"/>
          <table:table-cell table:style-name="ce99" office:value-type="string" calcext:value-type="string">
            <text:p><text:s text:c="8"/>Storage and Warehous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8" calcext:value-type="float">
            <text:p>88</text:p>
          </table:table-cell>
          <table:table-cell table:style-name="ce47"/>
          <table:table-cell table:style-name="ce99" office:value-type="string" calcext:value-type="string">
            <text:p><text:s text:c="8"/>Communica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9" calcext:value-type="float">
            <text:p>89</text:p>
          </table:table-cell>
          <table:table-cell table:style-name="ce47"/>
          <table:table-cell table:style-name="ce99" office:value-type="string" calcext:value-type="string">
            <text:p><text:s text:c="8"/>Finance, Insurance and Real Estat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0" calcext:value-type="float">
            <text:p>90</text:p>
          </table:table-cell>
          <table:table-cell table:style-name="ce47"/>
          <table:table-cell table:style-name="ce99" office:value-type="string" calcext:value-type="string">
            <text:p><text:s text:c="8"/>Business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562" calcext:value-type="float">
            <text:p><text:s/>8,562 <text:s/></text:p>
          </table:table-cell>
          <table:table-cell table:style-name="ce68" table:number-columns-repeated="2"/>
          <table:table-cell table:style-name="ce84" office:value-type="float" office:value="91" calcext:value-type="float">
            <text:p>91</text:p>
          </table:table-cell>
          <table:table-cell table:style-name="ce47"/>
          <table:table-cell table:style-name="ce99" office:value-type="string" calcext:value-type="string">
            <text:p><text:s text:c="8"/>Social and Personal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3140.82" calcext:value-type="float">
            <text:p><text:s/>3,141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2" calcext:value-type="float">
            <text:p>92</text:p>
          </table:table-cell>
          <table:table-cell table:style-name="ce47"/>
          <table:table-cell table:style-name="ce99" office:value-type="string" calcext:value-type="string">
            <text:p><text:s text:c="8"/>Public Administr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4921.602" calcext:value-type="float">
            <text:p><text:s/>4,922 <text:s/></text:p>
          </table:table-cell>
          <table:table-cell table:style-name="ce69" table:number-columns-repeated="2"/>
          <table:table-cell table:style-name="ce85" office:value-type="float" office:value="93" calcext:value-type="float">
            <text:p>93</text:p>
          </table:table-cell>
          <table:table-cell table:style-name="ce48"/>
          <table:table-cell table:style-name="ce100" office:value-type="string" calcext:value-type="string">
            <text:p><text:s text:c="8"/>Activities Not Adequately Defined </text:p>
          </table:table-cell>
          <table:table-cell table:style-name="ce14" table:number-columns-repeated="1014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101553.18" calcext:value-type="float">
            <text:p><text:s/>101,553 <text:s/></text:p>
          </table:table-cell>
          <table:table-cell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4" calcext:value-type="float">
            <text:p>94</text:p>
          </table:table-cell>
          <table:table-cell table:style-name="ce48"/>
          <table:table-cell table:style-name="ce100" office:value-type="string" calcext:value-type="string">
            <text:p><text:s text:c="4"/>Residential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95" calcext:value-type="float">
            <text:p>95</text:p>
          </table:table-cell>
          <table:table-cell table:style-name="ce44"/>
          <table:table-cell table:style-name="ce98" office:value-type="string" calcext:value-type="string">
            <text:p>Non-Energy Us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6" calcext:value-type="float">
            <text:p>96</text:p>
          </table:table-cell>
          <table:table-cell table:style-name="ce47"/>
          <table:table-cell table:style-name="ce99" office:value-type="string" calcext:value-type="string">
            <text:p><text:s text:c="4"/>in Industry/Transf./Energ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97" calcext:value-type="float">
            <text:p>97</text:p>
          </table:table-cell>
          <table:table-cell table:style-name="ce47"/>
          <table:table-cell table:style-name="ce99" office:value-type="string" calcext:value-type="string">
            <text:p><text:s text:c="8"/>(Feedstock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8" calcext:value-type="float">
            <text:p>98</text:p>
          </table:table-cell>
          <table:table-cell table:style-name="ce47"/>
          <table:table-cell table:style-name="ce99" office:value-type="string" calcext:value-type="string">
            <text:p><text:s text:c="4"/>in Transport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9" calcext:value-type="float">
            <text:p>99</text:p>
          </table:table-cell>
          <table:table-cell table:style-name="ce48"/>
          <table:table-cell table:style-name="ce100" office:value-type="string" calcext:value-type="string">
            <text:p><text:s text:c="4"/>in Other Sectors</text:p>
          </table:table-cell>
          <table:table-cell table:style-name="ce14" table:number-columns-repeated="1014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2"/>
          <table:table-cell table:style-name="ce74"/>
          <table:table-cell table:style-name="ce56" office:value-type="float" office:value="0" calcext:value-type="float">
            <text:p><text:s/></text:p>
          </table:table-cell>
          <table:table-cell table:style-name="ce88" office:value-type="float" office:value="0" calcext:value-type="float">
            <text:p><text:s/></text:p>
          </table:table-cell>
          <table:table-cell table:style-name="ce56" office:value-type="float" office:value="0" calcext:value-type="float">
            <text:p><text:s/></text:p>
          </table:table-cell>
          <table:table-cell table:style-name="ce103" office:value-type="string" calcext:value-type="string">
            <text:p>Electricity and Heat Output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1" calcext:value-type="float">
            <text:p>1</text:p>
          </table:table-cell>
          <table:table-cell table:style-name="ce47" office:value-type="string" calcext:value-type="string">
            <text:p><text:s/></text:p>
          </table:table-cell>
          <table:table-cell table:style-name="ce99" office:value-type="string" calcext:value-type="string">
            <text:p>Electricity Generated (MWh)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2" calcext:value-type="float">
            <text:p>2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3" calcext:value-type="float">
            <text:p>3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number-columns-repeated="2"/>
          <table:table-cell table:style-name="ce89" office:value-type="float" office:value="4" calcext:value-type="float">
            <text:p>4</text:p>
          </table:table-cell>
          <table:table-cell/>
          <table:table-cell table:style-name="ce99" office:value-type="string" calcext:value-type="string">
            <text:p><text:s text:c="4"/>Public Cogeneration Plants <text:s/></text:p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5" calcext:value-type="float">
            <text:p>5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6" calcext:value-type="float">
            <text:p>6</text:p>
          </table:table-cell>
          <table:table-cell table:style-name="ce47"/>
          <table:table-cell table:style-name="ce99" office:value-type="string" calcext:value-type="string">
            <text:p>Heat Generated (MT)</text:p>
          </table:table-cell>
          <table:table-cell table:style-name="ce58" table:number-columns-repeated="1014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76"/>
          <table:table-cell table:style-name="ce69"/>
          <table:table-cell table:style-name="ce85" office:value-type="float" office:value="7" calcext:value-type="float">
            <text:p>7</text:p>
          </table:table-cell>
          <table:table-cell table:style-name="ce48"/>
          <table:table-cell table:style-name="ce100" office:value-type="string" calcext:value-type="string">
            <text:p><text:s text:c="4"/>Cogeneration Plants</text:p>
          </table:table-cell>
          <table:table-cell table:style-name="ce58" table:number-columns-repeated="1014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4"/>
          <table:table-cell table:style-name="ce78"/>
          <table:table-cell table:style-name="ce14" table:number-columns-repeated="2"/>
          <table:table-cell table:style-name="ce43" table:number-columns-repeated="1015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5"/>
          <table:table-cell table:style-name="ce90"/>
          <table:table-cell table:number-columns-repeated="2"/>
          <table:table-cell table:style-name="ce15" table:number-columns-repeated="1014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7.$A$1:.$AMJ$10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49</meta:creation-date>
    <meta:initial-creator>國際合作與能源統計科</meta:initial-creator>
    <dc:description>能源平衡表OECD能源統計格式(原始單位)</dc:description>
    <meta:keyword>台灣能源平衡表</meta:keyword>
    <dc:creator>kenice</dc:creator>
    <meta:print-date>2018-05-14T02:59:08</meta:print-date>
    <dc:date>2020-03-02T03:50:07</dc:date>
    <dc:subject>能源平衡表OECD能源統計格式(原始單位)</dc:subject>
    <dc:title>能源平衡表OECD能源統計格式(原始單位)</dc:title>
    <meta:generator>LibreOffice/5.4.1.2$Windows_x86 LibreOffice_project/ea7cb86e6eeb2bf3a5af73a8f7777ac570321527</meta:generator>
    <meta:document-statistic meta:table-count="7" meta:cell-count="7766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